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596000037324D8967E5.svm" manifest:media-type=""/>
  <manifest:file-entry manifest:full-path="Pictures/2000000900000546000036AD647D063A.svm" manifest:media-type=""/>
  <manifest:file-entry manifest:full-path="Pictures/2000000900000546000037327FF75525.svm" manifest:media-type=""/>
  <manifest:file-entry manifest:full-path="Pictures/20000009000005B00000371717E09AEC.svm" manifest:media-type=""/>
  <manifest:file-entry manifest:full-path="Pictures/2000000900000561000036E295412F9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50db" officeooo:paragraph-rsid="000f50db"/>
    </style:style>
    <style:style style:name="P2" style:family="paragraph" style:parent-style-name="Standard">
      <style:text-properties fo:font-weight="bold" officeooo:rsid="000f50db" officeooo:paragraph-rsid="000f50db" style:font-weight-asian="bold" style:font-weight-complex="bold"/>
    </style:style>
    <style:style style:name="P3" style:family="paragraph" style:parent-style-name="Standard">
      <style:text-properties fo:font-weight="bold" officeooo:rsid="000ffcb7" officeooo:paragraph-rsid="000ffcb7" style:font-weight-asian="bold" style:font-weight-complex="bold"/>
    </style:style>
    <style:style style:name="P4" style:family="paragraph" style:parent-style-name="Standard">
      <style:text-properties fo:font-weight="bold" officeooo:rsid="0011e5fc" officeooo:paragraph-rsid="0011e5fc" style:font-weight-asian="bold" style:font-weight-complex="bold"/>
    </style:style>
    <style:style style:name="P5" style:family="paragraph" style:parent-style-name="Standard">
      <style:text-properties fo:font-weight="normal" officeooo:rsid="000ffcb7" officeooo:paragraph-rsid="000ffcb7" style:font-weight-asian="normal" style:font-weight-complex="normal"/>
    </style:style>
    <style:style style:name="P6" style:family="paragraph" style:parent-style-name="Standard">
      <style:text-properties fo:font-weight="normal" officeooo:rsid="0011e5fc" officeooo:paragraph-rsid="0011e5fc" style:font-weight-asian="normal" style:font-weight-complex="normal"/>
    </style:style>
    <style:style style:name="T1" style:family="text">
      <style:text-properties officeooo:rsid="000ffcb7"/>
    </style:style>
    <style:style style:name="T2" style:family="text">
      <style:text-properties officeooo:rsid="00100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ne uczące 8x10/<text:span text:style-name="T2">16x20</text:span>:</text:p>
      <text:p text:style-name="P2"/>
      <text:p text:style-name="P2"><draw:frame draw:style-name="fr1" draw:name="grafika1" text:anchor-type="paragraph" svg:x="-0.215cm" svg:y="0cm" svg:width="1.431cm" svg:height="14.131cm" draw:z-index="0"><draw:image xlink:href="Pictures/2000000900000596000037324D8967E5.svm" xlink:type="simple" xlink:show="embed" xlink:actuate="onLoad"/></draw:frame><draw:frame draw:style-name="fr1" draw:name="grafika2" text:anchor-type="paragraph" svg:x="1.542cm" svg:y="0.09cm" svg:width="1.378cm" svg:height="14.049cm" draw:z-index="1"><draw:image xlink:href="Pictures/2000000900000561000036E295412F91.svm" xlink:type="simple" xlink:show="embed" xlink:actuate="onLoad"/></draw:frame><draw:frame draw:style-name="fr1" draw:name="grafika3" text:anchor-type="paragraph" svg:x="3.143cm" svg:y="0.011cm" svg:width="1.455cm" svg:height="14.102cm" draw:z-index="2"><draw:image xlink:href="Pictures/20000009000005B00000371717E09AEC.svm" xlink:type="simple" xlink:show="embed" xlink:actuate="onLoad"/></draw:frame><draw:frame draw:style-name="fr1" draw:name="grafika4" text:anchor-type="paragraph" svg:x="4.863cm" svg:y="0.037cm" svg:width="1.349cm" svg:height="14.131cm" draw:z-index="3"><draw:image xlink:href="Pictures/2000000900000546000037327FF75525.svm" xlink:type="simple" xlink:show="embed" xlink:actuate="onLoad"/></draw:frame><draw:frame draw:style-name="fr1" draw:name="grafika5" text:anchor-type="paragraph" svg:x="6.609cm" svg:y="0.037cm" svg:width="1.349cm" svg:height="13.996cm" draw:z-index="4"><draw:image xlink:href="Pictures/2000000900000546000036AD647D063A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ektory <text:span text:style-name="T1">(dane uczące 8x10):</text:span></text:p>
      <text:p text:style-name="P1"/>
      <text:p text:style-name="P1">Lp.<text:tab/>p1.1<text:tab/>p1.2<text:tab/>p1.3<text:tab/>p1.4<text:tab/>p1.5<text:tab/>p1.6<text:tab/>p1.7<text:tab/>p1.8<text:tab/>p2.1<text:tab/>p2.2<text:tab/>p2.3<text:tab/>p2.4<text:tab/>p2.5<text:tab/>p2.6<text:tab/>p2.7<text:tab/>p2.8<text:tab/>p3.1<text:tab/>p3.2<text:tab/>p3.3<text:tab/>p3.4<text:tab/>p3.5<text:tab/>p3.6<text:tab/>p3.7<text:tab/>p3.8<text:tab/>p4.1<text:tab/>p4.2<text:tab/>p4.3<text:tab/>p4.4<text:tab/>p4.5<text:tab/>p4.6<text:tab/>p4.7<text:tab/>p4.8<text:tab/>p5.1<text:tab/>p5.2<text:tab/>p5.3<text:tab/>p5.4<text:tab/>p5.5<text:tab/>p5.6<text:tab/>p5.7<text:tab/>p5.8<text:tab/>p6.1<text:tab/>p6.2<text:tab/>p6.3<text:tab/>p6.4<text:tab/>p6.5<text:tab/>p6.6<text:tab/>p6.7<text:tab/>p6.8<text:tab/>p7.1<text:tab/>p7.2<text:tab/>p7.3<text:tab/>p7.4<text:tab/>p7.5<text:tab/>p7.6<text:tab/>p7.7<text:tab/>p7.8<text:tab/>p8.1<text:tab/>p8.2<text:tab/>p8.3<text:tab/>p8.4<text:tab/>p8.5<text:tab/>p8.6<text:tab/>p8.7<text:tab/>p8.8<text:tab/>p9.1<text:tab/>p9.2<text:tab/>p9.3<text:tab/>p9.4<text:tab/>p9.5<text:tab/>p9.6<text:tab/>p9.7<text:tab/>p9.8<text:tab/>p10.1<text:tab/>p10.2<text:tab/>p10.3<text:tab/>p10.4<text:tab/>p10.5<text:tab/>p10.6<text:tab/>p10.7<text:tab/>p10.8<text:tab/>Klasa</text:p>
      <text:p text:style-name="P1">1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</text:p>
      <text:p text:style-name="P1">2<text:tab/>255<text:tab/>255<text:tab/>0<text:tab/>0<text:tab/>0<text:tab/>0<text:tab/>255<text:tab/>255<text:tab/>255<text:tab/>0<text:tab/>255<text:tab/>255<text:tab/>255<text:tab/>255<text:tab/>0<text:tab/>255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soft-page-break/><text:tab/>255<text:tab/>255<text:tab/>255<text:tab/>0<text:tab/>0<text:tab/>0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</text:p>
      <text:p text:style-name="P1">3<text:tab/>255<text:tab/>255<text:tab/>0<text:tab/>0<text:tab/>0<text:tab/>0<text:tab/>255<text:tab/>255<text:tab/>255<text:tab/>0<text:tab/>255<text:tab/>255<text:tab/>255<text:tab/>255<text:tab/>0<text:tab/>255<text:tab/>0<text:tab/>0<text:tab/>255<text:tab/>255<text:tab/>255<text:tab/>255<text:tab/>0<text:tab/>0<text:tab/>0<text:tab/>0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255<text:tab/>0<text:tab/>255<text:tab/>255<text:tab/>255<text:tab/>255<text:tab/>0<text:tab/>255<text:tab/>255<text:tab/>255<text:tab/>0<text:tab/>0<text:tab/>0<text:tab/>0<text:tab/>255<text:tab/>255<text:tab/>O</text:p>
      <text:p text:style-name="P1">4<text:tab/>255<text:tab/>255<text:tab/>0<text:tab/>0<text:tab/>0<text:tab/>0<text:tab/>255<text:tab/>255<text:tab/>255<text:tab/>0<text:tab/>255<text:tab/>255<text:tab/>255<text:tab/>0<text:tab/>0<text:tab/>255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255<text:tab/>0<text:tab/>255<text:tab/>255<text:tab/>255<text:tab/>0<text:tab/>0<text:tab/>255<text:tab/>255<text:tab/>255<text:tab/>0<text:tab/>0<text:tab/>0<text:tab/>0<text:tab/>255<text:tab/>255<text:tab/>O</text:p>
      <text:p text:style-name="P1">5<text:tab/>255<text:tab/>255<text:tab/>0<text:tab/>0<text:tab/>0<text:tab/>0<text:tab/>255<text:tab/>255<text:tab/>255<text:tab/>0<text:tab/>0<text:tab/>0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255<text:tab/>255<text:tab/>0<text:tab/>0<text:tab/>0<text:tab/>0<text:tab/>255<text:tab/>255<text:tab/>O</text:p>
      <text:p text:style-name="P1">6<text:tab/>255<text:tab/>255<text:tab/>0<text:tab/>0<text:tab/>0<text:tab/>0<text:tab/>255<text:tab/>255<text:tab/>255<text:tab/>0<text:tab/>0<text:tab/>0<text:tab/>0<text:tab/>0<text:tab/>0<text:tab/>255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</text:p>
      <text:p text:style-name="P1">7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255<text:tab/>0<text:tab/>0<text:tab/>0<text:tab/>0<text:tab/>0<text:tab/>0<text:tab/>255<text:tab/>255<text:tab/>255<text:tab/>0<text:tab/>0<text:tab/>0<text:tab/>0<text:tab/>255<text:tab/>255<text:tab/>O</text:p>
      <text:p text:style-name="P1">8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</text:p>
      <text:p text:style-name="P1">9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255<text:tab/>0<text:tab/>255<text:tab/>0<text:tab/>0<text:tab/>255<text:tab/>0<text:tab/>255<text:tab/>255<text:tab/>255<text:tab/>0<text:tab/>0<text:tab/>0<text:tab/>0<text:tab/>255<text:tab/>255<text:tab/>O</text:p>
      <text:p text:style-name="P1"><text:soft-page-break/>10<text:tab/>255<text:tab/>255<text:tab/>0<text:tab/>0<text:tab/>0<text:tab/>0<text:tab/>255<text:tab/>255<text:tab/>255<text:tab/>0<text:tab/>255<text:tab/>0<text:tab/>0<text:tab/>255<text:tab/>0<text:tab/>255<text:tab/>0<text:tab/>0<text:tab/>255<text:tab/>255<text:tab/>255<text:tab/>255<text:tab/>0<text:tab/>0<text:tab/>0<text:tab/>0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0<text:tab/>0<text:tab/>255<text:tab/>0<text:tab/>255<text:tab/>255<text:tab/>255<text:tab/>0<text:tab/>0<text:tab/>0<text:tab/>0<text:tab/>255<text:tab/>255<text:tab/>O</text:p>
      <text:p text:style-name="P1">11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</text:p>
      <text:p text:style-name="P1">12<text:tab/>255<text:tab/>255<text:tab/>0<text:tab/>0<text:tab/>0<text:tab/>0<text:tab/>0<text:tab/>255<text:tab/>0<text:tab/>0<text:tab/>255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0<text:tab/>0<text:tab/>0<text:tab/>0<text:tab/>255<text:tab/>255<text:tab/>S</text:p>
      <text:p text:style-name="P1">13<text:tab/>255<text:tab/>255<text:tab/>0<text:tab/>0<text:tab/>0<text:tab/>0<text:tab/>0<text:tab/>255<text:tab/>255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</text:p>
      <text:p text:style-name="P1">14<text:tab/>255<text:tab/>255<text:tab/>0<text:tab/>0<text:tab/>0<text:tab/>0<text:tab/>0<text:tab/>255<text:tab/>255<text:tab/>0<text:tab/>255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0<text:tab/>0<text:tab/>0<text:tab/>0<text:tab/>0<text:tab/>0<text:tab/>255<text:tab/>255<text:tab/>255<text:tab/>255<text:tab/>255<text:tab/>255<text:tab/>0<text:tab/>0<text:tab/>0<text:tab/>255<text:tab/>255<text:tab/>255<text:tab/>255<text:tab/>255<text:tab/>0<text:tab/>255<text:tab/>255<text:tab/>0<text:tab/>0<text:tab/>0<text:tab/>0<text:tab/>0<text:tab/>255<text:tab/>255<text:tab/>S</text:p>
      <text:p text:style-name="P1">15<text:tab/>255<text:tab/>255<text:tab/>0<text:tab/>0<text:tab/>0<text:tab/>0<text:tab/>0<text:tab/>255<text:tab/>255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255<text:tab/>255<text:tab/>0<text:tab/>0<text:tab/>0<text:tab/>0<text:tab/>0<text:tab/>255<text:tab/>255<text:tab/>S</text:p>
      <text:p text:style-name="P1">16<text:tab/>0<text:tab/>0<text:tab/>0<text:tab/>0<text:tab/>0<text:tab/>0<text:tab/>0<text:tab/>0<text:tab/>0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0<text:tab/>255<text:tab/>0<text:tab/>0<text:tab/>0<text:tab/>0<text:tab/>0<text:tab/>0<text:tab/>0<text:tab/>S</text:p>
      <text:p text:style-name="P1">17<text:tab/>255<text:tab/>255<text:tab/>0<text:tab/>0<text:tab/>0<text:tab/>0<text:tab/>0<text:tab/>255<text:tab/>255<text:tab/>0<text:tab/>0<text:tab/>255<text:tab/>255<text:tab/>255<text:tab/>255<text:tab/>0<text:tab/>0<text:tab/>0<text:tab/>0<text:tab/>255<text:tab/>255<text:tab/>255<text:tab/>255<text:tab/>255<text:tab/>0<text:tab/>0<text:tab/>0<text:tab/>255<text:tab/>255<text:tab/>255<text:tab/>255<text:tab/>255<text:tab/>255<text:tab/>0<text:tab/>0<text:tab/>255<text:tab/>255<text:tab/>255<text:tab/>255<text:soft-page-break/><text:tab/>255<text:tab/>255<text:tab/>255<text:tab/>0<text:tab/>0<text:tab/>0<text:tab/>0<text:tab/>0<text:tab/>255<text:tab/>255<text:tab/>255<text:tab/>255<text:tab/>255<text:tab/>255<text:tab/>0<text:tab/>0<text:tab/>0<text:tab/>255<text:tab/>255<text:tab/>255<text:tab/>255<text:tab/>255<text:tab/>0<text:tab/>0<text:tab/>0<text:tab/>0<text:tab/>255<text:tab/>255<text:tab/>255<text:tab/>255<text:tab/>0<text:tab/>0<text:tab/>255<text:tab/>255<text:tab/>0<text:tab/>0<text:tab/>0<text:tab/>0<text:tab/>0<text:tab/>255<text:tab/>255<text:tab/>S</text:p>
      <text:p text:style-name="P1">18<text:tab/>255<text:tab/>255<text:tab/>0<text:tab/>0<text:tab/>0<text:tab/>0<text:tab/>0<text:tab/>0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0<text:tab/>0<text:tab/>0<text:tab/>0<text:tab/>0<text:tab/>0<text:tab/>255<text:tab/>255<text:tab/>S</text:p>
      <text:p text:style-name="P1">19<text:tab/>255<text:tab/>255<text:tab/>0<text:tab/>0<text:tab/>0<text:tab/>0<text:tab/>0<text:tab/>0<text:tab/>255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0<text:tab/>0<text:tab/>0<text:tab/>0<text:tab/>0<text:tab/>0<text:tab/>S</text:p>
      <text:p text:style-name="P1">20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0<text:tab/>0<text:tab/>255<text:tab/>0<text:tab/>0<text:tab/>0<text:tab/>0<text:tab/>0<text:tab/>0<text:tab/>0<text:tab/>255<text:tab/>0<text:tab/>0<text:tab/>0<text:tab/>0<text:tab/>0<text:tab/>0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</text:p>
      <text:p text:style-name="P1">21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A</text:p>
      <text:p text:style-name="P1">22<text:tab/>255<text:tab/>255<text:tab/>255<text:tab/>0<text:tab/>0<text:tab/>255<text:tab/>255<text:tab/>255<text:tab/>255<text:tab/>255<text:tab/>0<text:tab/>0<text:tab/>0<text:tab/>0<text:tab/>255<text:tab/>255<text:tab/>255<text:tab/>0<text:tab/>0<text:tab/>255<text:tab/>255<text:tab/>0<text:tab/>0<text:tab/>255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A</text:p>
      <text:p text:style-name="P1">23<text:tab/>255<text:tab/>255<text:tab/>255<text:tab/>0<text:tab/>0<text:tab/>255<text:tab/>255<text:tab/>255<text:tab/>255<text:tab/>255<text:tab/>0<text:tab/>0<text:tab/>0<text:tab/>0<text:tab/>255<text:tab/>255<text:tab/>255<text:tab/>0<text:tab/>255<text:tab/>255<text:tab/>255<text:tab/>255<text:tab/>0<text:tab/>255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A</text:p>
      <text:p text:style-name="P1">24<text:tab/>255<text:tab/>0<text:tab/>0<text:tab/>0<text:tab/>0<text:tab/>0<text:tab/>0<text:tab/>255<text:tab/>255<text:tab/>0<text:tab/>0<text:tab/>0<text:tab/>0<text:tab/>0<text:tab/>0<text:tab/>255<text:tab/>0<text:tab/>0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soft-page-break/><text:tab/>255<text:tab/>0<text:tab/>A</text:p>
      <text:p text:style-name="P1">25<text:tab/>255<text:tab/>255<text:tab/>255<text:tab/>0<text:tab/>0<text:tab/>255<text:tab/>255<text:tab/>255<text:tab/>255<text:tab/>255<text:tab/>0<text:tab/>255<text:tab/>255<text:tab/>0<text:tab/>255<text:tab/>255<text:tab/>255<text:tab/>0<text:tab/>0<text:tab/>255<text:tab/>255<text:tab/>255<text:tab/>0<text:tab/>255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A</text:p>
      <text:p text:style-name="P1">26<text:tab/>255<text:tab/>255<text:tab/>255<text:tab/>0<text:tab/>0<text:tab/>255<text:tab/>255<text:tab/>255<text:tab/>255<text:tab/>255<text:tab/>0<text:tab/>0<text:tab/>0<text:tab/>0<text:tab/>255<text:tab/>255<text:tab/>255<text:tab/>0<text:tab/>0<text:tab/>0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A</text:p>
      <text:p text:style-name="P1">27<text:tab/>255<text:tab/>255<text:tab/>255<text:tab/>0<text:tab/>0<text:tab/>255<text:tab/>255<text:tab/>255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A</text:p>
      <text:p text:style-name="P1">28<text:tab/>255<text:tab/>255<text:tab/>255<text:tab/>0<text:tab/>0<text:tab/>255<text:tab/>255<text:tab/>255<text:tab/>255<text:tab/>255<text:tab/>0<text:tab/>0<text:tab/>0<text:tab/>0<text:tab/>255<text:tab/>255<text:tab/>255<text:tab/>0<text:tab/>0<text:tab/>255<text:tab/>255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0<text:tab/>0<text:tab/>0<text:tab/>255<text:tab/>255<text:tab/>255<text:tab/>255<text:tab/>255<text:tab/>0<text:tab/>A</text:p>
      <text:p text:style-name="P1">29<text:tab/>255<text:tab/>255<text:tab/>255<text:tab/>0<text:tab/>0<text:tab/>255<text:tab/>255<text:tab/>255<text:tab/>255<text:tab/>0<text:tab/>0<text:tab/>0<text:tab/>0<text:tab/>0<text:tab/>0<text:tab/>255<text:tab/>255<text:tab/>0<text:tab/>0<text:tab/>255<text:tab/>255<text:tab/>0<text:tab/>0<text:tab/>255<text:tab/>0<text:tab/>0<text:tab/>255<text:tab/>255<text:tab/>255<text:tab/>255<text:tab/>0<text:tab/>0<text:tab/>0<text:tab/>0<text:tab/>255<text:tab/>255<text:tab/>255<text:tab/>255<text:tab/>255<text:tab/>0<text:tab/>0<text:tab/>0<text:tab/>255<text:tab/>255<text:tab/>255<text:tab/>255<text:tab/>255<text:tab/>0<text:tab/>0<text:tab/>0<text:tab/>0<text:tab/>0<text:tab/>0<text:tab/>0<text:tab/>0<text:tab/>0<text:tab/>0<text:tab/>255<text:tab/>255<text:tab/>255<text:tab/>255<text:tab/>255<text:tab/>0<text:tab/>0<text:tab/>0<text:tab/>255<text:tab/>255<text:tab/>255<text:tab/>255<text:tab/>255<text:tab/>0<text:tab/>0<text:tab/>0<text:tab/>255<text:tab/>255<text:tab/>255<text:tab/>255<text:tab/>255<text:tab/>0<text:tab/>0<text:tab/>A</text:p>
      <text:p text:style-name="P1">30<text:tab/>0<text:tab/>0<text:tab/>0<text:tab/>0<text:tab/>0<text:tab/>0<text:tab/>0<text:tab/>0<text:tab/>0<text:tab/>0<text:tab/>0<text:tab/>255<text:tab/>255<text:tab/>0<text:tab/>0<text:tab/>0<text:tab/>0<text:tab/>0<text:tab/>255<text:tab/>255<text:tab/>255<text:tab/>255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A</text:p>
      <text:p text:style-name="P1">31<text:tab/>0<text:tab/>255<text:tab/>255<text:tab/>255<text:tab/>255<text:tab/>0<text:tab/>0<text:tab/>0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255<text:tab/>0<text:tab/>255<text:tab/>255<text:tab/>255<text:tab/>255<text:tab/>0<text:tab/>255<text:tab/>255<text:tab/>0<text:tab/>255<text:tab/>255<text:tab/>255<text:tab/>255<text:tab/>255<text:tab/>0<text:tab/>0<text:tab/>K</text:p>
      <text:p text:style-name="P1">32<text:tab/>0<text:tab/>255<text:tab/>255<text:tab/>255<text:tab/>255<text:tab/>0<text:tab/>0<text:tab/>0<text:tab/>0<text:tab/>255<text:tab/>255<text:tab/>255<text:tab/>0<text:tab/>0<text:tab/>255<text:tab/>255<text:tab/>0<text:tab/>255<text:tab/>255<text:tab/>0<text:tab/>0<text:tab/>255<text:tab/>255<text:tab/>255<text:tab/>0<text:tab/>255<text:soft-page-break/><text:tab/>0<text:tab/>0<text:tab/>255<text:tab/>255<text:tab/>255<text:tab/>255<text:tab/>0<text:tab/>0<text:tab/>0<text:tab/>0<text:tab/>255<text:tab/>255<text:tab/>255<text:tab/>255<text:tab/>0<text:tab/>255<text:tab/>0<text:tab/>0<text:tab/>255<text:tab/>255<text:tab/>255<text:tab/>255<text:tab/>0<text:tab/>255<text:tab/>255<text:tab/>0<text:tab/>0<text:tab/>255<text:tab/>255<text:tab/>255<text:tab/>0<text:tab/>255<text:tab/>255<text:tab/>255<text:tab/>0<text:tab/>0<text:tab/>255<text:tab/>255<text:tab/>0<text:tab/>255<text:tab/>255<text:tab/>255<text:tab/>255<text:tab/>0<text:tab/>0<text:tab/>255<text:tab/>0<text:tab/>255<text:tab/>255<text:tab/>255<text:tab/>255<text:tab/>255<text:tab/>0<text:tab/>0<text:tab/>K</text:p>
      <text:p text:style-name="P1">33<text:tab/>0<text:tab/>0<text:tab/>255<text:tab/>255<text:tab/>255<text:tab/>0<text:tab/>0<text:tab/>0<text:tab/>0<text:tab/>0<text:tab/>255<text:tab/>255<text:tab/>0<text:tab/>255<text:tab/>255<text:tab/>255<text:tab/>0<text:tab/>0<text:tab/>255<text:tab/>0<text:tab/>255<text:tab/>255<text:tab/>255<text:tab/>255<text:tab/>0<text:tab/>0<text:tab/>0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255<text:tab/>255<text:tab/>255<text:tab/>255<text:tab/>0<text:tab/>0<text:tab/>255<text:tab/>255<text:tab/>0<text:tab/>255<text:tab/>255<text:tab/>255<text:tab/>0<text:tab/>0<text:tab/>255<text:tab/>255<text:tab/>255<text:tab/>0<text:tab/>255<text:tab/>255<text:tab/>0<text:tab/>0<text:tab/>255<text:tab/>255<text:tab/>255<text:tab/>255<text:tab/>0<text:tab/>0<text:tab/>K</text:p>
      <text:p text:style-name="P1">34<text:tab/>0<text:tab/>0<text:tab/>255<text:tab/>255<text:tab/>255<text:tab/>0<text:tab/>0<text:tab/>0<text:tab/>0<text:tab/>0<text:tab/>255<text:tab/>255<text:tab/>0<text:tab/>255<text:tab/>255<text:tab/>0<text:tab/>0<text:tab/>0<text:tab/>255<text:tab/>0<text:tab/>255<text:tab/>255<text:tab/>255<text:tab/>255<text:tab/>0<text:tab/>0<text:tab/>0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255<text:tab/>255<text:tab/>255<text:tab/>255<text:tab/>0<text:tab/>0<text:tab/>255<text:tab/>255<text:tab/>0<text:tab/>255<text:tab/>255<text:tab/>255<text:tab/>0<text:tab/>0<text:tab/>255<text:tab/>255<text:tab/>255<text:tab/>0<text:tab/>255<text:tab/>0<text:tab/>0<text:tab/>0<text:tab/>255<text:tab/>255<text:tab/>255<text:tab/>255<text:tab/>0<text:tab/>0<text:tab/>K</text:p>
      <text:p text:style-name="P1">35<text:tab/>0<text:tab/>0<text:tab/>255<text:tab/>255<text:tab/>255<text:tab/>0<text:tab/>0<text:tab/>0<text:tab/>0<text:tab/>0<text:tab/>255<text:tab/>255<text:tab/>0<text:tab/>0<text:tab/>0<text:tab/>0<text:tab/>0<text:tab/>0<text:tab/>255<text:tab/>0<text:tab/>255<text:tab/>255<text:tab/>255<text:tab/>255<text:tab/>0<text:tab/>0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255<text:tab/>0<text:tab/>255<text:tab/>255<text:tab/>255<text:tab/>255<text:tab/>0<text:tab/>0<text:tab/>0<text:tab/>0<text:tab/>255<text:tab/>255<text:tab/>255<text:tab/>255<text:tab/>255<text:tab/>0<text:tab/>0<text:tab/>K</text:p>
      <text:p text:style-name="P1">36<text:tab/>0<text:tab/>255<text:tab/>255<text:tab/>255<text:tab/>255<text:tab/>0<text:tab/>0<text:tab/>0<text:tab/>0<text:tab/>255<text:tab/>255<text:tab/>255<text:tab/>0<text:tab/>0<text:tab/>0<text:tab/>0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255<text:tab/>255<text:tab/>255<text:tab/>255<text:tab/>0<text:tab/>0<text:tab/>255<text:tab/>255<text:tab/>0<text:tab/>255<text:tab/>255<text:tab/>255<text:tab/>0<text:tab/>0<text:tab/>255<text:tab/>255<text:tab/>255<text:tab/>0<text:tab/>255<text:tab/>255<text:tab/>0<text:tab/>0<text:tab/>255<text:tab/>255<text:tab/>255<text:tab/>255<text:tab/>0<text:tab/>0<text:tab/>K</text:p>
      <text:p text:style-name="P1">37<text:tab/>0<text:tab/>0<text:tab/>255<text:tab/>255<text:tab/>255<text:tab/>0<text:tab/>0<text:tab/>0<text:tab/>0<text:tab/>0<text:tab/>255<text:tab/>255<text:tab/>0<text:tab/>0<text:tab/>0<text:tab/>0<text:tab/>0<text:tab/>0<text:tab/>255<text:tab/>0<text:tab/>255<text:tab/>255<text:tab/>255<text:tab/>0<text:tab/>0<text:tab/>0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0<text:tab/>0<text:tab/>255<text:tab/>255<text:tab/>255<text:tab/>255<text:tab/>0<text:tab/>0<text:tab/>0<text:tab/>0<text:tab/>255<text:tab/>255<text:tab/>255<text:tab/>255<text:tab/>255<text:tab/>0<text:tab/>0<text:tab/>K</text:p>
      <text:p text:style-name="P1">38<text:tab/>0<text:tab/>255<text:tab/>255<text:tab/>255<text:tab/>255<text:tab/>0<text:tab/>0<text:tab/>0<text:tab/>0<text:tab/>255<text:tab/>255<text:tab/>255<text:tab/>0<text:tab/>255<text:tab/>0<text:tab/>0<text:tab/>0<text:tab/>0<text:tab/>0<text:tab/>0<text:tab/>255<text:tab/>255<text:tab/>255<text:tab/>255<text:tab/>0<text:tab/>0<text:tab/>0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0<text:tab/>0<text:tab/>255<text:tab/>255<text:tab/>255<text:tab/>255<text:tab/>0<text:tab/>255<text:tab/>255<text:tab/>255<text:tab/>0<text:tab/>255<text:tab/>255<text:tab/>255<text:tab/>0<text:tab/>255<text:tab/>255<text:tab/>255<text:tab/>255<text:tab/>0<text:tab/>0<text:tab/>0<text:tab/>0<text:tab/>255<text:tab/>255<text:tab/>255<text:tab/>255<text:tab/>255<text:tab/>0<text:tab/>0<text:tab/>K</text:p>
      <text:p text:style-name="P1">39<text:tab/>0<text:tab/>255<text:tab/>255<text:tab/>255<text:tab/>255<text:tab/>0<text:tab/>0<text:tab/>0<text:tab/>0<text:tab/>255<text:tab/>255<text:tab/>255<text:tab/>0<text:tab/>0<text:tab/>0<text:tab/>0<text:tab/>0<text:tab/>255<text:tab/>255<text:tab/>0<text:tab/>255<text:tab/>0<text:tab/>0<text:tab/>0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0<text:tab/>0<text:tab/>0<text:tab/>0<text:soft-page-break/><text:tab/>255<text:tab/>255<text:tab/>255<text:tab/>255<text:tab/>0<text:tab/>0<text:tab/>0<text:tab/>0<text:tab/>255<text:tab/>255<text:tab/>255<text:tab/>255<text:tab/>255<text:tab/>0<text:tab/>0<text:tab/>K</text:p>
      <text:p text:style-name="P1">40<text:tab/>0<text:tab/>0<text:tab/>255<text:tab/>255<text:tab/>255<text:tab/>0<text:tab/>0<text:tab/>0<text:tab/>0<text:tab/>0<text:tab/>255<text:tab/>255<text:tab/>0<text:tab/>0<text:tab/>255<text:tab/>255<text:tab/>0<text:tab/>0<text:tab/>255<text:tab/>0<text:tab/>0<text:tab/>255<text:tab/>255<text:tab/>255<text:tab/>0<text:tab/>0<text:tab/>0<text:tab/>0<text:tab/>255<text:tab/>255<text:tab/>255<text:tab/>255<text:tab/>0<text:tab/>0<text:tab/>0<text:tab/>255<text:tab/>255<text:tab/>255<text:tab/>255<text:tab/>255<text:tab/>0<text:tab/>255<text:tab/>0<text:tab/>0<text:tab/>255<text:tab/>255<text:tab/>255<text:tab/>255<text:tab/>0<text:tab/>255<text:tab/>255<text:tab/>0<text:tab/>0<text:tab/>255<text:tab/>255<text:tab/>255<text:tab/>0<text:tab/>255<text:tab/>255<text:tab/>255<text:tab/>0<text:tab/>0<text:tab/>255<text:tab/>255<text:tab/>0<text:tab/>255<text:tab/>255<text:tab/>255<text:tab/>255<text:tab/>0<text:tab/>0<text:tab/>255<text:tab/>0<text:tab/>255<text:tab/>255<text:tab/>255<text:tab/>255<text:tab/>255<text:tab/>0<text:tab/>0<text:tab/>K</text:p>
      <text:p text:style-name="P1">41<text:tab/>255<text:tab/>0<text:tab/>0<text:tab/>0<text:tab/>0<text:tab/>0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3</text:p>
      <text:p text:style-name="P1">42<text:tab/>255<text:tab/>0<text:tab/>0<text:tab/>0<text:tab/>0<text:tab/>0<text:tab/>0<text:tab/>255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0<text:tab/>255<text:tab/>0<text:tab/>0<text:tab/>0<text:tab/>0<text:tab/>0<text:tab/>0<text:tab/>255<text:tab/>3</text:p>
      <text:p text:style-name="P1">43<text:tab/>255<text:tab/>0<text:tab/>0<text:tab/>0<text:tab/>0<text:tab/>0<text:tab/>0<text:tab/>255<text:tab/>0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0<text:tab/>0<text:tab/>0<text:tab/>0<text:tab/>0<text:tab/>0<text:tab/>255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0<text:tab/>0<text:tab/>0<text:tab/>0<text:tab/>0<text:tab/>255<text:tab/>3</text:p>
      <text:p text:style-name="P1">44<text:tab/>255<text:tab/>0<text:tab/>0<text:tab/>0<text:tab/>0<text:tab/>0<text:tab/>0<text:tab/>255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0<text:tab/>0<text:tab/>0<text:tab/>0<text:tab/>0<text:tab/>255<text:tab/>3</text:p>
      <text:p text:style-name="P1">45<text:tab/>255<text:tab/>0<text:tab/>0<text:tab/>0<text:tab/>0<text:tab/>0<text:tab/>0<text:tab/>255<text:tab/>0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0<text:tab/>255<text:tab/>0<text:tab/>0<text:tab/>0<text:tab/>0<text:tab/>0<text:tab/>0<text:tab/>255<text:tab/>3</text:p>
      <text:p text:style-name="P1">46<text:tab/>255<text:tab/>0<text:tab/>0<text:tab/>0<text:tab/>0<text:tab/>0<text:tab/>0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0<text:tab/>255<text:tab/>0<text:tab/>0<text:tab/>0<text:tab/>0<text:tab/>0<text:tab/>0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0<text:tab/>3</text:p>
      <text:p text:style-name="P1">47<text:tab/>255<text:tab/>0<text:tab/>0<text:tab/>0<text:tab/>0<text:tab/>0<text:tab/>0<text:tab/>255<text:tab/>0<text:tab/>0<text:tab/>0<text:tab/>0<text:tab/>0<text:soft-page-break/>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3</text:p>
      <text:p text:style-name="P1">48<text:tab/>255<text:tab/>0<text:tab/>0<text:tab/>0<text:tab/>0<text:tab/>0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0<text:tab/>255<text:tab/>0<text:tab/>0<text:tab/>0<text:tab/>0<text:tab/>0<text:tab/>0<text:tab/>255<text:tab/>3</text:p>
      <text:p text:style-name="P1">49<text:tab/>255<text:tab/>0<text:tab/>0<text:tab/>0<text:tab/>0<text:tab/>0<text:tab/>0<text:tab/>255<text:tab/>0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0<text:tab/>0<text:tab/>0<text:tab/>0<text:tab/>0<text:tab/>0<text:tab/>255<text:tab/>255<text:tab/>0<text:tab/>0<text:tab/>0<text:tab/>0<text:tab/>0<text:tab/>0<text:tab/>0<text:tab/>255<text:tab/>255<text:tab/>255<text:tab/>255<text:tab/>255<text:tab/>255<text:tab/>0<text:tab/>0<text:tab/>0<text:tab/>255<text:tab/>255<text:tab/>255<text:tab/>255<text:tab/>255<text:tab/>0<text:tab/>0<text:tab/>255<text:tab/>0<text:tab/>0<text:tab/>0<text:tab/>0<text:tab/>0<text:tab/>0<text:tab/>255<text:tab/>3</text:p>
      <text:p text:style-name="P1">50<text:tab/>255<text:tab/>0<text:tab/>0<text:tab/>0<text:tab/>0<text:tab/>0<text:tab/>0<text:tab/>255<text:tab/>0<text:tab/>255<text:tab/>255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0<text:tab/>0<text:tab/>0<text:tab/>0<text:tab/>0<text:tab/>255<text:tab/>0<text:tab/>0<text:tab/>0<text:tab/>0<text:tab/>0<text:tab/>0<text:tab/>255<text:tab/>3</text:p>
      <text:p text:style-name="P1"/>
      <text:p text:style-name="P3">Wektory (dane uczące 16x20):</text:p>
      <text:p text:style-name="P3"/>
      <text:p text:style-name="P5">Lp.<text:tab/>p1.1<text:tab/>p1.2<text:tab/>p1.3<text:tab/>p1.4<text:tab/>p1.5<text:tab/>p1.6<text:tab/>p1.7<text:tab/>p1.8<text:tab/>p1.9<text:tab/>p1.10<text:tab/>p1.11<text:tab/>p1.12<text:tab/>p1.13<text:tab/>p1.14<text:tab/>p1.15<text:tab/>p1.16<text:tab/>p2.1<text:tab/>p2.2<text:tab/>p2.3<text:tab/>p2.4<text:tab/>p2.5<text:tab/>p2.6<text:tab/>p2.7<text:tab/>p2.8<text:tab/>p2.9<text:tab/>p2.10<text:tab/>p2.11<text:tab/>p2.12<text:tab/>p2.13<text:tab/>p2.14<text:tab/>p2.15<text:tab/>p2.16<text:tab/>p3.1<text:tab/>p3.2<text:tab/>p3.3<text:tab/>p3.4<text:tab/>p3.5<text:tab/>p3.6<text:tab/>p3.7<text:tab/>p3.8<text:tab/>p3.9<text:tab/>p3.10<text:tab/>p3.11<text:tab/>p3.12<text:tab/>p3.13<text:tab/>p3.14<text:tab/>p3.15<text:tab/>p3.16<text:tab/>p4.1<text:tab/>p4.2<text:tab/>p4.3<text:tab/>p4.4<text:tab/>p4.5<text:tab/>p4.6<text:tab/>p4.7<text:tab/>p4.8<text:tab/>p4.9<text:tab/>p4.10<text:tab/>p4.11<text:tab/>p4.12<text:tab/>p4.13<text:tab/>p4.14<text:tab/>p4.15<text:tab/>p4.16<text:tab/>p5.1<text:tab/>p5.2<text:tab/>p5.3<text:tab/>p5.4<text:tab/>p5.5<text:tab/>p5.6<text:tab/>p5.7<text:tab/>p5.8<text:tab/>p5.9<text:tab/>p5.10<text:tab/>p5.11<text:tab/>p5.12<text:tab/>p5.13<text:tab/>p5.14<text:tab/>p5.15<text:tab/>p5.16<text:tab/>p6.1<text:tab/>p6.2<text:tab/>p6.3<text:tab/>p6.4<text:tab/>p6.5<text:tab/>p6.6<text:tab/>p6.7<text:tab/>p6.8<text:tab/>p6.9<text:tab/>p6.10<text:tab/>p6.11<text:tab/>p6.12<text:tab/>p6.13<text:tab/>p6.14<text:tab/>p6.15<text:tab/>p6.16<text:tab/>p7.1<text:tab/>p7.2<text:tab/>p7.3<text:tab/>p7.4<text:tab/>p7.5<text:tab/>p7.6<text:tab/>p7.7<text:tab/>p7.8<text:tab/>p7.9<text:tab/>p7.10<text:tab/>p7.11<text:tab/>p7.12<text:tab/>p7.13<text:tab/>p7.14<text:tab/>p7.15<text:tab/>p7.16<text:tab/>p8.1<text:tab/>p8.2<text:tab/>p8.3<text:tab/>p8.4<text:tab/>p8.5<text:tab/>p8.6<text:tab/>p8.7<text:tab/>p8.8<text:tab/>p8.9<text:tab/>p8.10<text:tab/>p8.11<text:tab/>p8.12<text:tab/>p8.13<text:tab/>p8.14<text:tab/>p8.15<text:tab/>p8.16<text:tab/>p9.1<text:tab/>p9.2<text:tab/>p9.3<text:tab/>p9.4<text:tab/>p9.5<text:tab/>p9.6<text:tab/>p9.7<text:tab/>p9.8<text:tab/>p9.9<text:tab/>p9.10<text:tab/>p9.11<text:tab/>p9.12<text:tab/>p9.13<text:tab/>p9.14<text:tab/>p9.15<text:tab/>p9.16<text:tab/>p10.1<text:tab/>p10.2<text:tab/>p10.3<text:tab/>p10.4<text:tab/>p10.5<text:tab/>p10.6<text:tab/>p10.7<text:tab/>p10.8<text:tab/>p10.9<text:tab/>p10.10<text:tab/>p10.11<text:tab/>p10.12<text:tab/>p10.13<text:tab/>p10.14<text:tab/>p10.15<text:tab/>p10.16<text:tab/>p11.1<text:tab/>p11.2<text:tab/>p11.3<text:tab/>p11.4<text:tab/>p11.5<text:tab/>p11.6<text:tab/>p11.7<text:tab/>p11.8<text:tab/>p11.9<text:tab/>p11.10<text:tab/>p11.11<text:tab/>p11.12<text:tab/>p11.13<text:tab/>p11.14<text:tab/>p11.15<text:tab/>p11.16<text:tab/>p12.1<text:tab/>p12.2<text:tab/>p12.3<text:tab/>p12.4<text:tab/>p12.5<text:tab/>p12.6<text:tab/>p12.7<text:tab/>p12.8<text:tab/>p12.9<text:tab/>p12.10<text:tab/>p12.11<text:tab/>p12.12<text:tab/>p12.13<text:tab/>p12.14<text:tab/>p12.15<text:tab/>p12.16<text:tab/>p13.1<text:tab/>p13.2<text:tab/>p13.3<text:tab/>p13.4<text:tab/>p13.5<text:tab/>p13.6<text:tab/>p13.7<text:tab/>p13.8<text:tab/>p13.9<text:tab/>p13.10<text:tab/>p13.11<text:tab/>p13.12<text:tab/>p13.13<text:tab/>p13.14<text:tab/>p13.15<text:tab/>p13.16<text:tab/>p14.1<text:tab/>p14.2<text:tab/>p14.3<text:tab/>p14.4<text:tab/>p14.5<text:tab/>p14.6<text:tab/>p14.7<text:tab/>p14.8<text:tab/>p14.9<text:tab/>p14.10<text:tab/>p14.11<text:tab/>p14.12<text:tab/>p14.13<text:tab/>p14.14<text:tab/>p14.15<text:tab/>p14.16<text:tab/>p15.1<text:tab/>p15.2<text:tab/>p15.3<text:tab/>p15.4<text:tab/>p15.5<text:tab/>p15.6<text:tab/>p15.7<text:tab/>p15.8<text:tab/>p15.9<text:tab/>p15.10<text:tab/>p15.11<text:tab/>p15.12<text:tab/>p15.13<text:tab/>p15.14<text:tab/>p15.15<text:tab/>p15.16<text:tab/>p16.1<text:tab/>p16.2<text:tab/>p16.3<text:tab/>p16.4<text:tab/>p16.5<text:tab/>p16.6<text:tab/>p16.7<text:tab/>p16.8<text:tab/>p16.9<text:tab/>p16.10<text:tab/>p16.11<text:tab/>p16.12<text:tab/>p16.13<text:tab/>p16.14<text:tab/>p16.15<text:tab/>p16.16<text:tab/>p17.1<text:tab/>p17.2<text:tab/>p17.3<text:tab/>p17.4<text:tab/>p17.5<text:tab/>p17.6<text:tab/>p17.7<text:tab/>p17.8<text:tab/>p17.9<text:tab/>p17.10<text:tab/>p17.11<text:tab/>p17.12<text:tab/>p17.13<text:tab/>p17.14<text:soft-page-break/><text:tab/>p17.15<text:tab/>p17.16<text:tab/>p18.1<text:tab/>p18.2<text:tab/>p18.3<text:tab/>p18.4<text:tab/>p18.5<text:tab/>p18.6<text:tab/>p18.7<text:tab/>p18.8<text:tab/>p18.9<text:tab/>p18.10<text:tab/>p18.11<text:tab/>p18.12<text:tab/>p18.13<text:tab/>p18.14<text:tab/>p18.15<text:tab/>p18.16<text:tab/>p19.1<text:tab/>p19.2<text:tab/>p19.3<text:tab/>p19.4<text:tab/>p19.5<text:tab/>p19.6<text:tab/>p19.7<text:tab/>p19.8<text:tab/>p19.9<text:tab/>p19.10<text:tab/>p19.11<text:tab/>p19.12<text:tab/>p19.13<text:tab/>p19.14<text:tab/>p19.15<text:tab/>p19.16<text:tab/>p20.1<text:tab/>p20.2<text:tab/>p20.3<text:tab/>p20.4<text:tab/>p20.5<text:tab/>p20.6<text:tab/>p20.7<text:tab/>p20.8<text:tab/>p20.9<text:tab/>p20.10<text:tab/>p20.11<text:tab/>p20.12<text:tab/>p20.13<text:tab/>p20.14<text:tab/>p20.15<text:tab/>p20.16<text:tab/>Klasa</text:p>
      <text:p text:style-name="P5">1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2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soft-page-break/>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3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4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soft-page-break/><text:tab/>0<text:tab/>0<text:tab/>0<text:tab/>0<text:tab/>255<text:tab/>255<text:tab/>255<text:tab/>255<text:tab/>O</text:p>
      <text:p text:style-name="P5">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6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7<text:tab/>255<text:tab/>255<text:tab/>255<text:tab/>255<text:tab/>0<text:tab/>0<text:tab/>0<text:tab/>0<text:tab/>0<text:tab/>0<text:tab/>0<text:tab/>0<text:tab/>255<text:soft-page-break/>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8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9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soft-page-break/>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0<text:tab/>0<text:tab/>0<text:tab/>0<text:tab/>255<text:tab/>255<text:tab/>0<text:tab/>0<text:tab/>255<text:tab/>255<text:tab/>255<text:tab/>255<text:tab/>0<text:tab/>0<text:tab/>255<text:tab/>255<text:tab/>0<text:tab/>0<text:tab/>0<text:tab/>0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10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0<text:tab/>0<text:tab/>0<text:tab/>0<text:tab/>255<text:tab/>255<text:tab/>0<text:tab/>0<text:tab/>255<text:tab/>255<text:tab/>255<text:tab/>255<text:tab/>0<text:tab/>0<text:tab/>255<text:tab/>255<text:tab/>0<text:tab/>0<text:tab/>0<text:tab/>0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0<text:tab/>0<text:tab/>0<text:tab/>0<text:tab/>255<text:tab/>255<text:tab/>0<text:tab/>0<text:tab/>255<text:tab/>255<text:tab/>255<text:tab/>255<text:tab/>0<text:tab/>0<text:tab/>255<text:tab/>255<text:tab/>0<text:tab/>0<text:tab/>0<text:tab/>0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</text:p>
      <text:p text:style-name="P5">11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soft-page-break/>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2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3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soft-page-break/>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4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soft-page-break/>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6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S</text:p>
      <text:p text:style-name="P5">17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soft-page-break/>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18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S</text:p>
      <text:p text:style-name="P5">19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soft-page-break/>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S</text:p>
      <text:p text:style-name="P5">2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</text:p>
      <text:p text:style-name="P5">21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soft-page-break/>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A</text:p>
      <text:p text:style-name="P5">22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A</text:p>
      <text:p text:style-name="P5">23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soft-page-break/>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A</text:p>
      <text:p text:style-name="P5">24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A</text:p>
      <text:p text:style-name="P5">2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soft-page-break/>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A</text:p>
      <text:p text:style-name="P5">26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A</text:p>
      <text:p text:style-name="P5">27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soft-page-break/>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A</text:p>
      <text:p text:style-name="P5">28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A</text:p>
      <text:p text:style-name="P5">29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soft-page-break/>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A</text:p>
      <text:p text:style-name="P5">3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A</text:p>
      <text:p text:style-name="P5">31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<text:soft-page-break/>32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33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K</text:p>
      <text:p text:style-name="P5">34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soft-page-break/><text:tab/>0<text:tab/>0<text:tab/>0<text:tab/>0<text:tab/>0<text:tab/>0<text:tab/>0<text:tab/>0<text:tab/>0<text:tab/>0<text:tab/>255<text:tab/>255<text:tab/>255<text:tab/>255<text:tab/>0<text:tab/>0<text:tab/>255<text:tab/>255<text:tab/>255<text:tab/>255<text:tab/>0<text:tab/>0<text:tab/>0<text:tab/>0<text:tab/>0<text:tab/>0<text:tab/>255<text:tab/>255<text:tab/>255<text:tab/>255<text:tab/>0<text:tab/>0<text:tab/>255<text:tab/>255<text:tab/>255<text:tab/>255<text:tab/>0<text:tab/>0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255<text:tab/>255<text:tab/>0<text:tab/>0<text:tab/>0<text:tab/>0<text:tab/>0<text:tab/>0<text:tab/>255<text:tab/>255<text:tab/>255<text:tab/>255<text:tab/>255<text:tab/>255<text:tab/>0<text:tab/>0<text:tab/>255<text:tab/>255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K</text:p>
      <text:p text:style-name="P5">35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36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soft-page-break/>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K</text:p>
      <text:p text:style-name="P5">37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0<text:tab/>0<text:tab/>0<text:tab/>0<text:tab/>0<text:tab/>0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38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0<text:tab/>0<text:tab/>0<text:tab/>0<text:tab/>0<text:tab/>0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255<text:tab/>255<text:soft-page-break/>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39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0<text:tab/>0<text:tab/>0<text:tab/>0<text:tab/>0<text:tab/>0<text:tab/>0<text:tab/>0<text:tab/>255<text:tab/>255<text:tab/>255<text:tab/>255<text:tab/>0<text:tab/>0<text:tab/>255<text:tab/>255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4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255<text:tab/>255<text:tab/>0<text:tab/>0<text:tab/>0<text:tab/>0<text:tab/>255<text:tab/>255<text:tab/>0<text:tab/>0<text:tab/>0<text:tab/>0<text:tab/>255<text:tab/>255<text:tab/>255<text:tab/>255<text:tab/>255<text:tab/>255<text:tab/>0<text:tab/>0<text:tab/>0<text:tab/>0<text:tab/>255<text:tab/>255<text:tab/>0<text:tab/>0<text:tab/>0<text:tab/>0<text:tab/>255<text:tab/>255<text:tab/>255<text:tab/>255<text:tab/>255<text:tab/>255<text:tab/>0<text:tab/>0<text:tab/>0<text:tab/>0<text:tab/>0<text:tab/>0<text:tab/>0<text:tab/>0<text:soft-page-break/>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</text:p>
      <text:p text:style-name="P5">41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2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soft-page-break/>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3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4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soft-page-break/>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6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soft-page-break/>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3</text:p>
      <text:p text:style-name="P5">47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8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soft-page-break/>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49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>5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soft-page-break/>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</text:p>
      <text:p text:style-name="P5"/>
      <text:p text:style-name="P4">Wektory (dane weryfikujące 8 x 10):</text:p>
      <text:p text:style-name="P4"/>
      <text:p text:style-name="P6">Lp.<text:tab/>p1.1<text:tab/>p1.2<text:tab/>p1.3<text:tab/>p1.4<text:tab/>p1.5<text:tab/>p1.6<text:tab/>p1.7<text:tab/>p1.8<text:tab/>p2.1<text:tab/>p2.2<text:tab/>p2.3<text:tab/>p2.4<text:tab/>p2.5<text:tab/>p2.6<text:tab/>p2.7<text:tab/>p2.8<text:tab/>p3.1<text:tab/>p3.2<text:tab/>p3.3<text:tab/>p3.4<text:tab/>p3.5<text:tab/>p3.6<text:tab/>p3.7<text:tab/>p3.8<text:tab/>p4.1<text:tab/>p4.2<text:tab/>p4.3<text:tab/>p4.4<text:tab/>p4.5<text:tab/>p4.6<text:tab/>p4.7<text:tab/>p4.8<text:tab/>p5.1<text:tab/>p5.2<text:tab/>p5.3<text:tab/>p5.4<text:tab/>p5.5<text:tab/>p5.6<text:tab/>p5.7<text:tab/>p5.8<text:tab/>p6.1<text:tab/>p6.2<text:tab/>p6.3<text:tab/>p6.4<text:tab/>p6.5<text:tab/>p6.6<text:tab/>p6.7<text:tab/>p6.8<text:tab/>p7.1<text:tab/>p7.2<text:tab/>p7.3<text:tab/>p7.4<text:tab/>p7.5<text:tab/>p7.6<text:tab/>p7.7<text:tab/>p7.8<text:tab/>p8.1<text:tab/>p8.2<text:tab/>p8.3<text:tab/>p8.4<text:tab/>p8.5<text:tab/>p8.6<text:tab/>p8.7<text:tab/>p8.8<text:tab/>p9.1<text:tab/>p9.2<text:tab/>p9.3<text:tab/>p9.4<text:tab/>p9.5<text:tab/>p9.6<text:tab/>p9.7<text:tab/>p9.8<text:tab/>p10.1<text:tab/>p10.2<text:tab/>p10.3<text:tab/>p10.4<text:tab/>p10.5<text:tab/>p10.6<text:tab/>p10.7<text:tab/>p10.8<text:tab/>Klasa</text:p>
      <text:p text:style-name="P6">1<text:tab/>152<text:tab/>255<text:tab/>0<text:tab/>0<text:tab/>184<text:tab/>0<text:tab/>255<text:tab/>255<text:tab/>215<text:tab/>0<text:tab/>255<text:tab/>255<text:tab/>255<text:tab/>255<text:tab/>163<text:tab/>255<text:tab/>0<text:tab/>255<text:tab/>255<text:tab/>255<text:tab/>255<text:tab/>255<text:tab/>255<text:tab/>113<text:tab/>13<text:tab/>34<text:tab/>255<text:tab/>255<text:tab/>255<text:tab/>255<text:tab/>255<text:tab/>0<text:tab/>0<text:tab/>3<text:tab/>255<text:tab/>255<text:tab/>255<text:tab/>255<text:tab/>108<text:tab/>88<text:tab/>0<text:tab/>255<text:tab/>183<text:tab/>255<text:tab/>255<text:tab/>125<text:tab/>139<text:tab/>0<text:tab/>61<text:tab/>87<text:tab/>255<text:tab/>231<text:tab/>255<text:tab/>255<text:tab/>205<text:tab/>0<text:tab/>0<text:tab/>13<text:tab/>255<text:tab/>78<text:tab/>116<text:tab/>255<text:tab/>255<text:tab/>0<text:tab/>255<text:tab/>0<text:tab/>255<text:tab/>255<text:tab/>255<text:tab/>227<text:tab/>0<text:tab/>158<text:tab/>255<text:tab/>255<text:tab/>0<text:tab/>5<text:tab/>0<text:tab/>0<text:tab/>156<text:tab/>255<text:tab/>O</text:p>
      <text:p text:style-name="P6">2<text:tab/>255<text:tab/>62<text:tab/>77<text:tab/>80<text:tab/>0<text:tab/>0<text:tab/>255<text:tab/>255<text:tab/>255<text:tab/>0<text:tab/>255<text:tab/>255<text:tab/>255<text:tab/>255<text:tab/>0<text:tab/>255<text:tab/>50<text:tab/>255<text:tab/>255<text:tab/>193<text:tab/>94<text:tab/>255<text:tab/>255<text:tab/>168<text:tab/>19<text:tab/>255<text:tab/>255<text:tab/>255<text:tab/>255<text:tab/>255<text:tab/>255<text:tab/>233<text:tab/>0<text:tab/>28<text:tab/>255<text:tab/>255<text:tab/>255<text:tab/>12<text:tab/>66<text:tab/>0<text:tab/>0<text:tab/>255<text:tab/>255<text:tab/>255<text:tab/>255<text:tab/>29<text:tab/>23<text:tab/>9<text:tab/>236<text:tab/>247<text:tab/>25<text:tab/>179<text:tab/>255<text:tab/>104<text:tab/>255<text:tab/>0<text:tab/>0<text:tab/>255<text:tab/>131<text:tab/>54<text:tab/>203<text:tab/>148<text:tab/>255<text:tab/>37<text:tab/>255<text:tab/>118<text:tab/>171<text:tab/>255<text:tab/>98<text:tab/>255<text:tab/>0<text:tab/>255<text:tab/>255<text:tab/>255<text:tab/>0<text:tab/>0<text:tab/>179<text:tab/>253<text:tab/>66<text:tab/>30<text:tab/>O</text:p>
      <text:p text:style-name="P6">3<text:tab/>240<text:tab/>47<text:tab/>199<text:tab/>0<text:tab/>0<text:tab/>0<text:tab/>208<text:tab/>56<text:tab/>102<text:tab/>0<text:tab/>122<text:tab/>255<text:tab/>3<text:tab/>255<text:tab/>144<text:tab/>230<text:tab/>0<text:tab/>255<text:tab/>194<text:tab/>255<text:tab/>255<text:tab/>255<text:tab/>255<text:tab/>0<text:tab/>0<text:tab/>186<text:tab/>173<text:tab/>37<text:tab/>28<text:tab/>49<text:tab/>200<text:tab/>0<text:tab/>230<text:tab/>255<text:tab/>10<text:tab/>39<text:tab/>255<text:tab/>186<text:tab/>36<text:tab/>0<text:tab/>0<text:tab/>255<text:tab/>164<text:tab/>31<text:tab/>255<text:tab/>255<text:tab/>255<text:tab/>0<text:tab/>0<text:tab/>57<text:tab/>255<text:tab/>255<text:tab/>159<text:tab/>255<text:tab/>53<text:tab/>0<text:tab/>68<text:tab/>255<text:tab/>187<text:tab/>196<text:tab/>56<text:tab/>198<text:tab/>255<text:tab/>61<text:tab/>255<text:tab/>0<text:tab/>176<text:tab/>255<text:tab/>255<text:tab/>255<text:tab/>0<text:tab/>216<text:tab/>255<text:tab/>252<text:tab/>0<text:tab/>85<text:tab/>0<text:tab/>188<text:tab/>212<text:tab/>76<text:tab/>O</text:p>
      <text:p text:style-name="P6">4<text:tab/>255<text:tab/>107<text:tab/>0<text:tab/>0<text:tab/>173<text:tab/>231<text:tab/>154<text:tab/>181<text:tab/>150<text:tab/>0<text:tab/>81<text:tab/>61<text:tab/>184<text:tab/>255<text:tab/>0<text:tab/>114<text:tab/>186<text:tab/>216<text:tab/>47<text:tab/>255<text:tab/>255<text:tab/>37<text:tab/>255<text:tab/>0<text:tab/>0<text:tab/>255<text:tab/>255<text:tab/>255<text:tab/>255<text:tab/>195<text:tab/>255<text:tab/>113<text:tab/>249<text:tab/>5<text:tab/>255<text:tab/>67<text:tab/>94<text:tab/>253<text:tab/>204<text:tab/>163<text:tab/>0<text:tab/>255<text:tab/>255<text:tab/>255<text:tab/>71<text:tab/>3<text:tab/>255<text:tab/>0<text:tab/>98<text:tab/>150<text:tab/>168<text:tab/>187<text:tab/>255<text:tab/>81<text:tab/>40<text:tab/>0<text:tab/>0<text:tab/>255<text:tab/>255<text:tab/>6<text:tab/>109<text:tab/>102<text:tab/>200<text:tab/>172<text:tab/>188<text:tab/>109<text:tab/>255<text:tab/>255<text:tab/>127<text:tab/>200<text:tab/>32<text:tab/>178<text:tab/>131<text:tab/>255<text:tab/>0<text:tab/>229<text:tab/>238<text:tab/>231<text:tab/>153<text:tab/>224<text:tab/>O</text:p>
      <text:p text:style-name="P6">5<text:tab/>118<text:tab/>255<text:tab/>48<text:tab/>143<text:tab/>88<text:tab/>0<text:tab/>36<text:tab/>255<text:tab/>132<text:tab/>85<text:tab/>255<text:tab/>56<text:tab/>215<text:tab/>255<text:tab/>173<text:tab/>255<text:tab/>0<text:tab/>255<text:tab/>255<text:tab/>155<text:tab/>163<text:tab/>255<text:tab/>205<text:tab/>0<text:tab/>71<text:tab/>255<text:tab/>183<text:tab/>237<text:tab/>238<text:tab/>255<text:tab/>76<text:tab/>0<text:tab/>245<text:tab/>139<text:tab/>16<text:tab/>210<text:tab/>56<text:tab/>194<text:tab/>65<text:tab/>255<text:tab/>0<text:tab/>26<text:tab/>50<text:tab/>230<text:tab/>234<text:tab/>107<text:tab/>28<text:tab/>0<text:tab/>214<text:tab/>255<text:tab/>50<text:tab/>225<text:tab/>214<text:tab/>230<text:tab/>255<text:tab/>0<text:tab/>94<text:tab/>169<text:tab/>167<text:tab/>48<text:tab/>123<text:tab/>23<text:tab/>68<text:tab/>26<text:tab/>236<text:tab/>0<text:tab/>194<text:tab/>234<text:tab/>80<text:tab/>255<text:tab/>0<text:tab/>37<text:tab/>255<text:tab/>255<text:tab/>92<text:tab/>0<text:tab/>84<text:tab/>124<text:tab/>146<text:tab/>221<text:tab/>O</text:p>
      <text:p text:style-name="P6"><text:soft-page-break/>6<text:tab/>7<text:tab/>255<text:tab/>0<text:tab/>0<text:tab/>0<text:tab/>165<text:tab/>0<text:tab/>226<text:tab/>231<text:tab/>0<text:tab/>255<text:tab/>255<text:tab/>255<text:tab/>175<text:tab/>255<text:tab/>0<text:tab/>0<text:tab/>255<text:tab/>255<text:tab/>255<text:tab/>255<text:tab/>255<text:tab/>255<text:tab/>9<text:tab/>145<text:tab/>46<text:tab/>255<text:tab/>255<text:tab/>255<text:tab/>255<text:tab/>255<text:tab/>255<text:tab/>255<text:tab/>0<text:tab/>255<text:tab/>156<text:tab/>255<text:tab/>251<text:tab/>102<text:tab/>255<text:tab/>60<text:tab/>109<text:tab/>0<text:tab/>178<text:tab/>59<text:tab/>0<text:tab/>0<text:tab/>255<text:tab/>255<text:tab/>255<text:tab/>255<text:tab/>255<text:tab/>74<text:tab/>255<text:tab/>255<text:tab/>0<text:tab/>255<text:tab/>74<text:tab/>255<text:tab/>255<text:tab/>90<text:tab/>255<text:tab/>255<text:tab/>194<text:tab/>0<text:tab/>233<text:tab/>255<text:tab/>56<text:tab/>255<text:tab/>255<text:tab/>0<text:tab/>255<text:tab/>255<text:tab/>0<text:tab/>157<text:tab/>184<text:tab/>65<text:tab/>0<text:tab/>255<text:tab/>255<text:tab/>S</text:p>
      <text:p text:style-name="P6">7<text:tab/>48<text:tab/>255<text:tab/>0<text:tab/>0<text:tab/>0<text:tab/>227<text:tab/>0<text:tab/>17<text:tab/>255<text:tab/>218<text:tab/>255<text:tab/>155<text:tab/>175<text:tab/>255<text:tab/>89<text:tab/>0<text:tab/>231<text:tab/>197<text:tab/>228<text:tab/>255<text:tab/>193<text:tab/>255<text:tab/>16<text:tab/>255<text:tab/>0<text:tab/>255<text:tab/>76<text:tab/>83<text:tab/>255<text:tab/>255<text:tab/>89<text:tab/>255<text:tab/>29<text:tab/>0<text:tab/>69<text:tab/>255<text:tab/>158<text:tab/>255<text:tab/>255<text:tab/>191<text:tab/>255<text:tab/>217<text:tab/>69<text:tab/>104<text:tab/>0<text:tab/>178<text:tab/>0<text:tab/>61<text:tab/>255<text:tab/>255<text:tab/>255<text:tab/>255<text:tab/>255<text:tab/>255<text:tab/>255<text:tab/>0<text:tab/>194<text:tab/>255<text:tab/>171<text:tab/>255<text:tab/>180<text:tab/>255<text:tab/>255<text:tab/>0<text:tab/>0<text:tab/>255<text:tab/>255<text:tab/>100<text:tab/>255<text:tab/>255<text:tab/>181<text:tab/>255<text:tab/>255<text:tab/>0<text:tab/>0<text:tab/>84<text:tab/>0<text:tab/>0<text:tab/>35<text:tab/>60<text:tab/>S</text:p>
      <text:p text:style-name="P6">8<text:tab/>96<text:tab/>255<text:tab/>174<text:tab/>239<text:tab/>171<text:tab/>0<text:tab/>0<text:tab/>179<text:tab/>195<text:tab/>232<text:tab/>255<text:tab/>255<text:tab/>255<text:tab/>255<text:tab/>255<text:tab/>0<text:tab/>69<text:tab/>71<text:tab/>131<text:tab/>17<text:tab/>255<text:tab/>255<text:tab/>252<text:tab/>255<text:tab/>0<text:tab/>160<text:tab/>255<text:tab/>235<text:tab/>20<text:tab/>190<text:tab/>228<text:tab/>8<text:tab/>255<text:tab/>0<text:tab/>235<text:tab/>255<text:tab/>255<text:tab/>64<text:tab/>255<text:tab/>255<text:tab/>255<text:tab/>33<text:tab/>0<text:tab/>33<text:tab/>0<text:tab/>0<text:tab/>0<text:tab/>2<text:tab/>251<text:tab/>255<text:tab/>6<text:tab/>90<text:tab/>255<text:tab/>29<text:tab/>255<text:tab/>191<text:tab/>170<text:tab/>255<text:tab/>255<text:tab/>165<text:tab/>60<text:tab/>255<text:tab/>255<text:tab/>228<text:tab/>0<text:tab/>72<text:tab/>48<text:tab/>226<text:tab/>212<text:tab/>255<text:tab/>0<text:tab/>255<text:tab/>132<text:tab/>78<text:tab/>0<text:tab/>246<text:tab/>0<text:tab/>23<text:tab/>255<text:tab/>255<text:tab/>S</text:p>
      <text:p text:style-name="P6">9<text:tab/>93<text:tab/>206<text:tab/>46<text:tab/>0<text:tab/>76<text:tab/>44<text:tab/>117<text:tab/>255<text:tab/>255<text:tab/>0<text:tab/>255<text:tab/>255<text:tab/>255<text:tab/>238<text:tab/>255<text:tab/>69<text:tab/>0<text:tab/>193<text:tab/>255<text:tab/>2<text:tab/>255<text:tab/>155<text:tab/>146<text:tab/>255<text:tab/>0<text:tab/>255<text:tab/>255<text:tab/>255<text:tab/>255<text:tab/>163<text:tab/>62<text:tab/>255<text:tab/>74<text:tab/>49<text:tab/>214<text:tab/>255<text:tab/>255<text:tab/>42<text:tab/>16<text:tab/>255<text:tab/>255<text:tab/>119<text:tab/>0<text:tab/>25<text:tab/>212<text:tab/>108<text:tab/>69<text:tab/>205<text:tab/>255<text:tab/>205<text:tab/>255<text:tab/>145<text:tab/>69<text:tab/>139<text:tab/>255<text:tab/>243<text:tab/>173<text:tab/>100<text:tab/>115<text:tab/>255<text:tab/>233<text:tab/>133<text:tab/>255<text:tab/>0<text:tab/>123<text:tab/>9<text:tab/>19<text:tab/>92<text:tab/>108<text:tab/>255<text:tab/>0<text:tab/>17<text:tab/>24<text:tab/>0<text:tab/>108<text:tab/>138<text:tab/>0<text:tab/>229<text:tab/>242<text:tab/>40<text:tab/>S</text:p>
      <text:p text:style-name="P6">10<text:tab/>185<text:tab/>19<text:tab/>0<text:tab/>42<text:tab/>116<text:tab/>0<text:tab/>4<text:tab/>255<text:tab/>102<text:tab/>37<text:tab/>255<text:tab/>41<text:tab/>248<text:tab/>6<text:tab/>116<text:tab/>77<text:tab/>85<text:tab/>79<text:tab/>88<text:tab/>79<text:tab/>223<text:tab/>255<text:tab/>255<text:tab/>255<text:tab/>42<text:tab/>118<text:tab/>116<text:tab/>89<text:tab/>255<text:tab/>255<text:tab/>252<text:tab/>94<text:tab/>162<text:tab/>173<text:tab/>219<text:tab/>30<text:tab/>78<text:tab/>171<text:tab/>56<text:tab/>17<text:tab/>224<text:tab/>117<text:tab/>81<text:tab/>61<text:tab/>0<text:tab/>252<text:tab/>178<text:tab/>255<text:tab/>244<text:tab/>242<text:tab/>215<text:tab/>255<text:tab/>255<text:tab/>255<text:tab/>140<text:tab/>0<text:tab/>255<text:tab/>255<text:tab/>202<text:tab/>255<text:tab/>38<text:tab/>255<text:tab/>18<text:tab/>0<text:tab/>58<text:tab/>106<text:tab/>236<text:tab/>255<text:tab/>131<text:tab/>105<text:tab/>0<text:tab/>96<text:tab/>255<text:tab/>52<text:tab/>89<text:tab/>0<text:tab/>224<text:tab/>169<text:tab/>34<text:tab/>98<text:tab/>S</text:p>
      <text:p text:style-name="P6">11<text:tab/>255<text:tab/>255<text:tab/>255<text:tab/>101<text:tab/>3<text:tab/>255<text:tab/>79<text:tab/>255<text:tab/>122<text:tab/>255<text:tab/>0<text:tab/>255<text:tab/>69<text:tab/>0<text:tab/>20<text:tab/>255<text:tab/>255<text:tab/>0<text:tab/>255<text:tab/>255<text:tab/>255<text:tab/>255<text:tab/>0<text:tab/>255<text:tab/>86<text:tab/>255<text:tab/>255<text:tab/>255<text:tab/>255<text:tab/>255<text:tab/>255<text:tab/>0<text:tab/>0<text:tab/>30<text:tab/>255<text:tab/>113<text:tab/>255<text:tab/>181<text:tab/>255<text:tab/>252<text:tab/>0<text:tab/>255<text:tab/>255<text:tab/>255<text:tab/>255<text:tab/>255<text:tab/>14<text:tab/>0<text:tab/>0<text:tab/>0<text:tab/>0<text:tab/>0<text:tab/>0<text:tab/>0<text:tab/>0<text:tab/>0<text:tab/>98<text:tab/>255<text:tab/>255<text:tab/>255<text:tab/>255<text:tab/>255<text:tab/>226<text:tab/>0<text:tab/>209<text:tab/>30<text:tab/>130<text:tab/>255<text:tab/>255<text:tab/>249<text:tab/>255<text:tab/>0<text:tab/>0<text:tab/>104<text:tab/>198<text:tab/>255<text:tab/>164<text:tab/>67<text:tab/>89<text:tab/>63<text:tab/>A</text:p>
      <text:p text:style-name="P6">12<text:tab/>255<text:tab/>255<text:tab/>255<text:tab/>0<text:tab/>134<text:tab/>93<text:tab/>255<text:tab/>255<text:tab/>255<text:tab/>255<text:tab/>0<text:tab/>255<text:tab/>108<text:tab/>0<text:tab/>24<text:tab/>255<text:tab/>255<text:tab/>100<text:tab/>240<text:tab/>255<text:tab/>255<text:tab/>255<text:tab/>0<text:tab/>242<text:tab/>0<text:tab/>255<text:tab/>23<text:tab/>8<text:tab/>255<text:tab/>102<text:tab/>101<text:tab/>0<text:tab/>0<text:tab/>255<text:tab/>255<text:tab/>255<text:tab/>255<text:tab/>91<text:tab/>243<text:tab/>192<text:tab/>24<text:tab/>255<text:tab/>255<text:tab/>255<text:tab/>255<text:tab/>255<text:tab/>255<text:tab/>0<text:tab/>0<text:tab/>254<text:tab/>39<text:tab/>145<text:tab/>93<text:tab/>0<text:tab/>174<text:tab/>0<text:tab/>0<text:tab/>169<text:tab/>255<text:tab/>255<text:tab/>169<text:tab/>88<text:tab/>255<text:tab/>0<text:tab/>182<text:tab/>255<text:tab/>255<text:tab/>197<text:tab/>113<text:tab/>47<text:tab/>174<text:tab/>253<text:tab/>0<text:tab/>255<text:tab/>240<text:tab/>255<text:tab/>111<text:tab/>255<text:tab/>32<text:tab/>0<text:tab/>A</text:p>
      <text:p text:style-name="P6">13<text:tab/>188<text:tab/>225<text:tab/>130<text:tab/>142<text:tab/>0<text:tab/>255<text:tab/>88<text:tab/>255<text:tab/>100<text:tab/>255<text:tab/>9<text:tab/>173<text:tab/>255<text:tab/>0<text:tab/>241<text:tab/>255<text:tab/>219<text:tab/>0<text:tab/>255<text:tab/>19<text:tab/>118<text:tab/>255<text:tab/>15<text:tab/>131<text:tab/>61<text:tab/>255<text:tab/>255<text:tab/>146<text:tab/>151<text:tab/>247<text:tab/>255<text:tab/>125<text:tab/>0<text:tab/>144<text:tab/>196<text:tab/>134<text:tab/>255<text:tab/>59<text:tab/>255<text:soft-page-break/><text:tab/>0<text:tab/>100<text:tab/>29<text:tab/>255<text:tab/>255<text:tab/>255<text:tab/>255<text:tab/>222<text:tab/>0<text:tab/>214<text:tab/>0<text:tab/>0<text:tab/>124<text:tab/>0<text:tab/>0<text:tab/>0<text:tab/>0<text:tab/>0<text:tab/>255<text:tab/>50<text:tab/>249<text:tab/>108<text:tab/>255<text:tab/>255<text:tab/>0<text:tab/>111<text:tab/>89<text:tab/>52<text:tab/>255<text:tab/>255<text:tab/>255<text:tab/>255<text:tab/>0<text:tab/>0<text:tab/>76<text:tab/>177<text:tab/>159<text:tab/>88<text:tab/>140<text:tab/>255<text:tab/>162<text:tab/>A</text:p>
      <text:p text:style-name="P6">14<text:tab/>107<text:tab/>255<text:tab/>255<text:tab/>134<text:tab/>0<text:tab/>13<text:tab/>255<text:tab/>141<text:tab/>255<text:tab/>128<text:tab/>0<text:tab/>209<text:tab/>51<text:tab/>214<text:tab/>114<text:tab/>221<text:tab/>153<text:tab/>78<text:tab/>255<text:tab/>152<text:tab/>105<text:tab/>255<text:tab/>0<text:tab/>33<text:tab/>0<text:tab/>255<text:tab/>140<text:tab/>97<text:tab/>255<text:tab/>150<text:tab/>82<text:tab/>65<text:tab/>178<text:tab/>255<text:tab/>255<text:tab/>139<text:tab/>97<text:tab/>195<text:tab/>255<text:tab/>0<text:tab/>54<text:tab/>255<text:tab/>101<text:tab/>255<text:tab/>255<text:tab/>255<text:tab/>255<text:tab/>243<text:tab/>97<text:tab/>175<text:tab/>5<text:tab/>242<text:tab/>0<text:tab/>231<text:tab/>181<text:tab/>64<text:tab/>18<text:tab/>16<text:tab/>255<text:tab/>255<text:tab/>255<text:tab/>107<text:tab/>255<text:tab/>0<text:tab/>170<text:tab/>48<text:tab/>161<text:tab/>255<text:tab/>255<text:tab/>34<text:tab/>217<text:tab/>0<text:tab/>0<text:tab/>197<text:tab/>144<text:tab/>255<text:tab/>57<text:tab/>1<text:tab/>88<text:tab/>199<text:tab/>A</text:p>
      <text:p text:style-name="P6">15<text:tab/>158<text:tab/>123<text:tab/>255<text:tab/>9<text:tab/>0<text:tab/>100<text:tab/>255<text:tab/>10<text:tab/>223<text:tab/>255<text:tab/>88<text:tab/>25<text:tab/>100<text:tab/>243<text:tab/>250<text:tab/>111<text:tab/>30<text:tab/>33<text:tab/>91<text:tab/>255<text:tab/>255<text:tab/>255<text:tab/>79<text:tab/>96<text:tab/>101<text:tab/>47<text:tab/>58<text:tab/>139<text:tab/>218<text:tab/>160<text:tab/>184<text:tab/>35<text:tab/>116<text:tab/>255<text:tab/>168<text:tab/>255<text:tab/>255<text:tab/>211<text:tab/>255<text:tab/>108<text:tab/>0<text:tab/>149<text:tab/>211<text:tab/>255<text:tab/>41<text:tab/>255<text:tab/>255<text:tab/>0<text:tab/>178<text:tab/>15<text:tab/>221<text:tab/>0<text:tab/>233<text:tab/>0<text:tab/>96<text:tab/>0<text:tab/>146<text:tab/>255<text:tab/>48<text:tab/>212<text:tab/>166<text:tab/>69<text:tab/>255<text:tab/>88<text:tab/>173<text:tab/>166<text:tab/>178<text:tab/>12<text:tab/>80<text:tab/>255<text:tab/>165<text:tab/>9<text:tab/>0<text:tab/>140<text:tab/>112<text:tab/>255<text:tab/>144<text:tab/>255<text:tab/>217<text:tab/>14<text:tab/>A</text:p>
      <text:p text:style-name="P6">16<text:tab/>0<text:tab/>255<text:tab/>171<text:tab/>129<text:tab/>255<text:tab/>0<text:tab/>0<text:tab/>0<text:tab/>0<text:tab/>207<text:tab/>255<text:tab/>255<text:tab/>0<text:tab/>6<text:tab/>255<text:tab/>255<text:tab/>0<text:tab/>255<text:tab/>255<text:tab/>0<text:tab/>0<text:tab/>255<text:tab/>255<text:tab/>255<text:tab/>0<text:tab/>255<text:tab/>0<text:tab/>255<text:tab/>255<text:tab/>255<text:tab/>255<text:tab/>137<text:tab/>0<text:tab/>0<text:tab/>121<text:tab/>255<text:tab/>255<text:tab/>247<text:tab/>255<text:tab/>233<text:tab/>0<text:tab/>255<text:tab/>69<text:tab/>255<text:tab/>255<text:tab/>143<text:tab/>255<text:tab/>255<text:tab/>191<text:tab/>255<text:tab/>255<text:tab/>0<text:tab/>255<text:tab/>135<text:tab/>90<text:tab/>91<text:tab/>151<text:tab/>97<text:tab/>83<text:tab/>255<text:tab/>0<text:tab/>190<text:tab/>255<text:tab/>255<text:tab/>0<text:tab/>255<text:tab/>217<text:tab/>255<text:tab/>199<text:tab/>0<text:tab/>255<text:tab/>255<text:tab/>0<text:tab/>255<text:tab/>246<text:tab/>55<text:tab/>255<text:tab/>255<text:tab/>0<text:tab/>119<text:tab/>K</text:p>
      <text:p text:style-name="P6">17<text:tab/>102<text:tab/>255<text:tab/>67<text:tab/>194<text:tab/>18<text:tab/>0<text:tab/>0<text:tab/>236<text:tab/>130<text:tab/>255<text:tab/>247<text:tab/>252<text:tab/>0<text:tab/>128<text:tab/>255<text:tab/>255<text:tab/>12<text:tab/>255<text:tab/>205<text:tab/>193<text:tab/>255<text:tab/>255<text:tab/>255<text:tab/>231<text:tab/>0<text:tab/>255<text:tab/>66<text:tab/>255<text:tab/>255<text:tab/>196<text:tab/>255<text:tab/>255<text:tab/>220<text:tab/>217<text:tab/>255<text:tab/>187<text:tab/>86<text:tab/>255<text:tab/>194<text:tab/>255<text:tab/>0<text:tab/>255<text:tab/>0<text:tab/>255<text:tab/>120<text:tab/>190<text:tab/>255<text:tab/>255<text:tab/>14<text:tab/>255<text:tab/>255<text:tab/>94<text:tab/>49<text:tab/>133<text:tab/>255<text:tab/>255<text:tab/>0<text:tab/>255<text:tab/>255<text:tab/>255<text:tab/>0<text:tab/>255<text:tab/>255<text:tab/>5<text:tab/>105<text:tab/>255<text:tab/>255<text:tab/>255<text:tab/>255<text:tab/>251<text:tab/>175<text:tab/>255<text:tab/>0<text:tab/>255<text:tab/>255<text:tab/>222<text:tab/>255<text:tab/>203<text:tab/>0<text:tab/>0<text:tab/>K</text:p>
      <text:p text:style-name="P6">18<text:tab/>53<text:tab/>255<text:tab/>255<text:tab/>1<text:tab/>52<text:tab/>0<text:tab/>0<text:tab/>119<text:tab/>254<text:tab/>133<text:tab/>170<text:tab/>227<text:tab/>0<text:tab/>255<text:tab/>255<text:tab/>255<text:tab/>0<text:tab/>130<text:tab/>76<text:tab/>0<text:tab/>255<text:tab/>168<text:tab/>58<text:tab/>255<text:tab/>0<text:tab/>255<text:tab/>97<text:tab/>11<text:tab/>255<text:tab/>255<text:tab/>115<text:tab/>255<text:tab/>0<text:tab/>211<text:tab/>203<text:tab/>100<text:tab/>255<text:tab/>255<text:tab/>114<text:tab/>193<text:tab/>93<text:tab/>217<text:tab/>0<text:tab/>1<text:tab/>255<text:tab/>255<text:tab/>226<text:tab/>255<text:tab/>52<text:tab/>255<text:tab/>158<text:tab/>187<text:tab/>111<text:tab/>255<text:tab/>144<text:tab/>255<text:tab/>0<text:tab/>66<text:tab/>255<text:tab/>45<text:tab/>0<text:tab/>255<text:tab/>255<text:tab/>240<text:tab/>211<text:tab/>255<text:tab/>255<text:tab/>32<text:tab/>250<text:tab/>0<text:tab/>255<text:tab/>255<text:tab/>29<text:tab/>93<text:tab/>9<text:tab/>255<text:tab/>255<text:tab/>255<text:tab/>182<text:tab/>105<text:tab/>K</text:p>
      <text:p text:style-name="P6">19<text:tab/>0<text:tab/>253<text:tab/>255<text:tab/>221<text:tab/>88<text:tab/>242<text:tab/>0<text:tab/>52<text:tab/>0<text:tab/>255<text:tab/>255<text:tab/>255<text:tab/>86<text:tab/>118<text:tab/>23<text:tab/>24<text:tab/>16<text:tab/>170<text:tab/>167<text:tab/>61<text:tab/>255<text:tab/>45<text:tab/>255<text:tab/>134<text:tab/>0<text:tab/>254<text:tab/>170<text:tab/>255<text:tab/>255<text:tab/>8<text:tab/>53<text:tab/>220<text:tab/>0<text:tab/>137<text:tab/>75<text:tab/>178<text:tab/>214<text:tab/>255<text:tab/>255<text:tab/>255<text:tab/>0<text:tab/>154<text:tab/>0<text:tab/>255<text:tab/>160<text:tab/>27<text:tab/>95<text:tab/>255<text:tab/>166<text:tab/>255<text:tab/>245<text:tab/>88<text:tab/>49<text:tab/>42<text:tab/>79<text:tab/>255<text:tab/>39<text:tab/>255<text:tab/>255<text:tab/>165<text:tab/>0<text:tab/>164<text:tab/>7<text:tab/>106<text:tab/>248<text:tab/>255<text:tab/>1<text:tab/>189<text:tab/>255<text:tab/>0<text:tab/>255<text:tab/>255<text:tab/>129<text:tab/>9<text:tab/>240<text:tab/>37<text:tab/>211<text:tab/>255<text:tab/>52<text:tab/>0<text:tab/>K</text:p>
      <text:p text:style-name="P6">20<text:tab/>188<text:tab/>112<text:tab/>185<text:tab/>244<text:tab/>29<text:tab/>0<text:tab/>0<text:tab/>0<text:tab/>66<text:tab/>255<text:tab/>130<text:tab/>128<text:tab/>0<text:tab/>92<text:tab/>217<text:tab/>234<text:tab/>0<text:tab/>25<text:tab/>64<text:tab/>55<text:tab/>215<text:tab/>103<text:tab/>255<text:tab/>158<text:tab/>0<text:tab/>125<text:tab/>114<text:tab/>143<text:tab/>255<text:tab/>8<text:tab/>255<text:tab/>66<text:tab/>134<text:tab/>59<text:tab/>35<text:tab/>126<text:tab/>114<text:tab/>255<text:tab/>246<text:tab/>24<text:tab/>0<text:tab/>255<text:tab/>57<text:tab/>20<text:tab/>165<text:tab/>114<text:tab/>181<text:tab/>33<text:tab/>17<text:tab/>35<text:tab/>203<text:tab/>0<text:tab/>33<text:tab/>255<text:tab/>190<text:tab/>255<text:tab/>89<text:tab/>255<text:tab/>5<text:tab/>255<text:tab/>0<text:tab/>42<text:tab/>214<text:tab/>111<text:tab/>0<text:tab/>225<text:tab/>255<text:tab/>255<text:tab/>88<text:tab/>219<text:tab/>165<text:tab/>227<text:tab/>218<text:tab/>255<text:tab/>166<text:tab/>226<text:tab/>196<text:tab/>255<text:soft-page-break/><text:tab/>199<text:tab/>117<text:tab/>K</text:p>
      <text:p text:style-name="P6">21<text:tab/>255<text:tab/>250<text:tab/>0<text:tab/>0<text:tab/>193<text:tab/>239<text:tab/>211<text:tab/>255<text:tab/>0<text:tab/>255<text:tab/>255<text:tab/>255<text:tab/>255<text:tab/>255<text:tab/>255<text:tab/>231<text:tab/>255<text:tab/>226<text:tab/>255<text:tab/>160<text:tab/>53<text:tab/>255<text:tab/>255<text:tab/>0<text:tab/>50<text:tab/>255<text:tab/>255<text:tab/>132<text:tab/>255<text:tab/>255<text:tab/>255<text:tab/>0<text:tab/>122<text:tab/>255<text:tab/>240<text:tab/>189<text:tab/>255<text:tab/>255<text:tab/>255<text:tab/>0<text:tab/>255<text:tab/>20<text:tab/>0<text:tab/>0<text:tab/>0<text:tab/>30<text:tab/>0<text:tab/>255<text:tab/>255<text:tab/>255<text:tab/>255<text:tab/>255<text:tab/>255<text:tab/>255<text:tab/>255<text:tab/>23<text:tab/>125<text:tab/>255<text:tab/>255<text:tab/>255<text:tab/>255<text:tab/>255<text:tab/>255<text:tab/>54<text:tab/>0<text:tab/>255<text:tab/>255<text:tab/>195<text:tab/>219<text:tab/>255<text:tab/>255<text:tab/>66<text:tab/>255<text:tab/>155<text:tab/>0<text:tab/>181<text:tab/>0<text:tab/>36<text:tab/>0<text:tab/>255<text:tab/>3</text:p>
      <text:p text:style-name="P6">22<text:tab/>255<text:tab/>0<text:tab/>0<text:tab/>0<text:tab/>0<text:tab/>0<text:tab/>198<text:tab/>255<text:tab/>0<text:tab/>167<text:tab/>233<text:tab/>255<text:tab/>151<text:tab/>232<text:tab/>255<text:tab/>0<text:tab/>210<text:tab/>255<text:tab/>255<text:tab/>255<text:tab/>255<text:tab/>255<text:tab/>255<text:tab/>199<text:tab/>255<text:tab/>255<text:tab/>255<text:tab/>255<text:tab/>44<text:tab/>255<text:tab/>217<text:tab/>227<text:tab/>255<text:tab/>108<text:tab/>255<text:tab/>167<text:tab/>135<text:tab/>220<text:tab/>120<text:tab/>0<text:tab/>255<text:tab/>101<text:tab/>94<text:tab/>210<text:tab/>0<text:tab/>0<text:tab/>0<text:tab/>255<text:tab/>199<text:tab/>26<text:tab/>7<text:tab/>255<text:tab/>193<text:tab/>255<text:tab/>255<text:tab/>0<text:tab/>11<text:tab/>120<text:tab/>255<text:tab/>255<text:tab/>255<text:tab/>255<text:tab/>162<text:tab/>0<text:tab/>0<text:tab/>255<text:tab/>255<text:tab/>255<text:tab/>158<text:tab/>183<text:tab/>148<text:tab/>231<text:tab/>255<text:tab/>0<text:tab/>241<text:tab/>0<text:tab/>151<text:tab/>181<text:tab/>0<text:tab/>255<text:tab/>3</text:p>
      <text:p text:style-name="P6">23<text:tab/>255<text:tab/>0<text:tab/>0<text:tab/>53<text:tab/>232<text:tab/>0<text:tab/>0<text:tab/>255<text:tab/>190<text:tab/>255<text:tab/>255<text:tab/>94<text:tab/>73<text:tab/>36<text:tab/>255<text:tab/>0<text:tab/>207<text:tab/>255<text:tab/>255<text:tab/>255<text:tab/>119<text:tab/>255<text:tab/>255<text:tab/>222<text:tab/>197<text:tab/>175<text:tab/>255<text:tab/>135<text:tab/>220<text:tab/>255<text:tab/>255<text:tab/>0<text:tab/>255<text:tab/>88<text:tab/>94<text:tab/>255<text:tab/>255<text:tab/>72<text:tab/>255<text:tab/>0<text:tab/>255<text:tab/>102<text:tab/>0<text:tab/>19<text:tab/>12<text:tab/>250<text:tab/>36<text:tab/>255<text:tab/>185<text:tab/>255<text:tab/>126<text:tab/>134<text:tab/>142<text:tab/>179<text:tab/>255<text:tab/>214<text:tab/>255<text:tab/>56<text:tab/>255<text:tab/>255<text:tab/>255<text:tab/>110<text:tab/>150<text:tab/>0<text:tab/>27<text:tab/>185<text:tab/>255<text:tab/>213<text:tab/>253<text:tab/>255<text:tab/>255<text:tab/>11<text:tab/>255<text:tab/>60<text:tab/>0<text:tab/>0<text:tab/>246<text:tab/>157<text:tab/>125<text:tab/>255<text:tab/>3</text:p>
      <text:p text:style-name="P6">24<text:tab/>163<text:tab/>0<text:tab/>247<text:tab/>0<text:tab/>0<text:tab/>193<text:tab/>0<text:tab/>169<text:tab/>0<text:tab/>173<text:tab/>255<text:tab/>52<text:tab/>255<text:tab/>171<text:tab/>48<text:tab/>199<text:tab/>255<text:tab/>255<text:tab/>255<text:tab/>50<text:tab/>255<text:tab/>182<text:tab/>150<text:tab/>88<text:tab/>255<text:tab/>255<text:tab/>255<text:tab/>95<text:tab/>255<text:tab/>255<text:tab/>255<text:tab/>152<text:tab/>255<text:tab/>242<text:tab/>9<text:tab/>170<text:tab/>158<text:tab/>255<text:tab/>171<text:tab/>2<text:tab/>156<text:tab/>180<text:tab/>110<text:tab/>36<text:tab/>191<text:tab/>170<text:tab/>229<text:tab/>255<text:tab/>113<text:tab/>2<text:tab/>29<text:tab/>95<text:tab/>19<text:tab/>5<text:tab/>255<text:tab/>0<text:tab/>255<text:tab/>255<text:tab/>255<text:tab/>220<text:tab/>232<text:tab/>95<text:tab/>66<text:tab/>57<text:tab/>133<text:tab/>95<text:tab/>248<text:tab/>158<text:tab/>255<text:tab/>29<text:tab/>72<text:tab/>0<text:tab/>181<text:tab/>219<text:tab/>0<text:tab/>139<text:tab/>0<text:tab/>0<text:tab/>0<text:tab/>255<text:tab/>3</text:p>
      <text:p text:style-name="P6">25<text:tab/>230<text:tab/>0<text:tab/>38<text:tab/>100<text:tab/>158<text:tab/>0<text:tab/>112<text:tab/>104<text:tab/>220<text:tab/>88<text:tab/>239<text:tab/>168<text:tab/>38<text:tab/>255<text:tab/>11<text:tab/>4<text:tab/>41<text:tab/>6<text:tab/>255<text:tab/>93<text:tab/>250<text:tab/>255<text:tab/>51<text:tab/>0<text:tab/>77<text:tab/>255<text:tab/>255<text:tab/>255<text:tab/>68<text:tab/>229<text:tab/>82<text:tab/>0<text:tab/>31<text:tab/>252<text:tab/>208<text:tab/>124<text:tab/>255<text:tab/>220<text:tab/>255<text:tab/>177<text:tab/>255<text:tab/>88<text:tab/>106<text:tab/>0<text:tab/>170<text:tab/>224<text:tab/>0<text:tab/>255<text:tab/>232<text:tab/>145<text:tab/>75<text:tab/>255<text:tab/>158<text:tab/>111<text:tab/>255<text:tab/>109<text:tab/>24<text:tab/>255<text:tab/>226<text:tab/>227<text:tab/>249<text:tab/>216<text:tab/>234<text:tab/>170<text:tab/>109<text:tab/>46<text:tab/>69<text:tab/>47<text:tab/>209<text:tab/>201<text:tab/>255<text:tab/>0<text:tab/>176<text:tab/>32<text:tab/>136<text:tab/>0<text:tab/>0<text:tab/>153<text:tab/>45<text:tab/>255<text:tab/>3</text:p>
      <text:p text:style-name="P6">26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-S</text:p>
      <text:p text:style-name="P6">27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O-S</text:p>
      <text:p text:style-name="P6">28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255<text:tab/>0<text:tab/>255<text:soft-page-break/>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0<text:tab/>255<text:tab/>255<text:tab/>255<text:tab/>0<text:tab/>0<text:tab/>0<text:tab/>0<text:tab/>255<text:tab/>255<text:tab/>O-S</text:p>
      <text:p text:style-name="P6">29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0<text:tab/>255<text:tab/>255<text:tab/>0<text:tab/>0<text:tab/>0<text:tab/>0<text:tab/>0<text:tab/>255<text:tab/>O-S</text:p>
      <text:p text:style-name="P6">30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255<text:tab/>255<text:tab/>255<text:tab/>255<text:tab/>255<text:tab/>255<text:tab/>0<text:tab/>255<text:tab/>0<text:tab/>0<text:tab/>0<text:tab/>0<text:tab/>0<text:tab/>0<text:tab/>255<text:tab/>O-S</text:p>
      <text:p text:style-name="P6">31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255<text:tab/>255<text:tab/>255<text:tab/>255<text:tab/>255<text:tab/>255<text:tab/>0<text:tab/>255<text:tab/>0<text:tab/>0<text:tab/>0<text:tab/>0<text:tab/>0<text:tab/>0<text:tab/>255<text:tab/>O-S</text:p>
      <text:p text:style-name="P6">32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255<text:tab/>255<text:tab/>255<text:tab/>255<text:tab/>255<text:tab/>255<text:tab/>0<text:tab/>255<text:tab/>0<text:tab/>0<text:tab/>0<text:tab/>0<text:tab/>0<text:tab/>0<text:tab/>255<text:tab/>O-S</text:p>
      <text:p text:style-name="P6">33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0<text:tab/>255<text:tab/>255<text:tab/>255<text:tab/>255<text:tab/>255<text:tab/>255<text:tab/>0<text:tab/>255<text:tab/>0<text:tab/>0<text:tab/>0<text:tab/>0<text:tab/>0<text:tab/>0<text:tab/>255<text:tab/>O-S</text:p>
      <text:p text:style-name="P6">34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O-S</text:p>
      <text:p text:style-name="P6">35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soft-page-break/><text:tab/>255<text:tab/>255<text:tab/>255<text:tab/>255<text:tab/>255<text:tab/>0<text:tab/>255<text:tab/>255<text:tab/>0<text:tab/>0<text:tab/>0<text:tab/>0<text:tab/>0<text:tab/>255<text:tab/>255<text:tab/>O-S</text:p>
      <text:p text:style-name="P6">36<text:tab/>255<text:tab/>255<text:tab/>0<text:tab/>0<text:tab/>0<text:tab/>0<text:tab/>0<text:tab/>255<text:tab/>255<text:tab/>0<text:tab/>255<text:tab/>255<text:tab/>255<text:tab/>255<text:tab/>255<text:tab/>0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37<text:tab/>255<text:tab/>255<text:tab/>0<text:tab/>0<text:tab/>0<text:tab/>255<text:tab/>255<text:tab/>255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38<text:tab/>255<text:tab/>255<text:tab/>255<text:tab/>0<text:tab/>0<text:tab/>255<text:tab/>255<text:tab/>255<text:tab/>255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39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255<text:tab/>255<text:tab/>0<text:tab/>255<text:tab/>255<text:tab/>255<text:tab/>255<text:tab/>255<text:tab/>255<text:tab/>255<text:tab/>255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40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255<text:tab/>255<text:tab/>255<text:tab/>255<text:tab/>255<text:tab/>255<text:tab/>255<text:tab/>255<text:tab/>255<text:tab/>255<text:tab/>255<text:tab/>255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41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0<text:tab/>255<text:tab/>255<text:tab/>0<text:tab/>0<text:tab/>0<text:tab/>0<text:tab/>0<text:tab/>255<text:tab/>255<text:tab/>S-A</text:p>
      <text:p text:style-name="P6">42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255<text:tab/>255<text:tab/>S-A</text:p>
      <text:p text:style-name="P6">43<text:tab/>255<text:tab/>255<text:tab/>255<text:tab/>0<text:tab/>0<text:tab/>255<text:tab/>255<text:tab/>255<text:tab/>255<text:tab/>255<text:tab/>0<text:tab/>255<text:tab/>255<text:soft-page-break/>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0<text:tab/>0<text:tab/>0<text:tab/>255<text:tab/>0<text:tab/>S-A</text:p>
      <text:p text:style-name="P6">44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S-A</text:p>
      <text:p text:style-name="P6">45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S-A</text:p>
      <text:p text:style-name="P6">46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A-K</text:p>
      <text:p text:style-name="P6">47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48<text:tab/>255<text:tab/>255<text:tab/>255<text:tab/>0<text:tab/>0<text:tab/>255<text:tab/>255<text:tab/>255<text:tab/>255<text:tab/>255<text:tab/>0<text:tab/>255<text:tab/>255<text:tab/>0<text:tab/>255<text:tab/>255<text:tab/>255<text:tab/>0<text:tab/>255<text:tab/>255<text:tab/>255<text:tab/>255<text:tab/>0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49<text:tab/>0<text:tab/>255<text:tab/>255<text:tab/>0<text:tab/>0<text:tab/>255<text:tab/>255<text:tab/>255<text:tab/>0<text:tab/>255<text:tab/>0<text:tab/>255<text:tab/>255<text:tab/>0<text:tab/>255<text:tab/>255<text:tab/>0<text:tab/>0<text:tab/>255<text:tab/>255<text:tab/>255<text:tab/>255<text:tab/>0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0<text:tab/>0<text:tab/>0<text:tab/>0<text:tab/>0<text:tab/>0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0<text:tab/>0<text:tab/>255<text:tab/>255<text:tab/>0<text:tab/>0<text:tab/>255<text:tab/>255<text:tab/>255<text:tab/>0<text:tab/>255<text:tab/>0<text:tab/>255<text:tab/>255<text:tab/>0<text:tab/>255<text:tab/>255<text:tab/>0<text:tab/>0<text:tab/>255<text:tab/>255<text:tab/>255<text:tab/>255<text:tab/>0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0<text:tab/>0<text:soft-page-break/><text:tab/>0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1<text:tab/>0<text:tab/>255<text:tab/>255<text:tab/>0<text:tab/>0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2<text:tab/>0<text:tab/>255<text:tab/>255<text:tab/>0<text:tab/>255<text:tab/>255<text:tab/>255<text:tab/>255<text:tab/>0<text:tab/>255<text:tab/>0<text:tab/>255<text:tab/>0<text:tab/>255<text:tab/>255<text:tab/>255<text:tab/>0<text:tab/>0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3<text:tab/>0<text:tab/>255<text:tab/>255<text:tab/>255<text:tab/>255<text:tab/>0<text:tab/>0<text:tab/>0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4<text:tab/>0<text:tab/>255<text:tab/>255<text:tab/>255<text:tab/>255<text:tab/>0<text:tab/>0<text:tab/>0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A-K</text:p>
      <text:p text:style-name="P6">55<text:tab/>0<text:tab/>255<text:tab/>255<text:tab/>255<text:tab/>255<text:tab/>0<text:tab/>0<text:tab/>0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255<text:tab/>0<text:tab/>255<text:tab/>255<text:tab/>255<text:tab/>255<text:tab/>0<text:tab/>255<text:tab/>255<text:tab/>0<text:tab/>255<text:tab/>255<text:tab/>255<text:tab/>255<text:tab/>255<text:tab/>0<text:tab/>0<text:tab/>A-K</text:p>
      <text:p text:style-name="P6">56<text:tab/>0<text:tab/>255<text:tab/>255<text:tab/>255<text:tab/>255<text:tab/>0<text:tab/>0<text:tab/>0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255<text:tab/>0<text:tab/>255<text:tab/>255<text:tab/>255<text:tab/>255<text:tab/>0<text:tab/>255<text:tab/>255<text:tab/>0<text:tab/>255<text:tab/>255<text:tab/>255<text:tab/>255<text:tab/>255<text:tab/>0<text:tab/>0<text:tab/>K-3</text:p>
      <text:p text:style-name="P6">57<text:tab/>255<text:tab/>255<text:tab/>255<text:tab/>255<text:tab/>255<text:tab/>0<text:tab/>0<text:tab/>255<text:tab/>0<text:tab/>255<text:tab/>255<text:tab/>255<text:tab/>0<text:tab/>255<text:tab/>255<text:tab/>255<text:tab/>0<text:tab/>255<text:tab/>255<text:tab/>0<text:tab/>255<text:tab/>255<text:tab/>255<text:tab/>255<text:tab/>0<text:tab/>255<text:tab/>0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255<text:tab/>0<text:tab/>255<text:tab/>255<text:tab/>0<text:tab/>255<text:tab/>255<text:tab/>255<text:tab/>255<text:tab/>0<text:tab/>255<text:tab/>255<text:tab/>255<text:tab/>0<text:tab/>255<text:tab/>255<text:tab/>255<text:tab/>0<text:tab/>255<text:tab/>255<text:tab/>255<text:tab/>255<text:tab/>0<text:tab/>255<text:tab/>255<text:tab/>255<text:tab/>255<text:tab/>255<text:tab/>255<text:tab/>255<text:tab/>255<text:tab/>0<text:tab/>255<text:tab/>K-3</text:p>
      <text:p text:style-name="P6"><text:soft-page-break/>58<text:tab/>255<text:tab/>255<text:tab/>255<text:tab/>255<text:tab/>255<text:tab/>0<text:tab/>0<text:tab/>255<text:tab/>0<text:tab/>255<text:tab/>255<text:tab/>255<text:tab/>0<text:tab/>255<text:tab/>255<text:tab/>0<text:tab/>0<text:tab/>255<text:tab/>255<text:tab/>0<text:tab/>255<text:tab/>255<text:tab/>255<text:tab/>0<text:tab/>0<text:tab/>255<text:tab/>0<text:tab/>255<text:tab/>255<text:tab/>255<text:tab/>255<text:tab/>0<text:tab/>0<text:tab/>0<text:tab/>255<text:tab/>255<text:tab/>255<text:tab/>255<text:tab/>255<text:tab/>0<text:tab/>0<text:tab/>255<text:tab/>0<text:tab/>255<text:tab/>255<text:tab/>255<text:tab/>0<text:tab/>255<text:tab/>0<text:tab/>255<text:tab/>255<text:tab/>0<text:tab/>255<text:tab/>255<text:tab/>255<text:tab/>0<text:tab/>0<text:tab/>255<text:tab/>255<text:tab/>255<text:tab/>0<text:tab/>255<text:tab/>255<text:tab/>0<text:tab/>0<text:tab/>255<text:tab/>255<text:tab/>255<text:tab/>255<text:tab/>0<text:tab/>255<text:tab/>0<text:tab/>255<text:tab/>255<text:tab/>255<text:tab/>255<text:tab/>255<text:tab/>255<text:tab/>0<text:tab/>255<text:tab/>K-3</text:p>
      <text:p text:style-name="P6">59<text:tab/>255<text:tab/>255<text:tab/>255<text:tab/>255<text:tab/>255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0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0<text:tab/>255<text:tab/>K-3</text:p>
      <text:p text:style-name="P6">60<text:tab/>255<text:tab/>255<text:tab/>255<text:tab/>255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0<text:tab/>255<text:tab/>255<text:tab/>255<text:tab/>255<text:tab/>255<text:tab/>0<text:tab/>0<text:tab/>255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0<text:tab/>0<text:tab/>0<text:tab/>255<text:tab/>K-3</text:p>
      <text:p text:style-name="P6">61<text:tab/>255<text:tab/>255<text:tab/>255<text:tab/>255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0<text:tab/>0<text:tab/>0<text:tab/>255<text:tab/>K-3</text:p>
      <text:p text:style-name="P6">62<text:tab/>255<text:tab/>255<text:tab/>255<text:tab/>0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0<text:tab/>0<text:tab/>0<text:tab/>0<text:tab/>0<text:tab/>255<text:tab/>K-3</text:p>
      <text:p text:style-name="P6">63<text:tab/>255<text:tab/>0<text:tab/>0<text:tab/>0<text:tab/>0<text:tab/>0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K-3</text:p>
      <text:p text:style-name="P6">64<text:tab/>255<text:tab/>0<text:tab/>0<text:tab/>0<text:tab/>0<text:tab/>0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K-3</text:p>
      <text:p text:style-name="P6">65<text:tab/>255<text:tab/>0<text:tab/>0<text:tab/>0<text:tab/>0<text:tab/>0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soft-page-break/>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K-3</text:p>
      <text:p text:style-name="P6">66<text:tab/>255<text:tab/>0<text:tab/>0<text:tab/>0<text:tab/>0<text:tab/>0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0<text:tab/>0<text:tab/>0<text:tab/>0<text:tab/>0<text:tab/>255<text:tab/>3-O</text:p>
      <text:p text:style-name="P6">67<text:tab/>255<text:tab/>255<text:tab/>0<text:tab/>0<text:tab/>0<text:tab/>0<text:tab/>255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255<text:tab/>0<text:tab/>0<text:tab/>0<text:tab/>0<text:tab/>255<text:tab/>255<text:tab/>3-O</text:p>
      <text:p text:style-name="P6">68<text:tab/>255<text:tab/>255<text:tab/>0<text:tab/>0<text:tab/>0<text:tab/>0<text:tab/>255<text:tab/>255<text:tab/>255<text:tab/>0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0<text:tab/>0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69<text:tab/>255<text:tab/>255<text:tab/>0<text:tab/>0<text:tab/>0<text:tab/>0<text:tab/>255<text:tab/>255<text:tab/>255<text:tab/>0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0<text:tab/>0<text:tab/>0<text:tab/>255<text:tab/>255<text:tab/>255<text:tab/>255<text:tab/>255<text:tab/>255<text:tab/>255<text:tab/>255<text:tab/>0<text:tab/>255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70<text:tab/>255<text:tab/>255<text:tab/>0<text:tab/>0<text:tab/>0<text:tab/>0<text:tab/>255<text:tab/>255<text:tab/>255<text:tab/>0<text:tab/>255<text:tab/>255<text:tab/>255<text:tab/>255<text:tab/>0<text:tab/>255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71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72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soft-page-break/><text:tab/>255<text:tab/>255<text:tab/>3-O</text:p>
      <text:p text:style-name="P6">73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74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255<text:tab/>255<text:tab/>255<text:tab/>255<text:tab/>255<text:tab/>255<text:tab/>255<text:tab/>0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>75<text:tab/>255<text:tab/>255<text:tab/>0<text:tab/>0<text:tab/>0<text:tab/>0<text:tab/>255<text:tab/>255<text:tab/>255<text:tab/>0<text:tab/>255<text:tab/>255<text:tab/>255<text:tab/>255<text:tab/>0<text:tab/>255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255<text:tab/>0<text:tab/>255<text:tab/>255<text:tab/>255<text:tab/>255<text:tab/>0<text:tab/>255<text:tab/>255<text:tab/>255<text:tab/>0<text:tab/>0<text:tab/>0<text:tab/>0<text:tab/>255<text:tab/>255<text:tab/>3-O</text:p>
      <text:p text:style-name="P6"/>
      <text:p text:style-name="P4">Wektory (dane weryfikujące 16 x 20):</text:p>
      <text:p text:style-name="P4"/>
      <text:p text:style-name="P4"/>
      <text:p text:style-name="P6">Lp.<text:tab/>p1.1<text:tab/>p1.2<text:tab/>p1.3<text:tab/>p1.4<text:tab/>p1.5<text:tab/>p1.6<text:tab/>p1.7<text:tab/>p1.8<text:tab/>p1.9<text:tab/>p1.10<text:tab/>p1.11<text:tab/>p1.12<text:tab/>p1.13<text:tab/>p1.14<text:tab/>p1.15<text:tab/>p1.16<text:tab/>p2.1<text:tab/>p2.2<text:tab/>p2.3<text:tab/>p2.4<text:tab/>p2.5<text:tab/>p2.6<text:tab/>p2.7<text:tab/>p2.8<text:tab/>p2.9<text:tab/>p2.10<text:tab/>p2.11<text:tab/>p2.12<text:tab/>p2.13<text:tab/>p2.14<text:tab/>p2.15<text:tab/>p2.16<text:tab/>p3.1<text:tab/>p3.2<text:tab/>p3.3<text:tab/>p3.4<text:tab/>p3.5<text:tab/>p3.6<text:tab/>p3.7<text:tab/>p3.8<text:tab/>p3.9<text:tab/>p3.10<text:tab/>p3.11<text:tab/>p3.12<text:tab/>p3.13<text:tab/>p3.14<text:tab/>p3.15<text:tab/>p3.16<text:tab/>p4.1<text:tab/>p4.2<text:tab/>p4.3<text:tab/>p4.4<text:tab/>p4.5<text:tab/>p4.6<text:tab/>p4.7<text:tab/>p4.8<text:tab/>p4.9<text:tab/>p4.10<text:tab/>p4.11<text:tab/>p4.12<text:tab/>p4.13<text:tab/>p4.14<text:tab/>p4.15<text:tab/>p4.16<text:tab/>p5.1<text:tab/>p5.2<text:tab/>p5.3<text:tab/>p5.4<text:tab/>p5.5<text:tab/>p5.6<text:tab/>p5.7<text:tab/>p5.8<text:tab/>p5.9<text:tab/>p5.10<text:tab/>p5.11<text:tab/>p5.12<text:tab/>p5.13<text:tab/>p5.14<text:tab/>p5.15<text:tab/>p5.16<text:tab/>p6.1<text:tab/>p6.2<text:tab/>p6.3<text:tab/>p6.4<text:tab/>p6.5<text:tab/>p6.6<text:tab/>p6.7<text:tab/>p6.8<text:tab/>p6.9<text:tab/>p6.10<text:tab/>p6.11<text:tab/>p6.12<text:tab/>p6.13<text:tab/>p6.14<text:tab/>p6.15<text:tab/>p6.16<text:tab/>p7.1<text:tab/>p7.2<text:tab/>p7.3<text:tab/>p7.4<text:tab/>p7.5<text:tab/>p7.6<text:tab/>p7.7<text:tab/>p7.8<text:tab/>p7.9<text:tab/>p7.10<text:tab/>p7.11<text:tab/>p7.12<text:tab/>p7.13<text:tab/>p7.14<text:tab/>p7.15<text:tab/>p7.16<text:tab/>p8.1<text:tab/>p8.2<text:tab/>p8.3<text:tab/>p8.4<text:tab/>p8.5<text:tab/>p8.6<text:tab/>p8.7<text:tab/>p8.8<text:tab/>p8.9<text:tab/>p8.10<text:tab/>p8.11<text:tab/>p8.12<text:tab/>p8.13<text:tab/>p8.14<text:tab/>p8.15<text:tab/>p8.16<text:tab/>p9.1<text:tab/>p9.2<text:tab/>p9.3<text:tab/>p9.4<text:tab/>p9.5<text:tab/>p9.6<text:tab/>p9.7<text:tab/>p9.8<text:tab/>p9.9<text:tab/>p9.10<text:tab/>p9.11<text:tab/>p9.12<text:tab/>p9.13<text:tab/>p9.14<text:tab/>p9.15<text:tab/>p9.16<text:tab/>p10.1<text:tab/>p10.2<text:tab/>p10.3<text:tab/>p10.4<text:tab/>p10.5<text:tab/>p10.6<text:tab/>p10.7<text:tab/>p10.8<text:tab/>p10.9<text:tab/>p10.10<text:tab/>p10.11<text:tab/>p10.12<text:tab/>p10.13<text:tab/>p10.14<text:tab/>p10.15<text:tab/>p10.16<text:tab/>p11.1<text:tab/>p11.2<text:tab/>p11.3<text:tab/>p11.4<text:tab/>p11.5<text:tab/>p11.6<text:tab/>p11.7<text:tab/>p11.8<text:tab/>p11.9<text:tab/>p11.10<text:tab/>p11.11<text:tab/>p11.12<text:tab/>p11.13<text:tab/>p11.14<text:tab/>p11.15<text:tab/>p11.16<text:tab/>p12.1<text:tab/>p12.2<text:tab/>p12.3<text:tab/>p12.4<text:tab/>p12.5<text:tab/>p12.6<text:tab/>p12.7<text:tab/>p12.8<text:tab/>p12.9<text:tab/>p12.10<text:tab/>p12.11<text:tab/>p12.12<text:tab/>p12.13<text:tab/>p12.14<text:tab/>p12.15<text:tab/>p12.16<text:tab/>p13.1<text:tab/>p13.2<text:tab/>p13.3<text:tab/>p13.4<text:tab/>p13.5<text:tab/>p13.6<text:tab/>p13.7<text:tab/>p13.8<text:tab/>p13.9<text:tab/>p13.10<text:tab/>p13.11<text:tab/>p13.12<text:tab/>p13.13<text:tab/>p13.14<text:tab/>p13.15<text:tab/>p13.16<text:tab/>p14.1<text:tab/>p14.2<text:tab/>p14.3<text:tab/>p14.4<text:tab/>p14.5<text:tab/>p14.6<text:tab/>p14.7<text:tab/>p14.8<text:tab/>p14.9<text:tab/>p14.10<text:tab/>p14.11<text:tab/>p14.12<text:tab/>p14.13<text:tab/>p14.14<text:tab/>p14.15<text:tab/>p14.16<text:tab/>p15.1<text:tab/>p15.2<text:tab/>p15.3<text:tab/>p15.4<text:tab/>p15.5<text:tab/>p15.6<text:tab/>p15.7<text:tab/>p15.8<text:tab/>p15.9<text:tab/>p15.10<text:tab/>p15.11<text:tab/>p15.12<text:tab/>p15.13<text:tab/>p15.14<text:tab/>p15.15<text:tab/>p15.16<text:tab/>p16.1<text:tab/>p16.2<text:tab/>p16.3<text:tab/>p16.4<text:tab/>p16.5<text:tab/>p16.6<text:tab/>p16.7<text:tab/>p16.8<text:tab/>p16.9<text:tab/>p16.10<text:tab/>p16.11<text:tab/>p16.12<text:tab/>p16.13<text:tab/>p16.14<text:tab/>p16.15<text:tab/>p16.16<text:tab/>p17.1<text:tab/>p17.2<text:tab/>p17.3<text:tab/>p17.4<text:tab/>p17.5<text:tab/>p17.6<text:tab/>p17.7<text:tab/>p17.8<text:tab/>p17.9<text:tab/>p17.10<text:tab/>p17.11<text:tab/>p17.12<text:tab/>p17.13<text:tab/>p17.14<text:tab/>p17.15<text:tab/>p17.16<text:tab/>p18.1<text:tab/>p18.2<text:tab/>p18.3<text:tab/>p18.4<text:tab/>p18.5<text:tab/>p18.6<text:tab/>p18.7<text:tab/>p18.8<text:tab/>p18.9<text:tab/>p18.10<text:tab/>p18.11<text:tab/>p18.12<text:tab/>p18.13<text:tab/>p18.14<text:tab/>p18.15<text:tab/>p18.16<text:tab/>p19.1<text:tab/>p19.2<text:tab/>p19.3<text:tab/>p19.4<text:tab/>p19.5<text:tab/>p19.6<text:tab/>p19.7<text:tab/>p19.8<text:tab/>p19.9<text:tab/>p19.10<text:tab/>p19.11<text:tab/>p19.12<text:tab/>p19.13<text:tab/>p19.14<text:tab/>p19.15<text:tab/>p19.16<text:tab/>p20.1<text:tab/>p20.2<text:tab/>p20.3<text:tab/>p20.4<text:tab/>p20.5<text:tab/>p20.6<text:tab/>p20.7<text:tab/>p20.8<text:tab/>p20.9<text:tab/>p20.10<text:tab/>p20.11<text:tab/>p20.12<text:tab/>p20.13<text:tab/>p20.14<text:soft-page-break/><text:tab/>p20.15<text:tab/>p20.16<text:tab/>Klasa</text:p>
      <text:p text:style-name="P6">1<text:tab/>217<text:tab/>65<text:tab/>255<text:tab/>255<text:tab/>0<text:tab/>0<text:tab/>0<text:tab/>0<text:tab/>0<text:tab/>61<text:tab/>125<text:tab/>66<text:tab/>255<text:tab/>255<text:tab/>255<text:tab/>255<text:tab/>53<text:tab/>255<text:tab/>255<text:tab/>255<text:tab/>0<text:tab/>0<text:tab/>27<text:tab/>19<text:tab/>0<text:tab/>0<text:tab/>0<text:tab/>49<text:tab/>255<text:tab/>255<text:tab/>255<text:tab/>1<text:tab/>163<text:tab/>212<text:tab/>0<text:tab/>0<text:tab/>255<text:tab/>238<text:tab/>255<text:tab/>245<text:tab/>255<text:tab/>255<text:tab/>255<text:tab/>101<text:tab/>0<text:tab/>0<text:tab/>255<text:tab/>255<text:tab/>11<text:tab/>255<text:tab/>0<text:tab/>0<text:tab/>115<text:tab/>79<text:tab/>255<text:tab/>255<text:tab/>255<text:tab/>61<text:tab/>255<text:tab/>255<text:tab/>0<text:tab/>0<text:tab/>140<text:tab/>255<text:tab/>0<text:tab/>0<text:tab/>255<text:tab/>2<text:tab/>40<text:tab/>255<text:tab/>255<text:tab/>255<text:tab/>255<text:tab/>255<text:tab/>255<text:tab/>255<text:tab/>4<text:tab/>21<text:tab/>0<text:tab/>0<text:tab/>0<text:tab/>0<text:tab/>255<text:tab/>130<text:tab/>255<text:tab/>255<text:tab/>255<text:tab/>255<text:tab/>255<text:tab/>80<text:tab/>195<text:tab/>255<text:tab/>255<text:tab/>255<text:tab/>0<text:tab/>186<text:tab/>0<text:tab/>0<text:tab/>255<text:tab/>194<text:tab/>255<text:tab/>255<text:tab/>255<text:tab/>24<text:tab/>255<text:tab/>173<text:tab/>255<text:tab/>255<text:tab/>255<text:tab/>255<text:tab/>0<text:tab/>0<text:tab/>0<text:tab/>0<text:tab/>255<text:tab/>255<text:tab/>255<text:tab/>255<text:tab/>255<text:tab/>8<text:tab/>212<text:tab/>255<text:tab/>255<text:tab/>43<text:tab/>255<text:tab/>255<text:tab/>0<text:tab/>119<text:tab/>0<text:tab/>0<text:tab/>255<text:tab/>255<text:tab/>81<text:tab/>255<text:tab/>41<text:tab/>255<text:tab/>255<text:tab/>21<text:tab/>255<text:tab/>255<text:tab/>163<text:tab/>255<text:tab/>0<text:tab/>197<text:tab/>0<text:tab/>167<text:tab/>255<text:tab/>255<text:tab/>73<text:tab/>255<text:tab/>255<text:tab/>255<text:tab/>255<text:tab/>255<text:tab/>255<text:tab/>42<text:tab/>255<text:tab/>255<text:tab/>0<text:tab/>141<text:tab/>0<text:tab/>178<text:tab/>255<text:tab/>47<text:tab/>255<text:tab/>255<text:tab/>255<text:tab/>65<text:tab/>163<text:tab/>255<text:tab/>255<text:tab/>187<text:tab/>39<text:tab/>255<text:tab/>0<text:tab/>120<text:tab/>99<text:tab/>0<text:tab/>223<text:tab/>255<text:tab/>13<text:tab/>255<text:tab/>165<text:tab/>255<text:tab/>255<text:tab/>255<text:tab/>255<text:tab/>255<text:tab/>255<text:tab/>255<text:tab/>0<text:tab/>0<text:tab/>163<text:tab/>0<text:tab/>255<text:tab/>255<text:tab/>255<text:tab/>255<text:tab/>255<text:tab/>255<text:tab/>255<text:tab/>255<text:tab/>255<text:tab/>255<text:tab/>88<text:tab/>255<text:tab/>187<text:tab/>0<text:tab/>187<text:tab/>143<text:tab/>150<text:tab/>255<text:tab/>255<text:tab/>255<text:tab/>252<text:tab/>255<text:tab/>255<text:tab/>255<text:tab/>255<text:tab/>255<text:tab/>255<text:tab/>255<text:tab/>0<text:tab/>0<text:tab/>206<text:tab/>30<text:tab/>23<text:tab/>255<text:tab/>255<text:tab/>255<text:tab/>255<text:tab/>151<text:tab/>182<text:tab/>255<text:tab/>255<text:tab/>255<text:tab/>255<text:tab/>255<text:tab/>0<text:tab/>0<text:tab/>22<text:tab/>0<text:tab/>255<text:tab/>255<text:tab/>235<text:tab/>255<text:tab/>255<text:tab/>128<text:tab/>6<text:tab/>255<text:tab/>205<text:tab/>255<text:tab/>255<text:tab/>47<text:tab/>0<text:tab/>0<text:tab/>255<text:tab/>255<text:tab/>235<text:tab/>0<text:tab/>75<text:tab/>255<text:tab/>255<text:tab/>255<text:tab/>255<text:tab/>255<text:tab/>255<text:tab/>20<text:tab/>0<text:tab/>0<text:tab/>127<text:tab/>214<text:tab/>33<text:tab/>255<text:tab/>0<text:tab/>178<text:tab/>61<text:tab/>255<text:tab/>255<text:tab/>255<text:tab/>145<text:tab/>255<text:tab/>255<text:tab/>242<text:tab/>0<text:tab/>0<text:tab/>143<text:tab/>141<text:tab/>255<text:tab/>31<text:tab/>255<text:tab/>255<text:tab/>0<text:tab/>164<text:tab/>0<text:tab/>232<text:tab/>0<text:tab/>48<text:tab/>0<text:tab/>174<text:tab/>255<text:tab/>255<text:tab/>122<text:tab/>255<text:tab/>180<text:tab/>98<text:tab/>255<text:tab/>255<text:tab/>0<text:tab/>0<text:tab/>57<text:tab/>0<text:tab/>0<text:tab/>0<text:tab/>0<text:tab/>0<text:tab/>5<text:tab/>96<text:tab/>255<text:tab/>255<text:tab/>O</text:p>
      <text:p text:style-name="P6">2<text:tab/>255<text:tab/>49<text:tab/>255<text:tab/>255<text:tab/>62<text:tab/>140<text:tab/>0<text:tab/>4<text:tab/>0<text:tab/>4<text:tab/>0<text:tab/>0<text:tab/>220<text:tab/>255<text:tab/>255<text:tab/>89<text:tab/>255<text:tab/>255<text:tab/>255<text:tab/>166<text:tab/>65<text:tab/>209<text:tab/>0<text:tab/>0<text:tab/>4<text:tab/>0<text:tab/>0<text:tab/>112<text:tab/>255<text:tab/>255<text:tab/>109<text:tab/>11<text:tab/>255<text:tab/>202<text:tab/>0<text:tab/>0<text:tab/>255<text:tab/>255<text:tab/>255<text:tab/>144<text:tab/>196<text:tab/>64<text:tab/>255<text:tab/>255<text:tab/>247<text:tab/>32<text:tab/>242<text:tab/>114<text:tab/>255<text:tab/>255<text:tab/>122<text:tab/>92<text:tab/>255<text:tab/>90<text:tab/>243<text:tab/>255<text:tab/>255<text:tab/>189<text:tab/>255<text:tab/>255<text:tab/>187<text:tab/>0<text:tab/>255<text:tab/>255<text:tab/>0<text:tab/>94<text:tab/>158<text:tab/>134<text:tab/>255<text:tab/>68<text:tab/>255<text:tab/>190<text:tab/>231<text:tab/>255<text:tab/>255<text:tab/>199<text:tab/>135<text:tab/>135<text:tab/>71<text:tab/>0<text:tab/>0<text:tab/>0<text:tab/>255<text:tab/>255<text:tab/>255<text:tab/>255<text:tab/>130<text:tab/>255<text:tab/>255<text:tab/>255<text:tab/>255<text:tab/>190<text:tab/>255<text:tab/>255<text:tab/>0<text:tab/>0<text:tab/>50<text:tab/>0<text:tab/>255<text:tab/>255<text:tab/>255<text:tab/>255<text:tab/>255<text:tab/>61<text:tab/>184<text:tab/>255<text:tab/>255<text:tab/>1<text:tab/>94<text:tab/>255<text:tab/>196<text:tab/>0<text:tab/>0<text:tab/>39<text:tab/>255<text:tab/>255<text:tab/>255<text:tab/>255<text:tab/>255<text:tab/>171<text:tab/>255<text:tab/>189<text:tab/>237<text:tab/>32<text:tab/>255<text:tab/>255<text:tab/>0<text:tab/>119<text:tab/>0<text:tab/>0<text:tab/>255<text:tab/>255<text:tab/>255<text:tab/>255<text:tab/>214<text:tab/>255<text:tab/>255<text:tab/>166<text:tab/>255<text:tab/>255<text:tab/>255<text:tab/>255<text:tab/>153<text:tab/>0<text:tab/>0<text:tab/>226<text:tab/>255<text:tab/>255<text:tab/>44<text:tab/>5<text:tab/>70<text:tab/>255<text:tab/>115<text:tab/>255<text:tab/>255<text:tab/>255<text:tab/>120<text:tab/>220<text:tab/>0<text:tab/>0<text:tab/>0<text:tab/>0<text:tab/>255<text:tab/>255<text:tab/>255<text:tab/>255<text:tab/>255<text:tab/>255<text:tab/>35<text:tab/>255<text:tab/>255<text:tab/>255<text:tab/>255<text:tab/>186<text:tab/>0<text:tab/>0<text:tab/>5<text:tab/>0<text:tab/>255<text:tab/>255<text:tab/>34<text:tab/>255<text:tab/>33<text:tab/>143<text:tab/>255<text:tab/>42<text:tab/>170<text:tab/>125<text:tab/>73<text:tab/>255<text:tab/>0<text:tab/>218<text:tab/>0<text:tab/>0<text:tab/>255<text:tab/>255<text:tab/>255<text:tab/>163<text:tab/>255<text:tab/>39<text:tab/>1<text:tab/>150<text:tab/>255<text:tab/>198<text:tab/>146<text:tab/>255<text:tab/>63<text:tab/>0<text:tab/>184<text:tab/>0<text:tab/>222<text:tab/>78<text:tab/>255<text:tab/>255<text:tab/>255<text:tab/>255<text:tab/>255<text:tab/>255<text:tab/>255<text:tab/>255<text:tab/>42<text:tab/>80<text:tab/>17<text:tab/>223<text:tab/>0<text:tab/>27<text:tab/>255<text:tab/>255<text:tab/>0<text:tab/>42<text:tab/>119<text:tab/>124<text:tab/>40<text:tab/>255<text:tab/>255<text:tab/>170<text:tab/>49<text:tab/>255<text:tab/>116<text:tab/>200<text:tab/>0<text:tab/>0<text:tab/>255<text:tab/>255<text:tab/>255<text:tab/>223<text:tab/>255<text:tab/>255<text:tab/>255<text:tab/>179<text:tab/>170<text:tab/>255<text:tab/>255<text:tab/>36<text:tab/>0<text:tab/>0<text:tab/>255<text:tab/>78<text:tab/>110<text:tab/>0<text:tab/>238<text:tab/>77<text:tab/>255<text:tab/>255<text:tab/>60<text:tab/>241<text:tab/>33<text:tab/>255<text:tab/>0<text:tab/>80<text:tab/>255<text:tab/>255<text:tab/>255<text:tab/>255<text:tab/>0<text:tab/>0<text:tab/>255<text:tab/>255<text:tab/>255<text:tab/>236<text:tab/>255<text:tab/>255<text:tab/>255<text:tab/>255<text:tab/>0<text:tab/>220<text:tab/>255<text:tab/>255<text:tab/>227<text:tab/>161<text:tab/>255<text:tab/>255<text:tab/>0<text:tab/>51<text:tab/>0<text:tab/>0<text:tab/>0<text:tab/>125<text:tab/>85<text:tab/>0<text:tab/>18<text:tab/>82<text:tab/>255<text:tab/>255<text:tab/>75<text:tab/>255<text:tab/>105<text:tab/>65<text:tab/>0<text:tab/>223<text:tab/>1<text:tab/>225<text:tab/>0<text:tab/>79<text:tab/>155<text:tab/>44<text:tab/>13<text:tab/>255<text:tab/>255<text:tab/>255<text:tab/>O</text:p>
      <text:p text:style-name="P6">3<text:tab/>243<text:tab/>53<text:tab/>255<text:tab/>32<text:tab/>138<text:tab/>0<text:tab/>246<text:tab/>0<text:tab/>210<text:tab/>219<text:tab/>0<text:tab/>224<text:tab/>175<text:soft-page-break/><text:tab/>255<text:tab/>255<text:tab/>255<text:tab/>62<text:tab/>46<text:tab/>123<text:tab/>72<text:tab/>154<text:tab/>0<text:tab/>250<text:tab/>0<text:tab/>246<text:tab/>0<text:tab/>246<text:tab/>0<text:tab/>159<text:tab/>215<text:tab/>255<text:tab/>63<text:tab/>186<text:tab/>255<text:tab/>0<text:tab/>0<text:tab/>255<text:tab/>255<text:tab/>8<text:tab/>255<text:tab/>219<text:tab/>96<text:tab/>211<text:tab/>72<text:tab/>63<text:tab/>175<text:tab/>255<text:tab/>255<text:tab/>255<text:tab/>255<text:tab/>0<text:tab/>163<text:tab/>120<text:tab/>255<text:tab/>255<text:tab/>255<text:tab/>102<text:tab/>138<text:tab/>255<text:tab/>255<text:tab/>22<text:tab/>0<text:tab/>255<text:tab/>233<text:tab/>0<text:tab/>195<text:tab/>32<text:tab/>255<text:tab/>255<text:tab/>255<text:tab/>168<text:tab/>255<text:tab/>255<text:tab/>255<text:tab/>255<text:tab/>119<text:tab/>255<text:tab/>108<text:tab/>53<text:tab/>0<text:tab/>0<text:tab/>0<text:tab/>64<text:tab/>195<text:tab/>255<text:tab/>255<text:tab/>137<text:tab/>103<text:tab/>255<text:tab/>255<text:tab/>255<text:tab/>255<text:tab/>80<text:tab/>30<text:tab/>18<text:tab/>147<text:tab/>205<text:tab/>126<text:tab/>34<text:tab/>255<text:tab/>73<text:tab/>255<text:tab/>255<text:tab/>165<text:tab/>255<text:tab/>124<text:tab/>88<text:tab/>21<text:tab/>174<text:tab/>101<text:tab/>226<text:tab/>174<text:tab/>0<text:tab/>0<text:tab/>255<text:tab/>255<text:tab/>255<text:tab/>98<text:tab/>243<text:tab/>4<text:tab/>255<text:tab/>255<text:tab/>255<text:tab/>184<text:tab/>5<text:tab/>255<text:tab/>0<text:tab/>82<text:tab/>46<text:tab/>0<text:tab/>192<text:tab/>255<text:tab/>18<text:tab/>51<text:tab/>167<text:tab/>255<text:tab/>110<text:tab/>241<text:tab/>174<text:tab/>255<text:tab/>255<text:tab/>15<text:tab/>0<text:tab/>0<text:tab/>64<text:tab/>16<text:tab/>217<text:tab/>103<text:tab/>255<text:tab/>255<text:tab/>255<text:tab/>255<text:tab/>255<text:tab/>110<text:tab/>255<text:tab/>255<text:tab/>250<text:tab/>30<text:tab/>145<text:tab/>0<text:tab/>0<text:tab/>0<text:tab/>131<text:tab/>159<text:tab/>255<text:tab/>255<text:tab/>255<text:tab/>232<text:tab/>126<text:tab/>6<text:tab/>61<text:tab/>255<text:tab/>75<text:tab/>255<text:tab/>151<text:tab/>139<text:tab/>0<text:tab/>0<text:tab/>255<text:tab/>189<text:tab/>182<text:tab/>189<text:tab/>255<text:tab/>52<text:tab/>255<text:tab/>255<text:tab/>255<text:tab/>3<text:tab/>255<text:tab/>255<text:tab/>115<text:tab/>69<text:tab/>0<text:tab/>0<text:tab/>255<text:tab/>203<text:tab/>31<text:tab/>255<text:tab/>255<text:tab/>247<text:tab/>209<text:tab/>255<text:tab/>16<text:tab/>255<text:tab/>255<text:tab/>255<text:tab/>0<text:tab/>253<text:tab/>131<text:tab/>75<text:tab/>255<text:tab/>255<text:tab/>255<text:tab/>255<text:tab/>255<text:tab/>255<text:tab/>144<text:tab/>255<text:tab/>126<text:tab/>255<text:tab/>255<text:tab/>255<text:tab/>101<text:tab/>95<text:tab/>173<text:tab/>0<text:tab/>255<text:tab/>203<text:tab/>237<text:tab/>210<text:tab/>255<text:tab/>187<text:tab/>255<text:tab/>204<text:tab/>240<text:tab/>99<text:tab/>255<text:tab/>255<text:tab/>0<text:tab/>0<text:tab/>0<text:tab/>0<text:tab/>255<text:tab/>53<text:tab/>151<text:tab/>122<text:tab/>255<text:tab/>121<text:tab/>30<text:tab/>255<text:tab/>255<text:tab/>8<text:tab/>127<text:tab/>255<text:tab/>0<text:tab/>61<text:tab/>197<text:tab/>75<text:tab/>134<text:tab/>152<text:tab/>255<text:tab/>255<text:tab/>122<text:tab/>255<text:tab/>255<text:tab/>255<text:tab/>218<text:tab/>255<text:tab/>0<text:tab/>0<text:tab/>124<text:tab/>215<text:tab/>173<text:tab/>255<text:tab/>0<text:tab/>0<text:tab/>124<text:tab/>255<text:tab/>255<text:tab/>189<text:tab/>255<text:tab/>255<text:tab/>83<text:tab/>110<text:tab/>23<text:tab/>175<text:tab/>255<text:tab/>5<text:tab/>130<text:tab/>172<text:tab/>204<text:tab/>255<text:tab/>211<text:tab/>0<text:tab/>124<text:tab/>0<text:tab/>29<text:tab/>244<text:tab/>225<text:tab/>71<text:tab/>71<text:tab/>242<text:tab/>255<text:tab/>255<text:tab/>255<text:tab/>255<text:tab/>255<text:tab/>156<text:tab/>117<text:tab/>161<text:tab/>214<text:tab/>0<text:tab/>79<text:tab/>0<text:tab/>74<text:tab/>0<text:tab/>255<text:tab/>255<text:tab/>255<text:tab/>255<text:tab/>O</text:p>
      <text:p text:style-name="P6">4<text:tab/>49<text:tab/>243<text:tab/>210<text:tab/>127<text:tab/>134<text:tab/>239<text:tab/>41<text:tab/>227<text:tab/>242<text:tab/>75<text:tab/>0<text:tab/>0<text:tab/>255<text:tab/>255<text:tab/>126<text:tab/>64<text:tab/>255<text:tab/>255<text:tab/>115<text:tab/>17<text:tab/>0<text:tab/>147<text:tab/>216<text:tab/>140<text:tab/>145<text:tab/>0<text:tab/>43<text:tab/>0<text:tab/>255<text:tab/>255<text:tab/>255<text:tab/>126<text:tab/>193<text:tab/>255<text:tab/>0<text:tab/>114<text:tab/>217<text:tab/>118<text:tab/>148<text:tab/>255<text:tab/>88<text:tab/>84<text:tab/>253<text:tab/>72<text:tab/>68<text:tab/>254<text:tab/>182<text:tab/>223<text:tab/>113<text:tab/>21<text:tab/>0<text:tab/>0<text:tab/>255<text:tab/>255<text:tab/>255<text:tab/>255<text:tab/>39<text:tab/>194<text:tab/>255<text:tab/>255<text:tab/>0<text:tab/>176<text:tab/>49<text:tab/>255<text:tab/>35<text:tab/>120<text:tab/>73<text:tab/>255<text:tab/>50<text:tab/>255<text:tab/>255<text:tab/>255<text:tab/>107<text:tab/>255<text:tab/>255<text:tab/>245<text:tab/>4<text:tab/>255<text:tab/>0<text:tab/>0<text:tab/>201<text:tab/>151<text:tab/>74<text:tab/>255<text:tab/>255<text:tab/>237<text:tab/>82<text:tab/>77<text:tab/>248<text:tab/>2<text:tab/>107<text:tab/>37<text:tab/>255<text:tab/>21<text:tab/>81<text:tab/>0<text:tab/>0<text:tab/>118<text:tab/>244<text:tab/>255<text:tab/>209<text:tab/>255<text:tab/>255<text:tab/>35<text:tab/>255<text:tab/>117<text:tab/>42<text:tab/>255<text:tab/>87<text:tab/>255<text:tab/>11<text:tab/>0<text:tab/>0<text:tab/>112<text:tab/>108<text:tab/>106<text:tab/>255<text:tab/>255<text:tab/>147<text:tab/>241<text:tab/>48<text:tab/>78<text:tab/>255<text:tab/>211<text:tab/>53<text:tab/>254<text:tab/>205<text:tab/>61<text:tab/>76<text:tab/>35<text:tab/>255<text:tab/>189<text:tab/>255<text:tab/>124<text:tab/>168<text:tab/>255<text:tab/>255<text:tab/>255<text:tab/>155<text:tab/>196<text:tab/>255<text:tab/>156<text:tab/>44<text:tab/>203<text:tab/>151<text:tab/>241<text:tab/>161<text:tab/>255<text:tab/>44<text:tab/>164<text:tab/>176<text:tab/>3<text:tab/>87<text:tab/>98<text:tab/>70<text:tab/>160<text:tab/>255<text:tab/>253<text:tab/>0<text:tab/>0<text:tab/>229<text:tab/>169<text:tab/>187<text:tab/>255<text:tab/>255<text:tab/>255<text:tab/>254<text:tab/>255<text:tab/>13<text:tab/>255<text:tab/>113<text:tab/>254<text:tab/>255<text:tab/>46<text:tab/>0<text:tab/>171<text:tab/>0<text:tab/>153<text:tab/>94<text:tab/>110<text:tab/>255<text:tab/>116<text:tab/>58<text:tab/>21<text:tab/>34<text:tab/>45<text:tab/>125<text:tab/>0<text:tab/>255<text:tab/>86<text:tab/>0<text:tab/>0<text:tab/>116<text:tab/>0<text:tab/>255<text:tab/>237<text:tab/>0<text:tab/>169<text:tab/>199<text:tab/>165<text:tab/>231<text:tab/>255<text:tab/>255<text:tab/>255<text:tab/>255<text:tab/>37<text:tab/>0<text:tab/>139<text:tab/>0<text:tab/>145<text:tab/>255<text:tab/>255<text:tab/>74<text:tab/>103<text:tab/>47<text:tab/>130<text:tab/>255<text:tab/>255<text:tab/>188<text:tab/>28<text:tab/>82<text:tab/>255<text:tab/>33<text:tab/>52<text:tab/>180<text:tab/>209<text:tab/>255<text:tab/>79<text:tab/>255<text:tab/>219<text:tab/>43<text:tab/>167<text:tab/>153<text:tab/>59<text:tab/>255<text:tab/>255<text:tab/>212<text:tab/>130<text:tab/>0<text:tab/>0<text:tab/>0<text:tab/>189<text:tab/>255<text:tab/>123<text:tab/>194<text:tab/>255<text:tab/>200<text:tab/>255<text:tab/>83<text:tab/>255<text:tab/>187<text:tab/>46<text:tab/>255<text:tab/>255<text:tab/>0<text:tab/>240<text:tab/>233<text:tab/>255<text:tab/>112<text:tab/>3<text:tab/>255<text:tab/>215<text:tab/>89<text:tab/>255<text:tab/>255<text:tab/>152<text:tab/>75<text:tab/>109<text:tab/>0<text:tab/>60<text:tab/>41<text:tab/>45<text:tab/>255<text:tab/>255<text:tab/>0<text:tab/>0<text:tab/>225<text:tab/>134<text:tab/>255<text:tab/>132<text:tab/>255<text:tab/>102<text:tab/>255<text:tab/>176<text:tab/>0<text:tab/>0<text:tab/>53<text:tab/>231<text:tab/>255<text:tab/>122<text:tab/>25<text:tab/>239<text:tab/>233<text:tab/>69<text:tab/>0<text:tab/>39<text:tab/>91<text:tab/>37<text:tab/>85<text:tab/>0<text:tab/>255<text:tab/>255<text:tab/>255<text:tab/>15<text:tab/>255<text:tab/>255<text:tab/>255<text:tab/>125<text:tab/>206<text:tab/>222<text:tab/>0<text:tab/>0<text:tab/>0<text:tab/>0<text:tab/>124<text:tab/>10<text:tab/>203<text:tab/>255<text:tab/>62<text:tab/>255<text:tab/>O</text:p>
      <text:p text:style-name="P6">5<text:tab/>129<text:tab/>196<text:tab/>230<text:tab/>255<text:tab/>229<text:tab/>148<text:tab/>16<text:tab/>90<text:tab/>0<text:tab/>0<text:tab/>177<text:tab/>57<text:tab/>8<text:tab/>255<text:tab/>153<text:tab/>134<text:tab/>34<text:tab/>255<text:tab/>150<text:tab/>190<text:tab/>57<text:tab/>0<text:tab/>111<text:tab/>66<text:tab/>0<text:tab/>0<text:tab/>9<text:tab/>30<text:tab/>55<text:tab/>107<text:tab/>255<text:tab/>115<text:tab/>251<text:tab/>30<text:tab/>88<text:tab/>0<text:tab/>85<text:tab/>13<text:tab/>255<text:soft-page-break/><text:tab/>140<text:tab/>255<text:tab/>255<text:tab/>187<text:tab/>58<text:tab/>234<text:tab/>71<text:tab/>231<text:tab/>102<text:tab/>48<text:tab/>211<text:tab/>246<text:tab/>139<text:tab/>242<text:tab/>252<text:tab/>197<text:tab/>179<text:tab/>102<text:tab/>5<text:tab/>1<text:tab/>255<text:tab/>217<text:tab/>56<text:tab/>255<text:tab/>193<text:tab/>114<text:tab/>162<text:tab/>66<text:tab/>250<text:tab/>255<text:tab/>14<text:tab/>255<text:tab/>35<text:tab/>13<text:tab/>255<text:tab/>240<text:tab/>233<text:tab/>109<text:tab/>247<text:tab/>133<text:tab/>244<text:tab/>115<text:tab/>42<text:tab/>95<text:tab/>227<text:tab/>16<text:tab/>255<text:tab/>153<text:tab/>68<text:tab/>175<text:tab/>255<text:tab/>90<text:tab/>255<text:tab/>175<text:tab/>255<text:tab/>0<text:tab/>230<text:tab/>21<text:tab/>0<text:tab/>159<text:tab/>126<text:tab/>2<text:tab/>89<text:tab/>255<text:tab/>255<text:tab/>12<text:tab/>17<text:tab/>87<text:tab/>63<text:tab/>54<text:tab/>48<text:tab/>0<text:tab/>0<text:tab/>0<text:tab/>0<text:tab/>255<text:tab/>255<text:tab/>38<text:tab/>91<text:tab/>255<text:tab/>215<text:tab/>22<text:tab/>255<text:tab/>255<text:tab/>255<text:tab/>196<text:tab/>185<text:tab/>0<text:tab/>0<text:tab/>158<text:tab/>149<text:tab/>255<text:tab/>33<text:tab/>255<text:tab/>255<text:tab/>132<text:tab/>255<text:tab/>107<text:tab/>15<text:tab/>1<text:tab/>23<text:tab/>73<text:tab/>255<text:tab/>0<text:tab/>0<text:tab/>148<text:tab/>0<text:tab/>46<text:tab/>73<text:tab/>142<text:tab/>123<text:tab/>235<text:tab/>139<text:tab/>55<text:tab/>208<text:tab/>255<text:tab/>19<text:tab/>255<text:tab/>255<text:tab/>0<text:tab/>210<text:tab/>144<text:tab/>150<text:tab/>255<text:tab/>165<text:tab/>231<text:tab/>235<text:tab/>255<text:tab/>255<text:tab/>115<text:tab/>183<text:tab/>255<text:tab/>255<text:tab/>70<text:tab/>147<text:tab/>200<text:tab/>10<text:tab/>173<text:tab/>231<text:tab/>255<text:tab/>19<text:tab/>101<text:tab/>20<text:tab/>30<text:tab/>31<text:tab/>255<text:tab/>80<text:tab/>104<text:tab/>217<text:tab/>255<text:tab/>255<text:tab/>153<text:tab/>121<text:tab/>0<text:tab/>254<text:tab/>54<text:tab/>172<text:tab/>255<text:tab/>231<text:tab/>221<text:tab/>116<text:tab/>250<text:tab/>255<text:tab/>255<text:tab/>135<text:tab/>255<text:tab/>53<text:tab/>204<text:tab/>123<text:tab/>167<text:tab/>0<text:tab/>187<text:tab/>255<text:tab/>83<text:tab/>255<text:tab/>255<text:tab/>255<text:tab/>72<text:tab/>228<text:tab/>15<text:tab/>135<text:tab/>207<text:tab/>175<text:tab/>227<text:tab/>11<text:tab/>0<text:tab/>0<text:tab/>98<text:tab/>63<text:tab/>168<text:tab/>2<text:tab/>148<text:tab/>113<text:tab/>90<text:tab/>255<text:tab/>226<text:tab/>255<text:tab/>255<text:tab/>3<text:tab/>251<text:tab/>0<text:tab/>23<text:tab/>252<text:tab/>59<text:tab/>255<text:tab/>255<text:tab/>94<text:tab/>85<text:tab/>142<text:tab/>49<text:tab/>67<text:tab/>8<text:tab/>95<text:tab/>255<text:tab/>108<text:tab/>0<text:tab/>219<text:tab/>255<text:tab/>208<text:tab/>166<text:tab/>246<text:tab/>179<text:tab/>51<text:tab/>175<text:tab/>118<text:tab/>220<text:tab/>171<text:tab/>101<text:tab/>223<text:tab/>104<text:tab/>50<text:tab/>208<text:tab/>255<text:tab/>249<text:tab/>126<text:tab/>153<text:tab/>35<text:tab/>255<text:tab/>11<text:tab/>168<text:tab/>255<text:tab/>155<text:tab/>255<text:tab/>7<text:tab/>22<text:tab/>26<text:tab/>165<text:tab/>255<text:tab/>173<text:tab/>255<text:tab/>32<text:tab/>226<text:tab/>205<text:tab/>0<text:tab/>0<text:tab/>82<text:tab/>0<text:tab/>51<text:tab/>179<text:tab/>0<text:tab/>21<text:tab/>168<text:tab/>89<text:tab/>255<text:tab/>119<text:tab/>255<text:tab/>122<text:tab/>171<text:tab/>191<text:tab/>164<text:tab/>0<text:tab/>140<text:tab/>0<text:tab/>183<text:tab/>0<text:tab/>0<text:tab/>0<text:tab/>103<text:tab/>178<text:tab/>105<text:tab/>220<text:tab/>O</text:p>
      <text:p text:style-name="P6">6<text:tab/>255<text:tab/>255<text:tab/>255<text:tab/>255<text:tab/>0<text:tab/>0<text:tab/>0<text:tab/>0<text:tab/>0<text:tab/>0<text:tab/>0<text:tab/>0<text:tab/>58<text:tab/>0<text:tab/>255<text:tab/>255<text:tab/>255<text:tab/>255<text:tab/>255<text:tab/>255<text:tab/>0<text:tab/>65<text:tab/>0<text:tab/>0<text:tab/>0<text:tab/>0<text:tab/>0<text:tab/>139<text:tab/>0<text:tab/>201<text:tab/>140<text:tab/>255<text:tab/>162<text:tab/>16<text:tab/>0<text:tab/>0<text:tab/>255<text:tab/>12<text:tab/>255<text:tab/>255<text:tab/>255<text:tab/>255<text:tab/>255<text:tab/>255<text:tab/>255<text:tab/>203<text:tab/>0<text:tab/>0<text:tab/>57<text:tab/>255<text:tab/>0<text:tab/>201<text:tab/>118<text:tab/>255<text:tab/>255<text:tab/>154<text:tab/>255<text:tab/>255<text:tab/>255<text:tab/>184<text:tab/>255<text:tab/>255<text:tab/>0<text:tab/>0<text:tab/>0<text:tab/>189<text:tab/>255<text:tab/>255<text:tab/>255<text:tab/>255<text:tab/>255<text:tab/>255<text:tab/>166<text:tab/>255<text:tab/>82<text:tab/>14<text:tab/>15<text:tab/>255<text:tab/>255<text:tab/>89<text:tab/>0<text:tab/>0<text:tab/>255<text:tab/>255<text:tab/>255<text:tab/>172<text:tab/>255<text:tab/>255<text:tab/>149<text:tab/>255<text:tab/>57<text:tab/>63<text:tab/>255<text:tab/>255<text:tab/>255<text:tab/>255<text:tab/>0<text:tab/>0<text:tab/>255<text:tab/>255<text:tab/>255<text:tab/>255<text:tab/>255<text:tab/>255<text:tab/>255<text:tab/>255<text:tab/>255<text:tab/>245<text:tab/>53<text:tab/>255<text:tab/>255<text:tab/>255<text:tab/>0<text:tab/>0<text:tab/>190<text:tab/>34<text:tab/>255<text:tab/>255<text:tab/>255<text:tab/>255<text:tab/>255<text:tab/>255<text:tab/>255<text:tab/>255<text:tab/>255<text:tab/>255<text:tab/>255<text:tab/>255<text:tab/>253<text:tab/>255<text:tab/>0<text:tab/>0<text:tab/>255<text:tab/>104<text:tab/>255<text:tab/>58<text:tab/>255<text:tab/>255<text:tab/>165<text:tab/>255<text:tab/>255<text:tab/>157<text:tab/>255<text:tab/>255<text:tab/>255<text:tab/>255<text:tab/>0<text:tab/>55<text:tab/>153<text:tab/>255<text:tab/>115<text:tab/>164<text:tab/>255<text:tab/>255<text:tab/>255<text:tab/>255<text:tab/>255<text:tab/>255<text:tab/>255<text:tab/>255<text:tab/>77<text:tab/>255<text:tab/>255<text:tab/>232<text:tab/>0<text:tab/>0<text:tab/>0<text:tab/>0<text:tab/>0<text:tab/>0<text:tab/>60<text:tab/>239<text:tab/>166<text:tab/>0<text:tab/>255<text:tab/>204<text:tab/>255<text:tab/>255<text:tab/>255<text:tab/>255<text:tab/>0<text:tab/>80<text:tab/>238<text:tab/>148<text:tab/>0<text:tab/>199<text:tab/>0<text:tab/>172<text:tab/>96<text:tab/>0<text:tab/>255<text:tab/>255<text:tab/>255<text:tab/>255<text:tab/>9<text:tab/>255<text:tab/>255<text:tab/>255<text:tab/>255<text:tab/>255<text:tab/>255<text:tab/>255<text:tab/>255<text:tab/>255<text:tab/>255<text:tab/>255<text:tab/>0<text:tab/>33<text:tab/>255<text:tab/>255<text:tab/>255<text:tab/>255<text:tab/>235<text:tab/>255<text:tab/>49<text:tab/>159<text:tab/>255<text:tab/>150<text:tab/>255<text:tab/>74<text:tab/>255<text:tab/>95<text:tab/>22<text:tab/>0<text:tab/>86<text:tab/>255<text:tab/>45<text:tab/>255<text:tab/>255<text:tab/>255<text:tab/>255<text:tab/>19<text:tab/>13<text:tab/>255<text:tab/>255<text:tab/>255<text:tab/>255<text:tab/>255<text:tab/>150<text:tab/>0<text:tab/>255<text:tab/>255<text:tab/>255<text:tab/>255<text:tab/>255<text:tab/>133<text:tab/>255<text:tab/>255<text:tab/>255<text:tab/>177<text:tab/>255<text:tab/>208<text:tab/>255<text:tab/>255<text:tab/>247<text:tab/>0<text:tab/>0<text:tab/>126<text:tab/>255<text:tab/>10<text:tab/>231<text:tab/>255<text:tab/>255<text:tab/>255<text:tab/>255<text:tab/>255<text:tab/>131<text:tab/>255<text:tab/>0<text:tab/>131<text:tab/>255<text:tab/>5<text:tab/>0<text:tab/>181<text:tab/>10<text:tab/>64<text:tab/>230<text:tab/>255<text:tab/>175<text:tab/>255<text:tab/>255<text:tab/>255<text:tab/>180<text:tab/>235<text:tab/>235<text:tab/>0<text:tab/>140<text:tab/>255<text:tab/>255<text:tab/>255<text:tab/>0<text:tab/>0<text:tab/>0<text:tab/>0<text:tab/>54<text:tab/>226<text:tab/>0<text:tab/>0<text:tab/>98<text:tab/>0<text:tab/>30<text:tab/>103<text:tab/>255<text:tab/>255<text:tab/>20<text:tab/>255<text:tab/>198<text:tab/>162<text:tab/>15<text:tab/>157<text:tab/>50<text:tab/>0<text:tab/>94<text:tab/>0<text:tab/>0<text:tab/>0<text:tab/>255<text:tab/>255<text:tab/>127<text:tab/>255<text:tab/>S</text:p>
      <text:p text:style-name="P6">7<text:tab/>255<text:tab/>73<text:tab/>151<text:tab/>255<text:tab/>232<text:tab/>252<text:tab/>37<text:tab/>73<text:tab/>0<text:tab/>0<text:tab/>0<text:tab/>0<text:tab/>0<text:tab/>224<text:tab/>82<text:tab/>183<text:tab/>114<text:tab/>255<text:tab/>178<text:tab/>255<text:tab/>0<text:tab/>0<text:tab/>0<text:tab/>0<text:tab/>128<text:tab/>0<text:tab/>0<text:tab/>67<text:tab/>58<text:tab/>0<text:tab/>255<text:tab/>255<text:tab/>255<text:tab/>255<text:tab/>0<text:tab/>0<text:tab/>255<text:tab/>97<text:tab/>11<text:tab/>131<text:tab/>250<text:tab/>255<text:tab/>255<text:tab/>199<text:tab/>42<text:tab/>255<text:tab/>0<text:tab/>0<text:tab/>255<text:tab/>255<text:tab/>196<text:tab/>0<text:tab/>255<text:tab/>94<text:tab/>255<text:tab/>255<text:tab/>255<text:tab/>255<text:tab/>255<text:tab/>199<text:tab/>255<text:tab/>255<text:tab/>0<text:tab/>0<text:tab/>0<text:soft-page-break/><text:tab/>65<text:tab/>255<text:tab/>221<text:tab/>255<text:tab/>145<text:tab/>255<text:tab/>255<text:tab/>79<text:tab/>42<text:tab/>255<text:tab/>255<text:tab/>38<text:tab/>136<text:tab/>171<text:tab/>112<text:tab/>0<text:tab/>0<text:tab/>105<text:tab/>255<text:tab/>255<text:tab/>89<text:tab/>255<text:tab/>255<text:tab/>255<text:tab/>200<text:tab/>255<text:tab/>206<text:tab/>255<text:tab/>255<text:tab/>255<text:tab/>108<text:tab/>0<text:tab/>0<text:tab/>209<text:tab/>81<text:tab/>255<text:tab/>146<text:tab/>255<text:tab/>255<text:tab/>255<text:tab/>255<text:tab/>35<text:tab/>255<text:tab/>188<text:tab/>255<text:tab/>204<text:tab/>255<text:tab/>0<text:tab/>176<text:tab/>244<text:tab/>255<text:tab/>255<text:tab/>255<text:tab/>255<text:tab/>255<text:tab/>255<text:tab/>255<text:tab/>255<text:tab/>255<text:tab/>255<text:tab/>35<text:tab/>123<text:tab/>255<text:tab/>255<text:tab/>255<text:tab/>0<text:tab/>0<text:tab/>19<text:tab/>255<text:tab/>255<text:tab/>255<text:tab/>255<text:tab/>129<text:tab/>255<text:tab/>33<text:tab/>255<text:tab/>255<text:tab/>255<text:tab/>255<text:tab/>255<text:tab/>255<text:tab/>0<text:tab/>64<text:tab/>49<text:tab/>255<text:tab/>185<text:tab/>255<text:tab/>202<text:tab/>5<text:tab/>196<text:tab/>137<text:tab/>78<text:tab/>255<text:tab/>255<text:tab/>106<text:tab/>43<text:tab/>233<text:tab/>112<text:tab/>255<text:tab/>0<text:tab/>249<text:tab/>181<text:tab/>106<text:tab/>0<text:tab/>159<text:tab/>214<text:tab/>0<text:tab/>191<text:tab/>72<text:tab/>255<text:tab/>222<text:tab/>255<text:tab/>159<text:tab/>255<text:tab/>142<text:tab/>0<text:tab/>239<text:tab/>0<text:tab/>80<text:tab/>0<text:tab/>0<text:tab/>0<text:tab/>0<text:tab/>137<text:tab/>0<text:tab/>255<text:tab/>203<text:tab/>255<text:tab/>255<text:tab/>195<text:tab/>255<text:tab/>255<text:tab/>243<text:tab/>255<text:tab/>255<text:tab/>255<text:tab/>255<text:tab/>255<text:tab/>255<text:tab/>70<text:tab/>255<text:tab/>188<text:tab/>73<text:tab/>96<text:tab/>255<text:tab/>255<text:tab/>255<text:tab/>106<text:tab/>255<text:tab/>255<text:tab/>231<text:tab/>141<text:tab/>255<text:tab/>242<text:tab/>210<text:tab/>255<text:tab/>218<text:tab/>0<text:tab/>0<text:tab/>255<text:tab/>255<text:tab/>138<text:tab/>255<text:tab/>255<text:tab/>210<text:tab/>255<text:tab/>255<text:tab/>102<text:tab/>255<text:tab/>132<text:tab/>255<text:tab/>148<text:tab/>234<text:tab/>228<text:tab/>93<text:tab/>255<text:tab/>255<text:tab/>223<text:tab/>255<text:tab/>255<text:tab/>160<text:tab/>172<text:tab/>255<text:tab/>255<text:tab/>89<text:tab/>104<text:tab/>236<text:tab/>255<text:tab/>14<text:tab/>0<text:tab/>248<text:tab/>0<text:tab/>162<text:tab/>255<text:tab/>255<text:tab/>255<text:tab/>255<text:tab/>255<text:tab/>235<text:tab/>255<text:tab/>255<text:tab/>150<text:tab/>255<text:tab/>97<text:tab/>0<text:tab/>104<text:tab/>171<text:tab/>78<text:tab/>0<text:tab/>255<text:tab/>255<text:tab/>255<text:tab/>255<text:tab/>255<text:tab/>107<text:tab/>92<text:tab/>255<text:tab/>255<text:tab/>255<text:tab/>0<text:tab/>64<text:tab/>255<text:tab/>87<text:tab/>115<text:tab/>66<text:tab/>197<text:tab/>0<text:tab/>0<text:tab/>0<text:tab/>0<text:tab/>183<text:tab/>15<text:tab/>27<text:tab/>226<text:tab/>0<text:tab/>255<text:tab/>200<text:tab/>255<text:tab/>255<text:tab/>255<text:tab/>78<text:tab/>0<text:tab/>0<text:tab/>0<text:tab/>0<text:tab/>0<text:tab/>180<text:tab/>210<text:tab/>182<text:tab/>0<text:tab/>0<text:tab/>255<text:tab/>38<text:tab/>255<text:tab/>255<text:tab/>S</text:p>
      <text:p text:style-name="P6">8<text:tab/>78<text:tab/>255<text:tab/>49<text:tab/>255<text:tab/>0<text:tab/>0<text:tab/>127<text:tab/>0<text:tab/>101<text:tab/>165<text:tab/>0<text:tab/>171<text:tab/>135<text:tab/>7<text:tab/>235<text:tab/>255<text:tab/>255<text:tab/>255<text:tab/>147<text:tab/>255<text:tab/>179<text:tab/>35<text:tab/>219<text:tab/>0<text:tab/>187<text:tab/>0<text:tab/>63<text:tab/>0<text:tab/>0<text:tab/>163<text:tab/>230<text:tab/>138<text:tab/>42<text:tab/>255<text:tab/>81<text:tab/>0<text:tab/>255<text:tab/>102<text:tab/>255<text:tab/>214<text:tab/>20<text:tab/>255<text:tab/>255<text:tab/>255<text:tab/>255<text:tab/>255<text:tab/>0<text:tab/>126<text:tab/>239<text:tab/>157<text:tab/>181<text:tab/>0<text:tab/>255<text:tab/>255<text:tab/>45<text:tab/>255<text:tab/>255<text:tab/>255<text:tab/>49<text:tab/>255<text:tab/>140<text:tab/>58<text:tab/>41<text:tab/>0<text:tab/>0<text:tab/>0<text:tab/>110<text:tab/>255<text:tab/>255<text:tab/>255<text:tab/>113<text:tab/>255<text:tab/>255<text:tab/>30<text:tab/>255<text:tab/>255<text:tab/>54<text:tab/>12<text:tab/>136<text:tab/>89<text:tab/>50<text:tab/>35<text:tab/>255<text:tab/>255<text:tab/>255<text:tab/>56<text:tab/>115<text:tab/>255<text:tab/>255<text:tab/>157<text:tab/>239<text:tab/>255<text:tab/>255<text:tab/>188<text:tab/>255<text:tab/>255<text:tab/>15<text:tab/>0<text:tab/>47<text:tab/>255<text:tab/>255<text:tab/>81<text:tab/>130<text:tab/>255<text:tab/>255<text:tab/>255<text:tab/>255<text:tab/>174<text:tab/>255<text:tab/>127<text:tab/>255<text:tab/>35<text:tab/>0<text:tab/>0<text:tab/>255<text:tab/>48<text:tab/>255<text:tab/>95<text:tab/>4<text:tab/>255<text:tab/>255<text:tab/>255<text:tab/>255<text:tab/>218<text:tab/>255<text:tab/>255<text:tab/>0<text:tab/>35<text:tab/>255<text:tab/>198<text:tab/>76<text:tab/>0<text:tab/>255<text:tab/>255<text:tab/>177<text:tab/>122<text:tab/>255<text:tab/>33<text:tab/>255<text:tab/>208<text:tab/>255<text:tab/>235<text:tab/>255<text:tab/>184<text:tab/>255<text:tab/>143<text:tab/>103<text:tab/>0<text:tab/>255<text:tab/>203<text:tab/>206<text:tab/>255<text:tab/>188<text:tab/>25<text:tab/>255<text:tab/>255<text:tab/>255<text:tab/>255<text:tab/>255<text:tab/>255<text:tab/>255<text:tab/>255<text:tab/>110<text:tab/>255<text:tab/>0<text:tab/>0<text:tab/>0<text:tab/>117<text:tab/>67<text:tab/>0<text:tab/>0<text:tab/>146<text:tab/>0<text:tab/>139<text:tab/>252<text:tab/>255<text:tab/>255<text:tab/>82<text:tab/>10<text:tab/>255<text:tab/>126<text:tab/>0<text:tab/>139<text:tab/>0<text:tab/>111<text:tab/>180<text:tab/>145<text:tab/>0<text:tab/>146<text:tab/>187<text:tab/>255<text:tab/>80<text:tab/>255<text:tab/>41<text:tab/>255<text:tab/>165<text:tab/>254<text:tab/>255<text:tab/>255<text:tab/>255<text:tab/>207<text:tab/>226<text:tab/>47<text:tab/>255<text:tab/>255<text:tab/>10<text:tab/>0<text:tab/>175<text:tab/>241<text:tab/>255<text:tab/>100<text:tab/>181<text:tab/>255<text:tab/>255<text:tab/>255<text:tab/>41<text:tab/>57<text:tab/>61<text:tab/>255<text:tab/>97<text:tab/>53<text:tab/>161<text:tab/>142<text:tab/>141<text:tab/>219<text:tab/>144<text:tab/>246<text:tab/>255<text:tab/>235<text:tab/>134<text:tab/>255<text:tab/>255<text:tab/>163<text:tab/>250<text:tab/>246<text:tab/>201<text:tab/>255<text:tab/>255<text:tab/>0<text:tab/>0<text:tab/>255<text:tab/>255<text:tab/>126<text:tab/>255<text:tab/>58<text:tab/>218<text:tab/>255<text:tab/>19<text:tab/>255<text:tab/>159<text:tab/>67<text:tab/>255<text:tab/>255<text:tab/>119<text:tab/>49<text:tab/>117<text:tab/>0<text:tab/>179<text:tab/>255<text:tab/>255<text:tab/>255<text:tab/>154<text:tab/>255<text:tab/>255<text:tab/>255<text:tab/>33<text:tab/>54<text:tab/>5<text:tab/>209<text:tab/>0<text:tab/>154<text:tab/>62<text:tab/>17<text:tab/>0<text:tab/>175<text:tab/>149<text:tab/>115<text:tab/>255<text:tab/>178<text:tab/>43<text:tab/>255<text:tab/>238<text:tab/>255<text:tab/>255<text:tab/>0<text:tab/>144<text:tab/>255<text:tab/>255<text:tab/>218<text:tab/>255<text:tab/>188<text:tab/>7<text:tab/>191<text:tab/>161<text:tab/>0<text:tab/>110<text:tab/>216<text:tab/>0<text:tab/>0<text:tab/>56<text:tab/>255<text:tab/>255<text:tab/>255<text:tab/>0<text:tab/>194<text:tab/>231<text:tab/>0<text:tab/>94<text:tab/>0<text:tab/>0<text:tab/>95<text:tab/>43<text:tab/>126<text:tab/>0<text:tab/>88<text:tab/>0<text:tab/>255<text:tab/>255<text:tab/>255<text:tab/>255<text:tab/>S</text:p>
      <text:p text:style-name="P6">9<text:tab/>112<text:tab/>255<text:tab/>54<text:tab/>138<text:tab/>248<text:tab/>200<text:tab/>0<text:tab/>174<text:tab/>0<text:tab/>0<text:tab/>74<text:tab/>14<text:tab/>167<text:tab/>83<text:tab/>187<text:tab/>255<text:tab/>255<text:tab/>222<text:tab/>255<text:tab/>82<text:tab/>133<text:tab/>0<text:tab/>0<text:tab/>0<text:tab/>52<text:tab/>0<text:tab/>242<text:tab/>0<text:tab/>45<text:tab/>4<text:tab/>255<text:tab/>241<text:tab/>91<text:tab/>145<text:tab/>0<text:tab/>0<text:tab/>198<text:tab/>255<text:tab/>255<text:tab/>255<text:tab/>255<text:tab/>255<text:tab/>255<text:tab/>242<text:tab/>181<text:tab/>156<text:tab/>52<text:tab/>176<text:tab/>138<text:tab/>255<text:tab/>96<text:tab/>0<text:tab/>255<text:tab/>255<text:tab/>109<text:tab/>28<text:tab/>124<text:tab/>103<text:tab/>59<text:tab/>106<text:tab/>255<text:tab/>255<text:tab/>49<text:tab/>178<text:tab/>166<text:tab/>0<text:tab/>81<text:tab/>255<text:tab/>251<text:tab/>255<text:tab/>255<text:tab/>189<text:tab/>247<text:tab/>144<text:tab/>24<text:tab/>67<text:tab/>158<text:tab/>99<text:tab/>72<text:tab/>5<text:tab/>0<text:tab/>168<text:tab/>104<text:tab/>108<text:tab/>245<text:tab/>151<text:tab/>255<text:tab/>160<text:tab/>98<text:tab/>255<text:tab/>255<text:soft-page-break/><text:tab/>186<text:tab/>187<text:tab/>255<text:tab/>218<text:tab/>70<text:tab/>104<text:tab/>0<text:tab/>255<text:tab/>255<text:tab/>83<text:tab/>124<text:tab/>241<text:tab/>217<text:tab/>255<text:tab/>255<text:tab/>255<text:tab/>222<text:tab/>230<text:tab/>104<text:tab/>235<text:tab/>255<text:tab/>157<text:tab/>0<text:tab/>79<text:tab/>31<text:tab/>210<text:tab/>115<text:tab/>34<text:tab/>48<text:tab/>255<text:tab/>255<text:tab/>255<text:tab/>255<text:tab/>166<text:tab/>70<text:tab/>255<text:tab/>10<text:tab/>255<text:tab/>255<text:tab/>23<text:tab/>142<text:tab/>107<text:tab/>155<text:tab/>208<text:tab/>255<text:tab/>212<text:tab/>36<text:tab/>177<text:tab/>255<text:tab/>113<text:tab/>213<text:tab/>14<text:tab/>255<text:tab/>255<text:tab/>255<text:tab/>63<text:tab/>0<text:tab/>185<text:tab/>81<text:tab/>255<text:tab/>209<text:tab/>255<text:tab/>154<text:tab/>255<text:tab/>116<text:tab/>21<text:tab/>164<text:tab/>255<text:tab/>152<text:tab/>129<text:tab/>65<text:tab/>219<text:tab/>255<text:tab/>0<text:tab/>34<text:tab/>211<text:tab/>0<text:tab/>25<text:tab/>0<text:tab/>17<text:tab/>2<text:tab/>146<text:tab/>46<text:tab/>64<text:tab/>255<text:tab/>163<text:tab/>255<text:tab/>255<text:tab/>255<text:tab/>164<text:tab/>232<text:tab/>248<text:tab/>192<text:tab/>0<text:tab/>0<text:tab/>6<text:tab/>228<text:tab/>0<text:tab/>136<text:tab/>148<text:tab/>247<text:tab/>73<text:tab/>135<text:tab/>139<text:tab/>255<text:tab/>255<text:tab/>255<text:tab/>255<text:tab/>255<text:tab/>40<text:tab/>181<text:tab/>255<text:tab/>255<text:tab/>222<text:tab/>106<text:tab/>0<text:tab/>0<text:tab/>255<text:tab/>255<text:tab/>93<text:tab/>217<text:tab/>55<text:tab/>255<text:tab/>31<text:tab/>208<text:tab/>255<text:tab/>97<text:tab/>255<text:tab/>255<text:tab/>255<text:tab/>237<text:tab/>143<text:tab/>193<text:tab/>255<text:tab/>255<text:tab/>201<text:tab/>93<text:tab/>255<text:tab/>255<text:tab/>56<text:tab/>71<text:tab/>153<text:tab/>9<text:tab/>154<text:tab/>255<text:tab/>255<text:tab/>99<text:tab/>163<text:tab/>0<text:tab/>99<text:tab/>246<text:tab/>129<text:tab/>189<text:tab/>255<text:tab/>255<text:tab/>255<text:tab/>188<text:tab/>255<text:tab/>255<text:tab/>206<text:tab/>181<text:tab/>255<text:tab/>72<text:tab/>212<text:tab/>0<text:tab/>74<text:tab/>0<text:tab/>106<text:tab/>255<text:tab/>189<text:tab/>109<text:tab/>255<text:tab/>187<text:tab/>119<text:tab/>255<text:tab/>214<text:tab/>131<text:tab/>166<text:tab/>238<text:tab/>112<text:tab/>93<text:tab/>0<text:tab/>164<text:tab/>174<text:tab/>147<text:tab/>37<text:tab/>255<text:tab/>255<text:tab/>191<text:tab/>255<text:tab/>6<text:tab/>57<text:tab/>186<text:tab/>189<text:tab/>0<text:tab/>211<text:tab/>30<text:tab/>248<text:tab/>255<text:tab/>0<text:tab/>0<text:tab/>0<text:tab/>24<text:tab/>150<text:tab/>0<text:tab/>0<text:tab/>235<text:tab/>0<text:tab/>47<text:tab/>235<text:tab/>99<text:tab/>205<text:tab/>248<text:tab/>255<text:tab/>255<text:tab/>0<text:tab/>0<text:tab/>0<text:tab/>91<text:tab/>0<text:tab/>35<text:tab/>0<text:tab/>136<text:tab/>0<text:tab/>158<text:tab/>255<text:tab/>254<text:tab/>255<text:tab/>58<text:tab/>S</text:p>
      <text:p text:style-name="P6">10<text:tab/>255<text:tab/>255<text:tab/>220<text:tab/>255<text:tab/>138<text:tab/>158<text:tab/>189<text:tab/>201<text:tab/>0<text:tab/>159<text:tab/>248<text:tab/>0<text:tab/>72<text:tab/>156<text:tab/>134<text:tab/>165<text:tab/>255<text:tab/>255<text:tab/>84<text:tab/>179<text:tab/>195<text:tab/>123<text:tab/>104<text:tab/>246<text:tab/>24<text:tab/>190<text:tab/>176<text:tab/>0<text:tab/>44<text:tab/>1<text:tab/>91<text:tab/>255<text:tab/>57<text:tab/>89<text:tab/>134<text:tab/>192<text:tab/>26<text:tab/>255<text:tab/>255<text:tab/>168<text:tab/>255<text:tab/>1<text:tab/>46<text:tab/>181<text:tab/>69<text:tab/>242<text:tab/>196<text:tab/>161<text:tab/>227<text:tab/>123<text:tab/>85<text:tab/>0<text:tab/>60<text:tab/>167<text:tab/>255<text:tab/>123<text:tab/>54<text:tab/>255<text:tab/>255<text:tab/>161<text:tab/>255<text:tab/>109<text:tab/>0<text:tab/>48<text:tab/>235<text:tab/>0<text:tab/>174<text:tab/>151<text:tab/>13<text:tab/>255<text:tab/>155<text:tab/>255<text:tab/>209<text:tab/>217<text:tab/>255<text:tab/>255<text:tab/>254<text:tab/>167<text:tab/>255<text:tab/>255<text:tab/>221<text:tab/>182<text:tab/>169<text:tab/>143<text:tab/>255<text:tab/>178<text:tab/>58<text:tab/>1<text:tab/>255<text:tab/>255<text:tab/>255<text:tab/>255<text:tab/>255<text:tab/>255<text:tab/>85<text:tab/>233<text:tab/>196<text:tab/>0<text:tab/>249<text:tab/>185<text:tab/>255<text:tab/>157<text:tab/>10<text:tab/>16<text:tab/>255<text:tab/>255<text:tab/>180<text:tab/>7<text:tab/>186<text:tab/>101<text:tab/>241<text:tab/>114<text:tab/>202<text:tab/>0<text:tab/>97<text:tab/>201<text:tab/>246<text:tab/>255<text:tab/>196<text:tab/>90<text:tab/>255<text:tab/>249<text:tab/>191<text:tab/>138<text:tab/>44<text:tab/>255<text:tab/>7<text:tab/>61<text:tab/>227<text:tab/>178<text:tab/>51<text:tab/>246<text:tab/>96<text:tab/>105<text:tab/>255<text:tab/>255<text:tab/>56<text:tab/>200<text:tab/>222<text:tab/>78<text:tab/>255<text:tab/>255<text:tab/>103<text:tab/>107<text:tab/>255<text:tab/>190<text:tab/>0<text:tab/>75<text:tab/>226<text:tab/>122<text:tab/>230<text:tab/>255<text:tab/>255<text:tab/>170<text:tab/>81<text:tab/>255<text:tab/>228<text:tab/>54<text:tab/>110<text:tab/>176<text:tab/>104<text:tab/>37<text:tab/>200<text:tab/>203<text:tab/>74<text:tab/>32<text:tab/>163<text:tab/>0<text:tab/>0<text:tab/>0<text:tab/>224<text:tab/>153<text:tab/>26<text:tab/>77<text:tab/>255<text:tab/>255<text:tab/>250<text:tab/>255<text:tab/>255<text:tab/>142<text:tab/>109<text:tab/>0<text:tab/>180<text:tab/>0<text:tab/>237<text:tab/>172<text:tab/>0<text:tab/>0<text:tab/>206<text:tab/>32<text:tab/>72<text:tab/>35<text:tab/>248<text:tab/>107<text:tab/>255<text:tab/>206<text:tab/>248<text:tab/>255<text:tab/>255<text:tab/>255<text:tab/>84<text:tab/>3<text:tab/>223<text:tab/>83<text:tab/>251<text:tab/>67<text:tab/>0<text:tab/>0<text:tab/>189<text:tab/>255<text:tab/>103<text:tab/>36<text:tab/>255<text:tab/>76<text:tab/>241<text:tab/>255<text:tab/>172<text:tab/>86<text:tab/>9<text:tab/>118<text:tab/>106<text:tab/>255<text:tab/>87<text:tab/>158<text:tab/>255<text:tab/>181<text:tab/>233<text:tab/>255<text:tab/>106<text:tab/>120<text:tab/>255<text:tab/>5<text:tab/>191<text:tab/>131<text:tab/>255<text:tab/>93<text:tab/>255<text:tab/>255<text:tab/>127<text:tab/>145<text:tab/>203<text:tab/>255<text:tab/>224<text:tab/>19<text:tab/>254<text:tab/>199<text:tab/>247<text:tab/>255<text:tab/>255<text:tab/>7<text:tab/>255<text:tab/>231<text:tab/>59<text:tab/>255<text:tab/>241<text:tab/>210<text:tab/>193<text:tab/>133<text:tab/>255<text:tab/>35<text:tab/>239<text:tab/>51<text:tab/>235<text:tab/>26<text:tab/>157<text:tab/>255<text:tab/>253<text:tab/>177<text:tab/>0<text:tab/>0<text:tab/>12<text:tab/>120<text:tab/>8<text:tab/>9<text:tab/>35<text:tab/>255<text:tab/>34<text:tab/>70<text:tab/>245<text:tab/>36<text:tab/>231<text:tab/>13<text:tab/>170<text:tab/>146<text:tab/>76<text:tab/>116<text:tab/>128<text:tab/>42<text:tab/>255<text:tab/>103<text:tab/>251<text:tab/>0<text:tab/>203<text:tab/>0<text:tab/>82<text:tab/>0<text:tab/>0<text:tab/>52<text:tab/>136<text:tab/>252<text:tab/>117<text:tab/>255<text:tab/>89<text:tab/>120<text:tab/>125<text:tab/>228<text:tab/>47<text:tab/>70<text:tab/>0<text:tab/>0<text:tab/>130<text:tab/>39<text:tab/>0<text:tab/>192<text:tab/>89<text:tab/>133<text:tab/>25<text:tab/>200<text:tab/>255<text:tab/>30<text:tab/>S</text:p>
      <text:p text:style-name="P6">11<text:tab/>119<text:tab/>255<text:tab/>255<text:tab/>9<text:tab/>255<text:tab/>255<text:tab/>0<text:tab/>21<text:tab/>0<text:tab/>0<text:tab/>255<text:tab/>77<text:tab/>255<text:tab/>194<text:tab/>255<text:tab/>255<text:tab/>255<text:tab/>65<text:tab/>255<text:tab/>255<text:tab/>23<text:tab/>255<text:tab/>134<text:tab/>0<text:tab/>0<text:tab/>0<text:tab/>255<text:tab/>134<text:tab/>255<text:tab/>255<text:tab/>255<text:tab/>255<text:tab/>177<text:tab/>255<text:tab/>255<text:tab/>255<text:tab/>54<text:tab/>0<text:tab/>255<text:tab/>255<text:tab/>255<text:tab/>86<text:tab/>0<text:tab/>22<text:tab/>255<text:tab/>255<text:tab/>255<text:tab/>56<text:tab/>17<text:tab/>255<text:tab/>255<text:tab/>255<text:tab/>183<text:tab/>0<text:tab/>23<text:tab/>255<text:tab/>255<text:tab/>255<text:tab/>0<text:tab/>0<text:tab/>79<text:tab/>10<text:tab/>255<text:tab/>255<text:tab/>255<text:tab/>255<text:tab/>0<text:tab/>0<text:tab/>255<text:tab/>238<text:tab/>255<text:tab/>255<text:tab/>255<text:tab/>255<text:tab/>28<text:tab/>255<text:tab/>0<text:tab/>0<text:tab/>223<text:tab/>255<text:tab/>255<text:tab/>255<text:tab/>0<text:tab/>0<text:tab/>255<text:tab/>255<text:tab/>250<text:tab/>255<text:tab/>95<text:tab/>255<text:tab/>108<text:tab/>255<text:tab/>38<text:tab/>0<text:tab/>255<text:tab/>255<text:tab/>0<text:tab/>175<text:tab/>1<text:tab/>255<text:tab/>25<text:tab/>255<text:tab/>97<text:tab/>255<text:tab/>255<text:tab/>255<text:tab/>255<text:tab/>255<text:tab/>255<text:tab/>255<text:tab/>0<text:tab/>65<text:tab/>0<text:tab/>0<text:tab/>255<text:tab/>255<text:tab/>182<text:soft-page-break/><text:tab/>178<text:tab/>117<text:tab/>255<text:tab/>255<text:tab/>255<text:tab/>255<text:tab/>255<text:tab/>255<text:tab/>255<text:tab/>0<text:tab/>37<text:tab/>0<text:tab/>0<text:tab/>255<text:tab/>255<text:tab/>48<text:tab/>255<text:tab/>255<text:tab/>128<text:tab/>255<text:tab/>255<text:tab/>255<text:tab/>255<text:tab/>127<text:tab/>255<text:tab/>224<text:tab/>0<text:tab/>0<text:tab/>0<text:tab/>255<text:tab/>112<text:tab/>255<text:tab/>255<text:tab/>255<text:tab/>125<text:tab/>255<text:tab/>255<text:tab/>255<text:tab/>255<text:tab/>241<text:tab/>255<text:tab/>219<text:tab/>0<text:tab/>0<text:tab/>0<text:tab/>26<text:tab/>255<text:tab/>255<text:tab/>220<text:tab/>14<text:tab/>129<text:tab/>111<text:tab/>255<text:tab/>255<text:tab/>17<text:tab/>170<text:tab/>161<text:tab/>190<text:tab/>0<text:tab/>0<text:tab/>0<text:tab/>255<text:tab/>255<text:tab/>203<text:tab/>112<text:tab/>79<text:tab/>204<text:tab/>255<text:tab/>255<text:tab/>255<text:tab/>255<text:tab/>255<text:tab/>250<text:tab/>202<text:tab/>0<text:tab/>193<text:tab/>112<text:tab/>0<text:tab/>0<text:tab/>0<text:tab/>0<text:tab/>0<text:tab/>0<text:tab/>0<text:tab/>0<text:tab/>121<text:tab/>0<text:tab/>0<text:tab/>0<text:tab/>142<text:tab/>0<text:tab/>0<text:tab/>17<text:tab/>111<text:tab/>0<text:tab/>0<text:tab/>98<text:tab/>0<text:tab/>0<text:tab/>0<text:tab/>0<text:tab/>0<text:tab/>85<text:tab/>0<text:tab/>244<text:tab/>0<text:tab/>0<text:tab/>213<text:tab/>168<text:tab/>142<text:tab/>255<text:tab/>255<text:tab/>255<text:tab/>116<text:tab/>255<text:tab/>196<text:tab/>255<text:tab/>255<text:tab/>15<text:tab/>255<text:tab/>255<text:tab/>5<text:tab/>0<text:tab/>0<text:tab/>0<text:tab/>255<text:tab/>255<text:tab/>255<text:tab/>255<text:tab/>255<text:tab/>255<text:tab/>255<text:tab/>255<text:tab/>24<text:tab/>255<text:tab/>255<text:tab/>130<text:tab/>152<text:tab/>196<text:tab/>0<text:tab/>0<text:tab/>255<text:tab/>255<text:tab/>171<text:tab/>255<text:tab/>192<text:tab/>128<text:tab/>255<text:tab/>187<text:tab/>255<text:tab/>255<text:tab/>255<text:tab/>158<text:tab/>0<text:tab/>0<text:tab/>5<text:tab/>0<text:tab/>255<text:tab/>255<text:tab/>255<text:tab/>255<text:tab/>85<text:tab/>255<text:tab/>255<text:tab/>255<text:tab/>255<text:tab/>255<text:tab/>255<text:tab/>161<text:tab/>0<text:tab/>0<text:tab/>253<text:tab/>0<text:tab/>255<text:tab/>255<text:tab/>255<text:tab/>255<text:tab/>30<text:tab/>255<text:tab/>255<text:tab/>255<text:tab/>255<text:tab/>255<text:tab/>255<text:tab/>83<text:tab/>85<text:tab/>230<text:tab/>0<text:tab/>0<text:tab/>255<text:tab/>134<text:tab/>255<text:tab/>44<text:tab/>255<text:tab/>255<text:tab/>255<text:tab/>255<text:tab/>151<text:tab/>255<text:tab/>202<text:tab/>255<text:tab/>0<text:tab/>0<text:tab/>A</text:p>
      <text:p text:style-name="P6">12<text:tab/>255<text:tab/>255<text:tab/>255<text:tab/>255<text:tab/>255<text:tab/>255<text:tab/>0<text:tab/>180<text:tab/>227<text:tab/>0<text:tab/>255<text:tab/>255<text:tab/>67<text:tab/>74<text:tab/>255<text:tab/>255<text:tab/>255<text:tab/>255<text:tab/>98<text:tab/>255<text:tab/>255<text:tab/>255<text:tab/>0<text:tab/>166<text:tab/>0<text:tab/>0<text:tab/>255<text:tab/>255<text:tab/>255<text:tab/>255<text:tab/>255<text:tab/>89<text:tab/>255<text:tab/>255<text:tab/>251<text:tab/>255<text:tab/>14<text:tab/>7<text:tab/>255<text:tab/>255<text:tab/>255<text:tab/>141<text:tab/>0<text:tab/>0<text:tab/>190<text:tab/>106<text:tab/>255<text:tab/>255<text:tab/>108<text:tab/>255<text:tab/>103<text:tab/>77<text:tab/>0<text:tab/>104<text:tab/>37<text:tab/>130<text:tab/>186<text:tab/>255<text:tab/>122<text:tab/>0<text:tab/>255<text:tab/>255<text:tab/>255<text:tab/>46<text:tab/>255<text:tab/>255<text:tab/>70<text:tab/>133<text:tab/>47<text:tab/>255<text:tab/>166<text:tab/>28<text:tab/>255<text:tab/>255<text:tab/>178<text:tab/>255<text:tab/>0<text:tab/>224<text:tab/>255<text:tab/>255<text:tab/>255<text:tab/>255<text:tab/>0<text:tab/>7<text:tab/>255<text:tab/>255<text:tab/>159<text:tab/>122<text:tab/>255<text:tab/>255<text:tab/>255<text:tab/>52<text:tab/>226<text:tab/>0<text:tab/>255<text:tab/>255<text:tab/>0<text:tab/>0<text:tab/>255<text:tab/>69<text:tab/>157<text:tab/>255<text:tab/>225<text:tab/>255<text:tab/>255<text:tab/>255<text:tab/>255<text:tab/>255<text:tab/>49<text:tab/>255<text:tab/>0<text:tab/>200<text:tab/>0<text:tab/>0<text:tab/>255<text:tab/>205<text:tab/>248<text:tab/>73<text:tab/>255<text:tab/>255<text:tab/>255<text:tab/>28<text:tab/>21<text:tab/>255<text:tab/>255<text:tab/>251<text:tab/>60<text:tab/>0<text:tab/>245<text:tab/>36<text:tab/>214<text:tab/>255<text:tab/>255<text:tab/>255<text:tab/>186<text:tab/>255<text:tab/>255<text:tab/>255<text:tab/>232<text:tab/>255<text:tab/>255<text:tab/>255<text:tab/>44<text:tab/>0<text:tab/>0<text:tab/>11<text:tab/>12<text:tab/>255<text:tab/>255<text:tab/>255<text:tab/>255<text:tab/>255<text:tab/>12<text:tab/>255<text:tab/>34<text:tab/>106<text:tab/>43<text:tab/>255<text:tab/>140<text:tab/>0<text:tab/>0<text:tab/>49<text:tab/>255<text:tab/>223<text:tab/>255<text:tab/>255<text:tab/>255<text:tab/>175<text:tab/>129<text:tab/>20<text:tab/>255<text:tab/>236<text:tab/>255<text:tab/>255<text:tab/>33<text:tab/>0<text:tab/>50<text:tab/>0<text:tab/>255<text:tab/>191<text:tab/>157<text:tab/>164<text:tab/>255<text:tab/>255<text:tab/>162<text:tab/>255<text:tab/>195<text:tab/>84<text:tab/>255<text:tab/>255<text:tab/>0<text:tab/>86<text:tab/>25<text:tab/>0<text:tab/>0<text:tab/>44<text:tab/>0<text:tab/>133<text:tab/>119<text:tab/>104<text:tab/>0<text:tab/>0<text:tab/>167<text:tab/>0<text:tab/>0<text:tab/>0<text:tab/>0<text:tab/>16<text:tab/>0<text:tab/>83<text:tab/>0<text:tab/>0<text:tab/>0<text:tab/>0<text:tab/>0<text:tab/>0<text:tab/>0<text:tab/>66<text:tab/>0<text:tab/>0<text:tab/>0<text:tab/>0<text:tab/>133<text:tab/>200<text:tab/>0<text:tab/>0<text:tab/>255<text:tab/>18<text:tab/>20<text:tab/>255<text:tab/>20<text:tab/>255<text:tab/>12<text:tab/>255<text:tab/>40<text:tab/>255<text:tab/>255<text:tab/>255<text:tab/>0<text:tab/>0<text:tab/>0<text:tab/>0<text:tab/>180<text:tab/>249<text:tab/>27<text:tab/>255<text:tab/>24<text:tab/>130<text:tab/>255<text:tab/>255<text:tab/>255<text:tab/>255<text:tab/>112<text:tab/>64<text:tab/>72<text:tab/>32<text:tab/>0<text:tab/>138<text:tab/>46<text:tab/>255<text:tab/>255<text:tab/>228<text:tab/>233<text:tab/>255<text:tab/>114<text:tab/>255<text:tab/>255<text:tab/>18<text:tab/>255<text:tab/>255<text:tab/>0<text:tab/>0<text:tab/>0<text:tab/>88<text:tab/>255<text:tab/>144<text:tab/>255<text:tab/>45<text:tab/>147<text:tab/>255<text:tab/>119<text:tab/>175<text:tab/>14<text:tab/>255<text:tab/>255<text:tab/>255<text:tab/>0<text:tab/>0<text:tab/>0<text:tab/>0<text:tab/>255<text:tab/>255<text:tab/>255<text:tab/>100<text:tab/>255<text:tab/>255<text:tab/>255<text:tab/>255<text:tab/>255<text:tab/>255<text:tab/>111<text:tab/>2<text:tab/>130<text:tab/>30<text:tab/>0<text:tab/>0<text:tab/>255<text:tab/>255<text:tab/>72<text:tab/>255<text:tab/>131<text:tab/>244<text:tab/>234<text:tab/>255<text:tab/>255<text:tab/>202<text:tab/>245<text:tab/>50<text:tab/>0<text:tab/>0<text:tab/>A</text:p>
      <text:p text:style-name="P6">13<text:tab/>255<text:tab/>255<text:tab/>9<text:tab/>255<text:tab/>255<text:tab/>255<text:tab/>60<text:tab/>237<text:tab/>80<text:tab/>0<text:tab/>174<text:tab/>19<text:tab/>170<text:tab/>255<text:tab/>255<text:tab/>255<text:tab/>234<text:tab/>255<text:tab/>38<text:tab/>255<text:tab/>255<text:tab/>235<text:tab/>22<text:tab/>147<text:tab/>110<text:tab/>0<text:tab/>80<text:tab/>255<text:tab/>87<text:tab/>61<text:tab/>255<text:tab/>255<text:tab/>255<text:tab/>255<text:tab/>2<text:tab/>141<text:tab/>0<text:tab/>227<text:tab/>20<text:tab/>169<text:tab/>255<text:tab/>62<text:tab/>132<text:tab/>0<text:tab/>111<text:tab/>255<text:tab/>255<text:tab/>179<text:tab/>255<text:tab/>217<text:tab/>255<text:tab/>216<text:tab/>245<text:tab/>0<text:tab/>255<text:tab/>147<text:tab/>255<text:tab/>255<text:tab/>0<text:tab/>120<text:tab/>255<text:tab/>255<text:tab/>29<text:tab/>232<text:tab/>23<text:tab/>255<text:tab/>0<text:tab/>112<text:tab/>27<text:tab/>140<text:tab/>255<text:tab/>255<text:tab/>255<text:tab/>255<text:tab/>255<text:tab/>178<text:tab/>0<text:tab/>50<text:tab/>255<text:tab/>24<text:tab/>5<text:tab/>31<text:tab/>0<text:tab/>195<text:tab/>255<text:tab/>72<text:tab/>25<text:tab/>77<text:tab/>205<text:tab/>255<text:tab/>255<text:tab/>255<text:tab/>219<text:tab/>0<text:tab/>255<text:tab/>207<text:tab/>0<text:tab/>158<text:tab/>255<text:tab/>26<text:tab/>255<text:tab/>61<text:tab/>42<text:tab/>255<text:tab/>255<text:tab/>255<text:tab/>255<text:tab/>184<text:tab/>221<text:tab/>194<text:tab/>0<text:tab/>195<text:tab/>73<text:tab/>0<text:tab/>255<text:tab/>83<text:tab/>255<text:tab/>255<text:tab/>255<text:tab/>207<text:tab/>140<text:tab/>255<text:tab/>255<text:tab/>255<text:tab/>250<text:tab/>8<text:tab/>0<text:tab/>166<text:tab/>0<text:tab/>45<text:tab/>15<text:tab/>55<text:tab/>220<text:tab/>154<text:tab/>255<text:tab/>72<text:tab/>255<text:tab/>255<text:tab/>255<text:tab/>236<text:tab/>11<text:tab/>255<text:tab/>0<text:soft-page-break/><text:tab/>79<text:tab/>127<text:tab/>0<text:tab/>205<text:tab/>251<text:tab/>73<text:tab/>116<text:tab/>64<text:tab/>202<text:tab/>244<text:tab/>255<text:tab/>255<text:tab/>188<text:tab/>255<text:tab/>255<text:tab/>0<text:tab/>109<text:tab/>0<text:tab/>0<text:tab/>202<text:tab/>186<text:tab/>255<text:tab/>228<text:tab/>148<text:tab/>255<text:tab/>255<text:tab/>255<text:tab/>255<text:tab/>16<text:tab/>255<text:tab/>184<text:tab/>0<text:tab/>221<text:tab/>75<text:tab/>0<text:tab/>45<text:tab/>32<text:tab/>9<text:tab/>220<text:tab/>255<text:tab/>255<text:tab/>179<text:tab/>31<text:tab/>255<text:tab/>234<text:tab/>81<text:tab/>128<text:tab/>0<text:tab/>0<text:tab/>85<text:tab/>0<text:tab/>0<text:tab/>0<text:tab/>182<text:tab/>184<text:tab/>0<text:tab/>44<text:tab/>30<text:tab/>0<text:tab/>8<text:tab/>78<text:tab/>0<text:tab/>192<text:tab/>0<text:tab/>224<text:tab/>0<text:tab/>0<text:tab/>125<text:tab/>0<text:tab/>0<text:tab/>151<text:tab/>0<text:tab/>0<text:tab/>0<text:tab/>0<text:tab/>112<text:tab/>0<text:tab/>0<text:tab/>13<text:tab/>0<text:tab/>0<text:tab/>0<text:tab/>69<text:tab/>27<text:tab/>210<text:tab/>254<text:tab/>255<text:tab/>255<text:tab/>255<text:tab/>255<text:tab/>255<text:tab/>255<text:tab/>255<text:tab/>121<text:tab/>255<text:tab/>0<text:tab/>130<text:tab/>93<text:tab/>61<text:tab/>100<text:tab/>255<text:tab/>143<text:tab/>255<text:tab/>61<text:tab/>255<text:tab/>64<text:tab/>28<text:tab/>110<text:tab/>255<text:tab/>194<text:tab/>186<text:tab/>46<text:tab/>0<text:tab/>144<text:tab/>0<text:tab/>255<text:tab/>255<text:tab/>167<text:tab/>89<text:tab/>255<text:tab/>255<text:tab/>255<text:tab/>192<text:tab/>58<text:tab/>255<text:tab/>206<text:tab/>158<text:tab/>0<text:tab/>0<text:tab/>188<text:tab/>239<text:tab/>74<text:tab/>255<text:tab/>197<text:tab/>141<text:tab/>255<text:tab/>255<text:tab/>228<text:tab/>255<text:tab/>255<text:tab/>103<text:tab/>255<text:tab/>255<text:tab/>247<text:tab/>0<text:tab/>0<text:tab/>0<text:tab/>255<text:tab/>255<text:tab/>255<text:tab/>26<text:tab/>180<text:tab/>255<text:tab/>255<text:tab/>255<text:tab/>168<text:tab/>174<text:tab/>255<text:tab/>105<text:tab/>0<text:tab/>0<text:tab/>50<text:tab/>168<text:tab/>96<text:tab/>96<text:tab/>255<text:tab/>157<text:tab/>255<text:tab/>62<text:tab/>79<text:tab/>121<text:tab/>255<text:tab/>210<text:tab/>255<text:tab/>255<text:tab/>189<text:tab/>0<text:tab/>A</text:p>
      <text:p text:style-name="P6">14<text:tab/>255<text:tab/>107<text:tab/>208<text:tab/>255<text:tab/>119<text:tab/>255<text:tab/>0<text:tab/>0<text:tab/>0<text:tab/>21<text:tab/>191<text:tab/>119<text:tab/>255<text:tab/>146<text:tab/>255<text:tab/>192<text:tab/>136<text:tab/>226<text:tab/>255<text:tab/>255<text:tab/>64<text:tab/>253<text:tab/>0<text:tab/>93<text:tab/>0<text:tab/>182<text:tab/>255<text:tab/>255<text:tab/>227<text:tab/>103<text:tab/>246<text:tab/>45<text:tab/>255<text:tab/>255<text:tab/>153<text:tab/>255<text:tab/>0<text:tab/>0<text:tab/>83<text:tab/>118<text:tab/>179<text:tab/>255<text:tab/>30<text:tab/>242<text:tab/>255<text:tab/>255<text:tab/>22<text:tab/>150<text:tab/>208<text:tab/>163<text:tab/>91<text:tab/>196<text:tab/>104<text:tab/>253<text:tab/>255<text:tab/>104<text:tab/>83<text:tab/>168<text:tab/>70<text:tab/>42<text:tab/>98<text:tab/>7<text:tab/>196<text:tab/>61<text:tab/>104<text:tab/>255<text:tab/>0<text:tab/>109<text:tab/>229<text:tab/>54<text:tab/>255<text:tab/>111<text:tab/>233<text:tab/>5<text:tab/>240<text:tab/>255<text:tab/>62<text:tab/>116<text:tab/>255<text:tab/>162<text:tab/>255<text:tab/>255<text:tab/>241<text:tab/>228<text:tab/>255<text:tab/>138<text:tab/>142<text:tab/>255<text:tab/>255<text:tab/>255<text:tab/>255<text:tab/>2<text:tab/>82<text:tab/>0<text:tab/>99<text:tab/>255<text:tab/>157<text:tab/>0<text:tab/>198<text:tab/>157<text:tab/>176<text:tab/>255<text:tab/>14<text:tab/>10<text:tab/>95<text:tab/>174<text:tab/>59<text:tab/>255<text:tab/>254<text:tab/>255<text:tab/>154<text:tab/>247<text:tab/>142<text:tab/>35<text:tab/>253<text:tab/>4<text:tab/>255<text:tab/>156<text:tab/>85<text:tab/>35<text:tab/>255<text:tab/>189<text:tab/>239<text:tab/>45<text:tab/>223<text:tab/>16<text:tab/>0<text:tab/>0<text:tab/>0<text:tab/>0<text:tab/>168<text:tab/>255<text:tab/>109<text:tab/>19<text:tab/>255<text:tab/>255<text:tab/>255<text:tab/>255<text:tab/>244<text:tab/>255<text:tab/>255<text:tab/>128<text:tab/>194<text:tab/>0<text:tab/>130<text:tab/>0<text:tab/>255<text:tab/>82<text:tab/>255<text:tab/>152<text:tab/>255<text:tab/>6<text:tab/>215<text:tab/>205<text:tab/>255<text:tab/>157<text:tab/>25<text:tab/>49<text:tab/>177<text:tab/>0<text:tab/>0<text:tab/>196<text:tab/>59<text:tab/>255<text:tab/>255<text:tab/>255<text:tab/>237<text:tab/>255<text:tab/>26<text:tab/>29<text:tab/>86<text:tab/>255<text:tab/>255<text:tab/>255<text:tab/>142<text:tab/>14<text:tab/>225<text:tab/>85<text:tab/>137<text:tab/>255<text:tab/>255<text:tab/>215<text:tab/>183<text:tab/>134<text:tab/>255<text:tab/>255<text:tab/>255<text:tab/>131<text:tab/>255<text:tab/>216<text:tab/>251<text:tab/>160<text:tab/>205<text:tab/>243<text:tab/>0<text:tab/>156<text:tab/>52<text:tab/>121<text:tab/>147<text:tab/>100<text:tab/>0<text:tab/>116<text:tab/>87<text:tab/>0<text:tab/>142<text:tab/>106<text:tab/>41<text:tab/>0<text:tab/>0<text:tab/>0<text:tab/>0<text:tab/>0<text:tab/>0<text:tab/>0<text:tab/>103<text:tab/>161<text:tab/>0<text:tab/>0<text:tab/>0<text:tab/>197<text:tab/>177<text:tab/>0<text:tab/>195<text:tab/>104<text:tab/>68<text:tab/>83<text:tab/>255<text:tab/>255<text:tab/>60<text:tab/>255<text:tab/>196<text:tab/>255<text:tab/>83<text:tab/>255<text:tab/>255<text:tab/>255<text:tab/>188<text:tab/>190<text:tab/>42<text:tab/>189<text:tab/>0<text:tab/>68<text:tab/>255<text:tab/>164<text:tab/>132<text:tab/>252<text:tab/>255<text:tab/>254<text:tab/>255<text:tab/>173<text:tab/>255<text:tab/>255<text:tab/>81<text:tab/>141<text:tab/>177<text:tab/>152<text:tab/>72<text:tab/>55<text:tab/>254<text:tab/>100<text:tab/>195<text:tab/>203<text:tab/>112<text:tab/>27<text:tab/>255<text:tab/>163<text:tab/>238<text:tab/>255<text:tab/>166<text:tab/>203<text:tab/>0<text:tab/>200<text:tab/>0<text:tab/>36<text:tab/>98<text:tab/>255<text:tab/>123<text:tab/>167<text:tab/>255<text:tab/>255<text:tab/>255<text:tab/>255<text:tab/>70<text:tab/>15<text:tab/>2<text:tab/>255<text:tab/>0<text:tab/>0<text:tab/>13<text:tab/>139<text:tab/>255<text:tab/>255<text:tab/>47<text:tab/>255<text:tab/>255<text:tab/>255<text:tab/>92<text:tab/>255<text:tab/>211<text:tab/>49<text:tab/>125<text:tab/>255<text:tab/>0<text:tab/>71<text:tab/>136<text:tab/>0<text:tab/>141<text:tab/>255<text:tab/>166<text:tab/>255<text:tab/>255<text:tab/>255<text:tab/>176<text:tab/>122<text:tab/>166<text:tab/>255<text:tab/>255<text:tab/>255<text:tab/>188<text:tab/>140<text:tab/>A</text:p>
      <text:p text:style-name="P6">15<text:tab/>151<text:tab/>221<text:tab/>255<text:tab/>202<text:tab/>69<text:tab/>176<text:tab/>0<text:tab/>0<text:tab/>233<text:tab/>122<text:tab/>12<text:tab/>255<text:tab/>89<text:tab/>254<text:tab/>44<text:tab/>102<text:tab/>115<text:tab/>176<text:tab/>231<text:tab/>255<text:tab/>39<text:tab/>255<text:tab/>190<text:tab/>0<text:tab/>153<text:tab/>229<text:tab/>49<text:tab/>187<text:tab/>168<text:tab/>255<text:tab/>91<text:tab/>255<text:tab/>255<text:tab/>176<text:tab/>85<text:tab/>48<text:tab/>194<text:tab/>33<text:tab/>97<text:tab/>68<text:tab/>114<text:tab/>168<text:tab/>55<text:tab/>195<text:tab/>255<text:tab/>255<text:tab/>130<text:tab/>147<text:tab/>108<text:tab/>19<text:tab/>67<text:tab/>64<text:tab/>168<text:tab/>27<text:tab/>255<text:tab/>153<text:tab/>34<text:tab/>63<text:tab/>7<text:tab/>0<text:tab/>225<text:tab/>149<text:tab/>87<text:tab/>40<text:tab/>48<text:tab/>77<text:tab/>163<text:tab/>215<text:tab/>29<text:tab/>82<text:tab/>21<text:tab/>144<text:tab/>27<text:tab/>227<text:tab/>255<text:tab/>255<text:tab/>99<text:tab/>243<text:tab/>255<text:tab/>45<text:tab/>23<text:tab/>60<text:tab/>30<text:tab/>0<text:tab/>255<text:tab/>255<text:tab/>112<text:tab/>255<text:tab/>134<text:tab/>255<text:tab/>197<text:tab/>102<text:tab/>193<text:tab/>133<text:tab/>229<text:tab/>216<text:tab/>91<text:tab/>154<text:tab/>255<text:tab/>255<text:tab/>146<text:tab/>124<text:tab/>83<text:tab/>30<text:tab/>213<text:tab/>60<text:tab/>255<text:tab/>255<text:tab/>249<text:tab/>255<text:tab/>187<text:tab/>0<text:tab/>236<text:tab/>0<text:tab/>196<text:tab/>255<text:tab/>10<text:tab/>255<text:tab/>197<text:tab/>112<text:tab/>66<text:tab/>53<text:tab/>125<text:tab/>138<text:tab/>205<text:tab/>255<text:tab/>7<text:tab/>50<text:tab/>217<text:tab/>72<text:tab/>137<text:tab/>39<text:tab/>50<text:tab/>245<text:tab/>255<text:tab/>218<text:tab/>178<text:tab/>182<text:tab/>15<text:tab/>255<text:tab/>255<text:tab/>142<text:tab/>218<text:tab/>62<text:tab/>0<text:tab/>56<text:tab/>248<text:tab/>173<text:tab/>182<text:tab/>255<text:tab/>255<text:tab/>255<text:tab/>27<text:tab/>124<text:tab/>17<text:tab/>255<text:tab/>233<text:tab/>176<text:tab/>136<text:tab/>200<text:tab/>135<text:tab/>201<text:tab/>255<text:tab/>81<text:tab/>127<text:tab/>222<text:tab/>122<text:tab/>132<text:tab/>162<text:soft-page-break/><text:tab/>171<text:tab/>180<text:tab/>255<text:tab/>6<text:tab/>18<text:tab/>5<text:tab/>182<text:tab/>146<text:tab/>67<text:tab/>219<text:tab/>255<text:tab/>18<text:tab/>144<text:tab/>86<text:tab/>255<text:tab/>203<text:tab/>255<text:tab/>104<text:tab/>42<text:tab/>255<text:tab/>225<text:tab/>0<text:tab/>70<text:tab/>74<text:tab/>0<text:tab/>128<text:tab/>245<text:tab/>0<text:tab/>238<text:tab/>0<text:tab/>0<text:tab/>0<text:tab/>229<text:tab/>228<text:tab/>106<text:tab/>67<text:tab/>115<text:tab/>242<text:tab/>0<text:tab/>0<text:tab/>45<text:tab/>216<text:tab/>0<text:tab/>247<text:tab/>242<text:tab/>0<text:tab/>91<text:tab/>31<text:tab/>0<text:tab/>14<text:tab/>154<text:tab/>0<text:tab/>51<text:tab/>0<text:tab/>32<text:tab/>87<text:tab/>0<text:tab/>233<text:tab/>255<text:tab/>78<text:tab/>3<text:tab/>119<text:tab/>255<text:tab/>224<text:tab/>208<text:tab/>87<text:tab/>255<text:tab/>255<text:tab/>255<text:tab/>202<text:tab/>0<text:tab/>0<text:tab/>77<text:tab/>27<text:tab/>21<text:tab/>149<text:tab/>198<text:tab/>255<text:tab/>32<text:tab/>162<text:tab/>255<text:tab/>255<text:tab/>255<text:tab/>255<text:tab/>35<text:tab/>240<text:tab/>0<text:tab/>44<text:tab/>70<text:tab/>135<text:tab/>255<text:tab/>206<text:tab/>99<text:tab/>255<text:tab/>218<text:tab/>99<text:tab/>255<text:tab/>177<text:tab/>255<text:tab/>89<text:tab/>96<text:tab/>215<text:tab/>0<text:tab/>0<text:tab/>215<text:tab/>255<text:tab/>116<text:tab/>255<text:tab/>255<text:tab/>255<text:tab/>234<text:tab/>25<text:tab/>95<text:tab/>232<text:tab/>227<text:tab/>210<text:tab/>42<text:tab/>0<text:tab/>237<text:tab/>174<text:tab/>56<text:tab/>214<text:tab/>255<text:tab/>223<text:tab/>19<text:tab/>31<text:tab/>255<text:tab/>108<text:tab/>255<text:tab/>255<text:tab/>54<text:tab/>56<text:tab/>160<text:tab/>26<text:tab/>0<text:tab/>0<text:tab/>0<text:tab/>255<text:tab/>210<text:tab/>255<text:tab/>80<text:tab/>62<text:tab/>89<text:tab/>160<text:tab/>255<text:tab/>255<text:tab/>41<text:tab/>255<text:tab/>129<text:tab/>79<text:tab/>163<text:tab/>A</text:p>
      <text:p text:style-name="P6">16<text:tab/>0<text:tab/>20<text:tab/>255<text:tab/>255<text:tab/>198<text:tab/>255<text:tab/>255<text:tab/>116<text:tab/>255<text:tab/>255<text:tab/>0<text:tab/>140<text:tab/>0<text:tab/>0<text:tab/>0<text:tab/>208<text:tab/>82<text:tab/>0<text:tab/>255<text:tab/>255<text:tab/>237<text:tab/>48<text:tab/>246<text:tab/>255<text:tab/>255<text:tab/>175<text:tab/>67<text:tab/>185<text:tab/>0<text:tab/>0<text:tab/>0<text:tab/>0<text:tab/>210<text:tab/>0<text:tab/>255<text:tab/>192<text:tab/>255<text:tab/>116<text:tab/>255<text:tab/>255<text:tab/>0<text:tab/>0<text:tab/>19<text:tab/>255<text:tab/>166<text:tab/>255<text:tab/>255<text:tab/>56<text:tab/>0<text:tab/>0<text:tab/>255<text:tab/>255<text:tab/>109<text:tab/>139<text:tab/>160<text:tab/>255<text:tab/>140<text:tab/>0<text:tab/>237<text:tab/>255<text:tab/>255<text:tab/>255<text:tab/>255<text:tab/>255<text:tab/>130<text:tab/>196<text:tab/>255<text:tab/>255<text:tab/>255<text:tab/>255<text:tab/>0<text:tab/>183<text:tab/>255<text:tab/>255<text:tab/>103<text:tab/>108<text:tab/>255<text:tab/>255<text:tab/>255<text:tab/>255<text:tab/>92<text:tab/>0<text:tab/>45<text:tab/>83<text:tab/>255<text:tab/>255<text:tab/>155<text:tab/>0<text:tab/>255<text:tab/>255<text:tab/>255<text:tab/>255<text:tab/>255<text:tab/>149<text:tab/>255<text:tab/>255<text:tab/>89<text:tab/>155<text:tab/>79<text:tab/>255<text:tab/>0<text:tab/>0<text:tab/>255<text:tab/>255<text:tab/>255<text:tab/>255<text:tab/>23<text:tab/>255<text:tab/>35<text:tab/>255<text:tab/>255<text:tab/>255<text:tab/>0<text:tab/>0<text:tab/>255<text:tab/>255<text:tab/>0<text:tab/>236<text:tab/>255<text:tab/>255<text:tab/>131<text:tab/>117<text:tab/>255<text:tab/>255<text:tab/>255<text:tab/>255<text:tab/>255<text:tab/>255<text:tab/>28<text:tab/>0<text:tab/>0<text:tab/>0<text:tab/>255<text:tab/>176<text:tab/>255<text:tab/>128<text:tab/>109<text:tab/>255<text:tab/>182<text:tab/>90<text:tab/>255<text:tab/>139<text:tab/>255<text:tab/>255<text:tab/>0<text:tab/>0<text:tab/>29<text:tab/>0<text:tab/>84<text:tab/>133<text:tab/>255<text:tab/>255<text:tab/>255<text:tab/>255<text:tab/>255<text:tab/>255<text:tab/>255<text:tab/>152<text:tab/>255<text:tab/>255<text:tab/>0<text:tab/>0<text:tab/>255<text:tab/>191<text:tab/>0<text:tab/>0<text:tab/>255<text:tab/>255<text:tab/>255<text:tab/>47<text:tab/>61<text:tab/>255<text:tab/>255<text:tab/>255<text:tab/>255<text:tab/>255<text:tab/>0<text:tab/>0<text:tab/>255<text:tab/>25<text:tab/>223<text:tab/>0<text:tab/>255<text:tab/>255<text:tab/>255<text:tab/>249<text:tab/>40<text:tab/>255<text:tab/>255<text:tab/>255<text:tab/>29<text:tab/>255<text:tab/>0<text:tab/>0<text:tab/>255<text:tab/>14<text:tab/>255<text:tab/>255<text:tab/>0<text:tab/>0<text:tab/>255<text:tab/>255<text:tab/>255<text:tab/>255<text:tab/>255<text:tab/>205<text:tab/>255<text:tab/>255<text:tab/>59<text:tab/>96<text:tab/>255<text:tab/>255<text:tab/>255<text:tab/>255<text:tab/>0<text:tab/>0<text:tab/>255<text:tab/>255<text:tab/>255<text:tab/>48<text:tab/>255<text:tab/>100<text:tab/>255<text:tab/>255<text:tab/>0<text:tab/>3<text:tab/>160<text:tab/>255<text:tab/>255<text:tab/>255<text:tab/>255<text:tab/>255<text:tab/>0<text:tab/>0<text:tab/>22<text:tab/>255<text:tab/>255<text:tab/>255<text:tab/>255<text:tab/>255<text:tab/>146<text:tab/>0<text:tab/>98<text:tab/>39<text:tab/>255<text:tab/>255<text:tab/>255<text:tab/>255<text:tab/>2<text:tab/>0<text:tab/>255<text:tab/>251<text:tab/>255<text:tab/>255<text:tab/>212<text:tab/>167<text:tab/>0<text:tab/>0<text:tab/>213<text:tab/>255<text:tab/>151<text:tab/>255<text:tab/>255<text:tab/>255<text:tab/>255<text:tab/>142<text:tab/>0<text:tab/>65<text:tab/>255<text:tab/>255<text:tab/>255<text:tab/>255<text:tab/>0<text:tab/>0<text:tab/>255<text:tab/>255<text:tab/>65<text:tab/>255<text:tab/>255<text:tab/>79<text:tab/>255<text:tab/>255<text:tab/>138<text:tab/>118<text:tab/>255<text:tab/>171<text:tab/>226<text:tab/>255<text:tab/>58<text:tab/>0<text:tab/>255<text:tab/>255<text:tab/>184<text:tab/>255<text:tab/>255<text:tab/>255<text:tab/>255<text:tab/>255<text:tab/>255<text:tab/>255<text:tab/>203<text:tab/>119<text:tab/>0<text:tab/>0<text:tab/>0<text:tab/>0<text:tab/>255<text:tab/>58<text:tab/>255<text:tab/>255<text:tab/>255<text:tab/>205<text:tab/>255<text:tab/>255<text:tab/>255<text:tab/>79<text:tab/>0<text:tab/>200<text:tab/>140<text:tab/>142<text:tab/>K</text:p>
      <text:p text:style-name="P6">17<text:tab/>0<text:tab/>0<text:tab/>255<text:tab/>4<text:tab/>255<text:tab/>255<text:tab/>255<text:tab/>255<text:tab/>255<text:tab/>72<text:tab/>0<text:tab/>80<text:tab/>0<text:tab/>176<text:tab/>0<text:tab/>57<text:tab/>0<text:tab/>0<text:tab/>255<text:tab/>255<text:tab/>255<text:tab/>53<text:tab/>255<text:tab/>83<text:tab/>255<text:tab/>255<text:tab/>157<text:tab/>0<text:tab/>0<text:tab/>223<text:tab/>232<text:tab/>155<text:tab/>244<text:tab/>95<text:tab/>255<text:tab/>95<text:tab/>240<text:tab/>255<text:tab/>54<text:tab/>127<text:tab/>0<text:tab/>189<text:tab/>255<text:tab/>255<text:tab/>255<text:tab/>195<text:tab/>255<text:tab/>255<text:tab/>0<text:tab/>180<text:tab/>97<text:tab/>255<text:tab/>119<text:tab/>255<text:tab/>255<text:tab/>246<text:tab/>55<text:tab/>129<text:tab/>255<text:tab/>255<text:tab/>12<text:tab/>255<text:tab/>255<text:tab/>255<text:tab/>8<text:tab/>198<text:tab/>218<text:tab/>255<text:tab/>31<text:tab/>207<text:tab/>96<text:tab/>0<text:tab/>255<text:tab/>57<text:tab/>255<text:tab/>104<text:tab/>255<text:tab/>199<text:tab/>217<text:tab/>117<text:tab/>202<text:tab/>134<text:tab/>255<text:tab/>255<text:tab/>239<text:tab/>255<text:tab/>0<text:tab/>0<text:tab/>255<text:tab/>255<text:tab/>148<text:tab/>255<text:tab/>255<text:tab/>255<text:tab/>242<text:tab/>255<text:tab/>159<text:tab/>117<text:tab/>255<text:tab/>255<text:tab/>230<text:tab/>0<text:tab/>255<text:tab/>255<text:tab/>255<text:tab/>77<text:tab/>167<text:tab/>255<text:tab/>255<text:tab/>208<text:tab/>255<text:tab/>150<text:tab/>83<text:tab/>0<text:tab/>255<text:tab/>116<text:tab/>181<text:tab/>0<text:tab/>124<text:tab/>255<text:tab/>255<text:tab/>255<text:tab/>255<text:tab/>71<text:tab/>245<text:tab/>189<text:tab/>81<text:tab/>255<text:tab/>0<text:tab/>0<text:tab/>244<text:tab/>0<text:tab/>121<text:tab/>255<text:tab/>255<text:tab/>255<text:tab/>132<text:tab/>255<text:tab/>255<text:tab/>51<text:tab/>255<text:tab/>255<text:tab/>197<text:tab/>255<text:tab/>0<text:tab/>61<text:tab/>212<text:tab/>88<text:tab/>255<text:tab/>29<text:tab/>255<text:tab/>233<text:tab/>115<text:tab/>255<text:tab/>151<text:tab/>255<text:tab/>52<text:tab/>131<text:tab/>102<text:tab/>96<text:tab/>190<text:tab/>0<text:tab/>234<text:tab/>255<text:tab/>0<text:tab/>229<text:tab/>255<text:tab/>255<text:tab/>255<text:tab/>88<text:tab/>188<text:tab/>255<text:tab/>255<text:tab/>255<text:tab/>255<text:tab/>54<text:tab/>0<text:tab/>0<text:tab/>255<text:tab/>255<text:tab/>0<text:tab/>0<text:tab/>115<text:tab/>255<text:tab/>255<text:tab/>255<text:tab/>98<text:tab/>100<text:tab/>54<text:tab/>217<text:tab/>0<text:tab/>8<text:tab/>0<text:tab/>0<text:tab/>15<text:soft-page-break/><text:tab/>84<text:tab/>255<text:tab/>255<text:tab/>205<text:tab/>226<text:tab/>66<text:tab/>255<text:tab/>255<text:tab/>255<text:tab/>123<text:tab/>255<text:tab/>4<text:tab/>188<text:tab/>0<text:tab/>0<text:tab/>131<text:tab/>255<text:tab/>255<text:tab/>255<text:tab/>50<text:tab/>0<text:tab/>33<text:tab/>198<text:tab/>255<text:tab/>114<text:tab/>255<text:tab/>29<text:tab/>58<text:tab/>199<text:tab/>0<text:tab/>0<text:tab/>255<text:tab/>255<text:tab/>255<text:tab/>255<text:tab/>255<text:tab/>255<text:tab/>0<text:tab/>248<text:tab/>255<text:tab/>255<text:tab/>255<text:tab/>255<text:tab/>255<text:tab/>255<text:tab/>0<text:tab/>0<text:tab/>255<text:tab/>255<text:tab/>255<text:tab/>255<text:tab/>218<text:tab/>195<text:tab/>209<text:tab/>0<text:tab/>255<text:tab/>255<text:tab/>172<text:tab/>255<text:tab/>248<text:tab/>255<text:tab/>105<text:tab/>62<text:tab/>255<text:tab/>255<text:tab/>11<text:tab/>255<text:tab/>255<text:tab/>255<text:tab/>178<text:tab/>255<text:tab/>0<text:tab/>0<text:tab/>239<text:tab/>123<text:tab/>255<text:tab/>255<text:tab/>0<text:tab/>0<text:tab/>255<text:tab/>255<text:tab/>255<text:tab/>255<text:tab/>255<text:tab/>158<text:tab/>255<text:tab/>255<text:tab/>0<text:tab/>0<text:tab/>255<text:tab/>2<text:tab/>66<text:tab/>255<text:tab/>0<text:tab/>118<text:tab/>255<text:tab/>228<text:tab/>181<text:tab/>255<text:tab/>214<text:tab/>255<text:tab/>255<text:tab/>255<text:tab/>255<text:tab/>255<text:tab/>94<text:tab/>9<text:tab/>0<text:tab/>0<text:tab/>0<text:tab/>226<text:tab/>122<text:tab/>255<text:tab/>255<text:tab/>255<text:tab/>255<text:tab/>255<text:tab/>222<text:tab/>99<text:tab/>100<text:tab/>255<text:tab/>0<text:tab/>0<text:tab/>0<text:tab/>0<text:tab/>K</text:p>
      <text:p text:style-name="P6">18<text:tab/>0<text:tab/>0<text:tab/>132<text:tab/>100<text:tab/>230<text:tab/>37<text:tab/>242<text:tab/>0<text:tab/>199<text:tab/>39<text:tab/>97<text:tab/>123<text:tab/>24<text:tab/>168<text:tab/>243<text:tab/>0<text:tab/>130<text:tab/>0<text:tab/>159<text:tab/>255<text:tab/>109<text:tab/>255<text:tab/>187<text:tab/>255<text:tab/>253<text:tab/>255<text:tab/>168<text:tab/>0<text:tab/>103<text:tab/>0<text:tab/>0<text:tab/>0<text:tab/>0<text:tab/>0<text:tab/>38<text:tab/>255<text:tab/>234<text:tab/>255<text:tab/>252<text:tab/>74<text:tab/>13<text:tab/>25<text:tab/>38<text:tab/>255<text:tab/>211<text:tab/>144<text:tab/>8<text:tab/>188<text:tab/>95<text:tab/>164<text:tab/>255<text:tab/>255<text:tab/>246<text:tab/>255<text:tab/>183<text:tab/>255<text:tab/>0<text:tab/>0<text:tab/>255<text:tab/>255<text:tab/>92<text:tab/>255<text:tab/>255<text:tab/>255<text:tab/>238<text:tab/>0<text:tab/>255<text:tab/>99<text:tab/>255<text:tab/>196<text:tab/>134<text:tab/>248<text:tab/>255<text:tab/>255<text:tab/>96<text:tab/>255<text:tab/>224<text:tab/>3<text:tab/>255<text:tab/>255<text:tab/>76<text:tab/>155<text:tab/>30<text:tab/>22<text:tab/>255<text:tab/>255<text:tab/>107<text:tab/>19<text:tab/>255<text:tab/>255<text:tab/>255<text:tab/>207<text:tab/>255<text:tab/>255<text:tab/>255<text:tab/>255<text:tab/>0<text:tab/>39<text:tab/>139<text:tab/>255<text:tab/>0<text:tab/>191<text:tab/>255<text:tab/>87<text:tab/>240<text:tab/>60<text:tab/>169<text:tab/>255<text:tab/>42<text:tab/>146<text:tab/>255<text:tab/>255<text:tab/>0<text:tab/>0<text:tab/>74<text:tab/>255<text:tab/>0<text:tab/>143<text:tab/>255<text:tab/>255<text:tab/>255<text:tab/>186<text:tab/>8<text:tab/>134<text:tab/>255<text:tab/>255<text:tab/>220<text:tab/>49<text:tab/>0<text:tab/>50<text:tab/>0<text:tab/>213<text:tab/>255<text:tab/>48<text:tab/>255<text:tab/>202<text:tab/>145<text:tab/>141<text:tab/>55<text:tab/>17<text:tab/>255<text:tab/>255<text:tab/>15<text:tab/>57<text:tab/>0<text:tab/>0<text:tab/>253<text:tab/>0<text:tab/>255<text:tab/>255<text:tab/>255<text:tab/>255<text:tab/>255<text:tab/>65<text:tab/>255<text:tab/>40<text:tab/>126<text:tab/>255<text:tab/>255<text:tab/>154<text:tab/>0<text:tab/>0<text:tab/>63<text:tab/>148<text:tab/>0<text:tab/>141<text:tab/>26<text:tab/>128<text:tab/>255<text:tab/>255<text:tab/>101<text:tab/>255<text:tab/>143<text:tab/>60<text:tab/>156<text:tab/>255<text:tab/>0<text:tab/>231<text:tab/>255<text:tab/>32<text:tab/>0<text:tab/>0<text:tab/>255<text:tab/>255<text:tab/>254<text:tab/>255<text:tab/>13<text:tab/>172<text:tab/>255<text:tab/>255<text:tab/>128<text:tab/>4<text:tab/>0<text:tab/>0<text:tab/>145<text:tab/>252<text:tab/>176<text:tab/>68<text:tab/>0<text:tab/>207<text:tab/>206<text:tab/>255<text:tab/>255<text:tab/>255<text:tab/>45<text:tab/>60<text:tab/>255<text:tab/>255<text:tab/>0<text:tab/>211<text:tab/>235<text:tab/>46<text:tab/>255<text:tab/>255<text:tab/>0<text:tab/>196<text:tab/>246<text:tab/>246<text:tab/>111<text:tab/>255<text:tab/>59<text:tab/>150<text:tab/>168<text:tab/>255<text:tab/>0<text:tab/>0<text:tab/>255<text:tab/>255<text:tab/>24<text:tab/>255<text:tab/>171<text:tab/>184<text:tab/>146<text:tab/>0<text:tab/>255<text:tab/>255<text:tab/>85<text:tab/>203<text:tab/>148<text:tab/>255<text:tab/>27<text:tab/>214<text:tab/>9<text:tab/>209<text:tab/>33<text:tab/>255<text:tab/>255<text:tab/>197<text:tab/>0<text:tab/>0<text:tab/>219<text:tab/>255<text:tab/>255<text:tab/>125<text:tab/>255<text:tab/>255<text:tab/>0<text:tab/>165<text:tab/>255<text:tab/>71<text:tab/>255<text:tab/>255<text:tab/>255<text:tab/>255<text:tab/>40<text:tab/>229<text:tab/>193<text:tab/>74<text:tab/>255<text:tab/>255<text:tab/>255<text:tab/>148<text:tab/>40<text:tab/>182<text:tab/>71<text:tab/>13<text:tab/>27<text:tab/>255<text:tab/>129<text:tab/>255<text:tab/>61<text:tab/>16<text:tab/>133<text:tab/>111<text:tab/>255<text:tab/>129<text:tab/>255<text:tab/>140<text:tab/>0<text:tab/>0<text:tab/>255<text:tab/>255<text:tab/>177<text:tab/>255<text:tab/>108<text:tab/>238<text:tab/>213<text:tab/>255<text:tab/>255<text:tab/>255<text:tab/>70<text:tab/>0<text:tab/>0<text:tab/>0<text:tab/>0<text:tab/>0<text:tab/>255<text:tab/>126<text:tab/>206<text:tab/>255<text:tab/>255<text:tab/>15<text:tab/>255<text:tab/>255<text:tab/>90<text:tab/>255<text:tab/>0<text:tab/>0<text:tab/>217<text:tab/>0<text:tab/>K</text:p>
      <text:p text:style-name="P6">19<text:tab/>219<text:tab/>0<text:tab/>202<text:tab/>194<text:tab/>241<text:tab/>56<text:tab/>255<text:tab/>125<text:tab/>255<text:tab/>55<text:tab/>105<text:tab/>244<text:tab/>0<text:tab/>222<text:tab/>178<text:tab/>0<text:tab/>93<text:tab/>60<text:tab/>222<text:tab/>86<text:tab/>255<text:tab/>47<text:tab/>219<text:tab/>90<text:tab/>255<text:tab/>172<text:tab/>170<text:tab/>0<text:tab/>18<text:tab/>0<text:tab/>233<text:tab/>82<text:tab/>43<text:tab/>179<text:tab/>83<text:tab/>255<text:tab/>1<text:tab/>255<text:tab/>11<text:tab/>255<text:tab/>171<text:tab/>77<text:tab/>131<text:tab/>27<text:tab/>255<text:tab/>12<text:tab/>255<text:tab/>255<text:tab/>58<text:tab/>0<text:tab/>214<text:tab/>140<text:tab/>182<text:tab/>114<text:tab/>255<text:tab/>4<text:tab/>94<text:tab/>0<text:tab/>255<text:tab/>255<text:tab/>127<text:tab/>255<text:tab/>119<text:tab/>255<text:tab/>0<text:tab/>0<text:tab/>18<text:tab/>255<text:tab/>255<text:tab/>114<text:tab/>0<text:tab/>3<text:tab/>255<text:tab/>255<text:tab/>34<text:tab/>159<text:tab/>30<text:tab/>255<text:tab/>255<text:tab/>157<text:tab/>245<text:tab/>106<text:tab/>107<text:tab/>170<text:tab/>223<text:tab/>255<text:tab/>0<text:tab/>0<text:tab/>255<text:tab/>255<text:tab/>121<text:tab/>18<text:tab/>255<text:tab/>115<text:tab/>118<text:tab/>255<text:tab/>0<text:tab/>165<text:tab/>255<text:tab/>187<text:tab/>0<text:tab/>7<text:tab/>255<text:tab/>61<text:tab/>138<text:tab/>121<text:tab/>21<text:tab/>104<text:tab/>48<text:tab/>220<text:tab/>170<text:tab/>255<text:tab/>183<text:tab/>0<text:tab/>255<text:tab/>157<text:tab/>0<text:tab/>0<text:tab/>255<text:tab/>255<text:tab/>255<text:tab/>17<text:tab/>200<text:tab/>255<text:tab/>93<text:tab/>255<text:tab/>255<text:tab/>64<text:tab/>94<text:tab/>55<text:tab/>0<text:tab/>114<text:tab/>109<text:tab/>255<text:tab/>255<text:tab/>233<text:tab/>201<text:tab/>255<text:tab/>213<text:tab/>27<text:tab/>76<text:tab/>170<text:tab/>1<text:tab/>236<text:tab/>157<text:tab/>184<text:tab/>174<text:tab/>110<text:tab/>255<text:tab/>255<text:tab/>243<text:tab/>149<text:tab/>255<text:tab/>169<text:tab/>129<text:tab/>50<text:tab/>60<text:tab/>117<text:tab/>155<text:tab/>103<text:tab/>21<text:tab/>0<text:tab/>255<text:tab/>255<text:tab/>3<text:tab/>0<text:tab/>255<text:tab/>101<text:tab/>255<text:tab/>165<text:tab/>52<text:tab/>255<text:tab/>35<text:tab/>209<text:tab/>80<text:tab/>255<text:tab/>0<text:tab/>139<text:tab/>255<text:tab/>25<text:tab/>0<text:tab/>121<text:tab/>173<text:tab/>203<text:tab/>186<text:tab/>255<text:tab/>255<text:tab/>157<text:tab/>85<text:tab/>255<text:tab/>255<text:tab/>245<text:tab/>11<text:tab/>209<text:tab/>62<text:tab/>255<text:tab/>175<text:tab/>255<text:tab/>0<text:tab/>255<text:tab/>181<text:tab/>5<text:tab/>212<text:tab/>255<text:tab/>216<text:tab/>255<text:tab/>71<text:tab/>184<text:tab/>236<text:tab/>0<text:tab/>255<text:tab/>69<text:tab/>73<text:tab/>255<text:tab/>168<text:tab/>23<text:tab/>245<text:tab/>255<text:tab/>255<text:tab/>134<text:tab/>70<text:soft-page-break/><text:tab/>255<text:tab/>116<text:tab/>60<text:tab/>0<text:tab/>0<text:tab/>228<text:tab/>255<text:tab/>248<text:tab/>255<text:tab/>138<text:tab/>69<text:tab/>0<text:tab/>0<text:tab/>238<text:tab/>255<text:tab/>104<text:tab/>255<text:tab/>73<text:tab/>255<text:tab/>147<text:tab/>0<text:tab/>103<text:tab/>133<text:tab/>170<text:tab/>255<text:tab/>255<text:tab/>255<text:tab/>0<text:tab/>0<text:tab/>145<text:tab/>255<text:tab/>12<text:tab/>255<text:tab/>180<text:tab/>255<text:tab/>29<text:tab/>38<text:tab/>255<text:tab/>255<text:tab/>255<text:tab/>38<text:tab/>219<text:tab/>124<text:tab/>47<text:tab/>105<text:tab/>0<text:tab/>82<text:tab/>255<text:tab/>241<text:tab/>76<text:tab/>255<text:tab/>233<text:tab/>0<text:tab/>255<text:tab/>148<text:tab/>255<text:tab/>255<text:tab/>132<text:tab/>193<text:tab/>255<text:tab/>67<text:tab/>0<text:tab/>0<text:tab/>255<text:tab/>117<text:tab/>103<text:tab/>255<text:tab/>41<text:tab/>223<text:tab/>196<text:tab/>140<text:tab/>219<text:tab/>255<text:tab/>198<text:tab/>249<text:tab/>255<text:tab/>234<text:tab/>255<text:tab/>36<text:tab/>201<text:tab/>166<text:tab/>26<text:tab/>244<text:tab/>0<text:tab/>19<text:tab/>173<text:tab/>163<text:tab/>42<text:tab/>22<text:tab/>194<text:tab/>255<text:tab/>168<text:tab/>255<text:tab/>255<text:tab/>170<text:tab/>0<text:tab/>155<text:tab/>0<text:tab/>0<text:tab/>K</text:p>
      <text:p text:style-name="P6">20<text:tab/>107<text:tab/>252<text:tab/>125<text:tab/>115<text:tab/>255<text:tab/>82<text:tab/>210<text:tab/>255<text:tab/>31<text:tab/>255<text:tab/>1<text:tab/>0<text:tab/>201<text:tab/>0<text:tab/>181<text:tab/>106<text:tab/>75<text:tab/>39<text:tab/>255<text:tab/>36<text:tab/>115<text:tab/>203<text:tab/>58<text:tab/>43<text:tab/>255<text:tab/>220<text:tab/>238<text:tab/>0<text:tab/>0<text:tab/>61<text:tab/>0<text:tab/>0<text:tab/>250<text:tab/>226<text:tab/>160<text:tab/>151<text:tab/>170<text:tab/>99<text:tab/>255<text:tab/>200<text:tab/>0<text:tab/>179<text:tab/>255<text:tab/>255<text:tab/>248<text:tab/>86<text:tab/>255<text:tab/>119<text:tab/>19<text:tab/>228<text:tab/>130<text:tab/>255<text:tab/>64<text:tab/>39<text:tab/>255<text:tab/>210<text:tab/>26<text:tab/>8<text:tab/>156<text:tab/>255<text:tab/>18<text:tab/>255<text:tab/>161<text:tab/>138<text:tab/>0<text:tab/>122<text:tab/>239<text:tab/>239<text:tab/>102<text:tab/>79<text:tab/>109<text:tab/>174<text:tab/>255<text:tab/>255<text:tab/>255<text:tab/>255<text:tab/>77<text:tab/>255<text:tab/>255<text:tab/>209<text:tab/>35<text:tab/>16<text:tab/>23<text:tab/>96<text:tab/>255<text:tab/>89<text:tab/>54<text:tab/>154<text:tab/>255<text:tab/>228<text:tab/>99<text:tab/>131<text:tab/>255<text:tab/>34<text:tab/>214<text:tab/>254<text:tab/>40<text:tab/>216<text:tab/>137<text:tab/>255<text:tab/>0<text:tab/>17<text:tab/>255<text:tab/>6<text:tab/>98<text:tab/>255<text:tab/>254<text:tab/>255<text:tab/>19<text:tab/>255<text:tab/>255<text:tab/>255<text:tab/>0<text:tab/>56<text:tab/>187<text:tab/>255<text:tab/>0<text:tab/>189<text:tab/>71<text:tab/>243<text:tab/>75<text:tab/>135<text:tab/>133<text:tab/>54<text:tab/>242<text:tab/>75<text:tab/>129<text:tab/>218<text:tab/>253<text:tab/>96<text:tab/>0<text:tab/>118<text:tab/>141<text:tab/>121<text:tab/>156<text:tab/>210<text:tab/>10<text:tab/>157<text:tab/>152<text:tab/>135<text:tab/>255<text:tab/>28<text:tab/>255<text:tab/>46<text:tab/>32<text:tab/>57<text:tab/>0<text:tab/>200<text:tab/>159<text:tab/>60<text:tab/>51<text:tab/>40<text:tab/>255<text:tab/>255<text:tab/>211<text:tab/>70<text:tab/>225<text:tab/>141<text:tab/>84<text:tab/>20<text:tab/>244<text:tab/>130<text:tab/>255<text:tab/>182<text:tab/>84<text:tab/>222<text:tab/>144<text:tab/>255<text:tab/>41<text:tab/>110<text:tab/>201<text:tab/>177<text:tab/>113<text:tab/>192<text:tab/>40<text:tab/>255<text:tab/>84<text:tab/>0<text:tab/>114<text:tab/>192<text:tab/>173<text:tab/>36<text:tab/>255<text:tab/>159<text:tab/>14<text:tab/>41<text:tab/>255<text:tab/>235<text:tab/>230<text:tab/>117<text:tab/>255<text:tab/>255<text:tab/>59<text:tab/>39<text:tab/>255<text:tab/>255<text:tab/>215<text:tab/>255<text:tab/>131<text:tab/>0<text:tab/>104<text:tab/>255<text:tab/>250<text:tab/>154<text:tab/>174<text:tab/>255<text:tab/>50<text:tab/>168<text:tab/>230<text:tab/>59<text:tab/>26<text:tab/>232<text:tab/>160<text:tab/>153<text:tab/>111<text:tab/>178<text:tab/>70<text:tab/>200<text:tab/>159<text:tab/>4<text:tab/>255<text:tab/>255<text:tab/>225<text:tab/>87<text:tab/>0<text:tab/>41<text:tab/>157<text:tab/>27<text:tab/>101<text:tab/>155<text:tab/>255<text:tab/>255<text:tab/>223<text:tab/>0<text:tab/>64<text:tab/>205<text:tab/>243<text:tab/>255<text:tab/>91<text:tab/>255<text:tab/>28<text:tab/>0<text:tab/>181<text:tab/>171<text:tab/>193<text:tab/>70<text:tab/>255<text:tab/>166<text:tab/>196<text:tab/>106<text:tab/>255<text:tab/>255<text:tab/>95<text:tab/>238<text:tab/>247<text:tab/>35<text:tab/>41<text:tab/>3<text:tab/>126<text:tab/>255<text:tab/>227<text:tab/>91<text:tab/>255<text:tab/>109<text:tab/>184<text:tab/>255<text:tab/>27<text:tab/>57<text:tab/>255<text:tab/>67<text:tab/>255<text:tab/>2<text:tab/>0<text:tab/>238<text:tab/>255<text:tab/>194<text:tab/>169<text:tab/>255<text:tab/>18<text:tab/>233<text:tab/>30<text:tab/>34<text:tab/>151<text:tab/>0<text:tab/>27<text:tab/>255<text:tab/>202<text:tab/>255<text:tab/>0<text:tab/>0<text:tab/>106<text:tab/>213<text:tab/>255<text:tab/>208<text:tab/>53<text:tab/>255<text:tab/>165<text:tab/>200<text:tab/>94<text:tab/>153<text:tab/>235<text:tab/>118<text:tab/>3<text:tab/>54<text:tab/>0<text:tab/>96<text:tab/>167<text:tab/>255<text:tab/>227<text:tab/>217<text:tab/>20<text:tab/>206<text:tab/>255<text:tab/>255<text:tab/>255<text:tab/>216<text:tab/>0<text:tab/>0<text:tab/>68<text:tab/>0<text:tab/>K</text:p>
      <text:p text:style-name="P6">21<text:tab/>255<text:tab/>255<text:tab/>144<text:tab/>0<text:tab/>0<text:tab/>61<text:tab/>0<text:tab/>0<text:tab/>0<text:tab/>118<text:tab/>94<text:tab/>0<text:tab/>81<text:tab/>95<text:tab/>255<text:tab/>238<text:tab/>255<text:tab/>33<text:tab/>0<text:tab/>0<text:tab/>0<text:tab/>219<text:tab/>0<text:tab/>0<text:tab/>0<text:tab/>0<text:tab/>0<text:tab/>0<text:tab/>0<text:tab/>0<text:tab/>255<text:tab/>236<text:tab/>152<text:tab/>0<text:tab/>255<text:tab/>255<text:tab/>66<text:tab/>255<text:tab/>255<text:tab/>255<text:tab/>255<text:tab/>181<text:tab/>46<text:tab/>255<text:tab/>233<text:tab/>255<text:tab/>116<text:tab/>0<text:tab/>0<text:tab/>0<text:tab/>255<text:tab/>69<text:tab/>255<text:tab/>255<text:tab/>255<text:tab/>255<text:tab/>180<text:tab/>140<text:tab/>255<text:tab/>50<text:tab/>255<text:tab/>255<text:tab/>0<text:tab/>0<text:tab/>255<text:tab/>255<text:tab/>255<text:tab/>255<text:tab/>255<text:tab/>255<text:tab/>255<text:tab/>123<text:tab/>255<text:tab/>128<text:tab/>255<text:tab/>255<text:tab/>0<text:tab/>255<text:tab/>0<text:tab/>0<text:tab/>228<text:tab/>148<text:tab/>255<text:tab/>255<text:tab/>238<text:tab/>166<text:tab/>251<text:tab/>255<text:tab/>255<text:tab/>245<text:tab/>255<text:tab/>255<text:tab/>255<text:tab/>223<text:tab/>35<text:tab/>0<text:tab/>219<text:tab/>255<text:tab/>66<text:tab/>255<text:tab/>255<text:tab/>255<text:tab/>255<text:tab/>255<text:tab/>255<text:tab/>255<text:tab/>202<text:tab/>215<text:tab/>255<text:tab/>15<text:tab/>0<text:tab/>0<text:tab/>255<text:tab/>26<text:tab/>255<text:tab/>53<text:tab/>255<text:tab/>222<text:tab/>137<text:tab/>183<text:tab/>116<text:tab/>255<text:tab/>255<text:tab/>255<text:tab/>255<text:tab/>15<text:tab/>94<text:tab/>0<text:tab/>255<text:tab/>255<text:tab/>251<text:tab/>255<text:tab/>255<text:tab/>255<text:tab/>18<text:tab/>255<text:tab/>255<text:tab/>105<text:tab/>255<text:tab/>225<text:tab/>255<text:tab/>255<text:tab/>0<text:tab/>0<text:tab/>255<text:tab/>255<text:tab/>255<text:tab/>255<text:tab/>255<text:tab/>255<text:tab/>255<text:tab/>255<text:tab/>255<text:tab/>219<text:tab/>12<text:tab/>255<text:tab/>255<text:tab/>255<text:tab/>0<text:tab/>0<text:tab/>154<text:tab/>255<text:tab/>0<text:tab/>0<text:tab/>0<text:tab/>17<text:tab/>0<text:tab/>0<text:tab/>0<text:tab/>0<text:tab/>0<text:tab/>0<text:tab/>8<text:tab/>0<text:tab/>255<text:tab/>113<text:tab/>255<text:tab/>255<text:tab/>0<text:tab/>0<text:tab/>0<text:tab/>0<text:tab/>0<text:tab/>0<text:tab/>95<text:tab/>74<text:tab/>0<text:tab/>235<text:tab/>65<text:tab/>0<text:tab/>255<text:tab/>255<text:tab/>255<text:tab/>255<text:tab/>255<text:tab/>255<text:tab/>255<text:tab/>6<text:tab/>255<text:tab/>43<text:tab/>255<text:tab/>215<text:tab/>255<text:tab/>255<text:tab/>15<text:tab/>255<text:tab/>127<text:tab/>0<text:tab/>255<text:tab/>255<text:tab/>255<text:tab/>255<text:tab/>255<text:tab/>255<text:tab/>255<text:tab/>255<text:tab/>149<text:tab/>255<text:tab/>65<text:tab/>255<text:tab/>255<text:tab/>255<text:tab/>0<text:tab/>0<text:tab/>217<text:tab/>255<text:tab/>255<text:tab/>255<text:tab/>255<text:tab/>255<text:tab/>255<text:tab/>143<text:tab/>255<text:tab/>255<text:tab/>143<text:tab/>255<text:tab/>88<text:tab/>242<text:tab/>0<text:tab/>0<text:tab/>255<text:tab/>255<text:tab/>255<text:tab/>9<text:tab/>255<text:tab/>255<text:tab/>255<text:soft-page-break/><text:tab/>255<text:tab/>255<text:tab/>255<text:tab/>244<text:tab/>113<text:tab/>255<text:tab/>255<text:tab/>0<text:tab/>0<text:tab/>0<text:tab/>0<text:tab/>255<text:tab/>255<text:tab/>255<text:tab/>179<text:tab/>255<text:tab/>220<text:tab/>104<text:tab/>255<text:tab/>255<text:tab/>255<text:tab/>77<text:tab/>9<text:tab/>0<text:tab/>250<text:tab/>0<text:tab/>0<text:tab/>255<text:tab/>255<text:tab/>255<text:tab/>255<text:tab/>255<text:tab/>57<text:tab/>214<text:tab/>255<text:tab/>132<text:tab/>255<text:tab/>255<text:tab/>178<text:tab/>0<text:tab/>149<text:tab/>255<text:tab/>255<text:tab/>0<text:tab/>1<text:tab/>0<text:tab/>0<text:tab/>121<text:tab/>145<text:tab/>0<text:tab/>0<text:tab/>36<text:tab/>0<text:tab/>100<text:tab/>207<text:tab/>255<text:tab/>255<text:tab/>237<text:tab/>0<text:tab/>0<text:tab/>0<text:tab/>0<text:tab/>0<text:tab/>0<text:tab/>0<text:tab/>0<text:tab/>0<text:tab/>106<text:tab/>251<text:tab/>0<text:tab/>105<text:tab/>26<text:tab/>255<text:tab/>3</text:p>
      <text:p text:style-name="P6">22<text:tab/>255<text:tab/>81<text:tab/>0<text:tab/>219<text:tab/>0<text:tab/>249<text:tab/>96<text:tab/>0<text:tab/>0<text:tab/>39<text:tab/>0<text:tab/>126<text:tab/>0<text:tab/>0<text:tab/>255<text:tab/>253<text:tab/>151<text:tab/>255<text:tab/>0<text:tab/>0<text:tab/>0<text:tab/>240<text:tab/>0<text:tab/>0<text:tab/>0<text:tab/>21<text:tab/>0<text:tab/>0<text:tab/>0<text:tab/>0<text:tab/>64<text:tab/>233<text:tab/>88<text:tab/>0<text:tab/>255<text:tab/>74<text:tab/>184<text:tab/>255<text:tab/>255<text:tab/>143<text:tab/>48<text:tab/>255<text:tab/>224<text:tab/>205<text:tab/>240<text:tab/>255<text:tab/>78<text:tab/>223<text:tab/>38<text:tab/>137<text:tab/>255<text:tab/>255<text:tab/>255<text:tab/>213<text:tab/>255<text:tab/>72<text:tab/>228<text:tab/>255<text:tab/>255<text:tab/>153<text:tab/>255<text:tab/>255<text:tab/>6<text:tab/>0<text:tab/>245<text:tab/>135<text:tab/>255<text:tab/>43<text:tab/>255<text:tab/>255<text:tab/>95<text:tab/>255<text:tab/>255<text:tab/>162<text:tab/>255<text:tab/>255<text:tab/>71<text:tab/>41<text:tab/>0<text:tab/>202<text:tab/>151<text:tab/>203<text:tab/>255<text:tab/>183<text:tab/>172<text:tab/>51<text:tab/>255<text:tab/>255<text:tab/>255<text:tab/>68<text:tab/>255<text:tab/>255<text:tab/>185<text:tab/>124<text:tab/>0<text:tab/>0<text:tab/>255<text:tab/>222<text:tab/>255<text:tab/>162<text:tab/>232<text:tab/>180<text:tab/>255<text:tab/>255<text:tab/>255<text:tab/>255<text:tab/>255<text:tab/>255<text:tab/>255<text:tab/>0<text:tab/>69<text:tab/>0<text:tab/>8<text:tab/>255<text:tab/>255<text:tab/>84<text:tab/>255<text:tab/>255<text:tab/>138<text:tab/>255<text:tab/>255<text:tab/>255<text:tab/>3<text:tab/>255<text:tab/>255<text:tab/>127<text:tab/>167<text:tab/>223<text:tab/>118<text:tab/>123<text:tab/>232<text:tab/>32<text:tab/>255<text:tab/>255<text:tab/>108<text:tab/>255<text:tab/>255<text:tab/>255<text:tab/>105<text:tab/>255<text:tab/>255<text:tab/>255<text:tab/>0<text:tab/>231<text:tab/>194<text:tab/>255<text:tab/>248<text:tab/>255<text:tab/>117<text:tab/>255<text:tab/>255<text:tab/>104<text:tab/>133<text:tab/>255<text:tab/>255<text:tab/>255<text:tab/>255<text:tab/>37<text:tab/>3<text:tab/>5<text:tab/>255<text:tab/>208<text:tab/>0<text:tab/>145<text:tab/>0<text:tab/>36<text:tab/>0<text:tab/>43<text:tab/>155<text:tab/>0<text:tab/>0<text:tab/>0<text:tab/>0<text:tab/>249<text:tab/>255<text:tab/>255<text:tab/>255<text:tab/>61<text:tab/>0<text:tab/>0<text:tab/>0<text:tab/>156<text:tab/>0<text:tab/>0<text:tab/>224<text:tab/>0<text:tab/>0<text:tab/>71<text:tab/>0<text:tab/>0<text:tab/>255<text:tab/>205<text:tab/>255<text:tab/>255<text:tab/>255<text:tab/>255<text:tab/>255<text:tab/>255<text:tab/>255<text:tab/>255<text:tab/>70<text:tab/>66<text:tab/>230<text:tab/>255<text:tab/>11<text:tab/>9<text:tab/>87<text:tab/>0<text:tab/>255<text:tab/>255<text:tab/>19<text:tab/>255<text:tab/>255<text:tab/>255<text:tab/>255<text:tab/>255<text:tab/>255<text:tab/>255<text:tab/>255<text:tab/>255<text:tab/>255<text:tab/>255<text:tab/>116<text:tab/>0<text:tab/>255<text:tab/>247<text:tab/>255<text:tab/>255<text:tab/>255<text:tab/>159<text:tab/>255<text:tab/>25<text:tab/>132<text:tab/>255<text:tab/>255<text:tab/>255<text:tab/>255<text:tab/>80<text:tab/>0<text:tab/>0<text:tab/>109<text:tab/>49<text:tab/>255<text:tab/>255<text:tab/>255<text:tab/>255<text:tab/>255<text:tab/>97<text:tab/>255<text:tab/>255<text:tab/>255<text:tab/>46<text:tab/>175<text:tab/>255<text:tab/>0<text:tab/>0<text:tab/>0<text:tab/>193<text:tab/>255<text:tab/>255<text:tab/>164<text:tab/>40<text:tab/>61<text:tab/>255<text:tab/>55<text:tab/>255<text:tab/>255<text:tab/>255<text:tab/>255<text:tab/>255<text:tab/>0<text:tab/>132<text:tab/>0<text:tab/>0<text:tab/>255<text:tab/>255<text:tab/>126<text:tab/>255<text:tab/>255<text:tab/>255<text:tab/>255<text:tab/>236<text:tab/>74<text:tab/>255<text:tab/>255<text:tab/>149<text:tab/>0<text:tab/>0<text:tab/>155<text:tab/>137<text:tab/>198<text:tab/>0<text:tab/>215<text:tab/>0<text:tab/>199<text:tab/>173<text:tab/>99<text:tab/>0<text:tab/>247<text:tab/>51<text:tab/>252<text:tab/>234<text:tab/>255<text:tab/>255<text:tab/>255<text:tab/>255<text:tab/>144<text:tab/>0<text:tab/>0<text:tab/>0<text:tab/>0<text:tab/>0<text:tab/>0<text:tab/>0<text:tab/>0<text:tab/>0<text:tab/>10<text:tab/>92<text:tab/>28<text:tab/>255<text:tab/>3</text:p>
      <text:p text:style-name="P6">23<text:tab/>255<text:tab/>255<text:tab/>198<text:tab/>168<text:tab/>117<text:tab/>0<text:tab/>253<text:tab/>45<text:tab/>0<text:tab/>212<text:tab/>0<text:tab/>25<text:tab/>0<text:tab/>75<text:tab/>87<text:tab/>104<text:tab/>124<text:tab/>115<text:tab/>145<text:tab/>25<text:tab/>0<text:tab/>106<text:tab/>0<text:tab/>230<text:tab/>233<text:tab/>76<text:tab/>0<text:tab/>0<text:tab/>0<text:tab/>35<text:tab/>37<text:tab/>255<text:tab/>0<text:tab/>0<text:tab/>227<text:tab/>158<text:tab/>96<text:tab/>112<text:tab/>255<text:tab/>143<text:tab/>255<text:tab/>248<text:tab/>255<text:tab/>44<text:tab/>255<text:tab/>255<text:tab/>117<text:tab/>234<text:tab/>0<text:tab/>0<text:tab/>147<text:tab/>255<text:tab/>186<text:tab/>255<text:tab/>255<text:tab/>28<text:tab/>255<text:tab/>255<text:tab/>255<text:tab/>255<text:tab/>255<text:tab/>16<text:tab/>0<text:tab/>0<text:tab/>57<text:tab/>255<text:tab/>251<text:tab/>255<text:tab/>35<text:tab/>255<text:tab/>255<text:tab/>255<text:tab/>255<text:tab/>255<text:tab/>55<text:tab/>255<text:tab/>255<text:tab/>255<text:tab/>81<text:tab/>0<text:tab/>255<text:tab/>186<text:tab/>189<text:tab/>21<text:tab/>255<text:tab/>143<text:tab/>255<text:tab/>255<text:tab/>76<text:tab/>255<text:tab/>255<text:tab/>255<text:tab/>255<text:tab/>177<text:tab/>0<text:tab/>0<text:tab/>255<text:tab/>10<text:tab/>123<text:tab/>11<text:tab/>183<text:tab/>162<text:tab/>73<text:tab/>89<text:tab/>255<text:tab/>255<text:tab/>255<text:tab/>255<text:tab/>255<text:tab/>81<text:tab/>0<text:tab/>0<text:tab/>255<text:tab/>255<text:tab/>224<text:tab/>157<text:tab/>255<text:tab/>255<text:tab/>24<text:tab/>255<text:tab/>255<text:tab/>255<text:tab/>153<text:tab/>46<text:tab/>184<text:tab/>246<text:tab/>0<text:tab/>0<text:tab/>226<text:tab/>255<text:tab/>113<text:tab/>255<text:tab/>35<text:tab/>255<text:tab/>102<text:tab/>181<text:tab/>107<text:tab/>62<text:tab/>127<text:tab/>219<text:tab/>255<text:tab/>255<text:tab/>137<text:tab/>0<text:tab/>236<text:tab/>248<text:tab/>255<text:tab/>255<text:tab/>255<text:tab/>133<text:tab/>255<text:tab/>255<text:tab/>201<text:tab/>115<text:tab/>103<text:tab/>189<text:tab/>236<text:tab/>31<text:tab/>249<text:tab/>46<text:tab/>158<text:tab/>255<text:tab/>247<text:tab/>0<text:tab/>149<text:tab/>0<text:tab/>98<text:tab/>133<text:tab/>0<text:tab/>0<text:tab/>0<text:tab/>112<text:tab/>0<text:tab/>1<text:tab/>255<text:tab/>255<text:tab/>255<text:tab/>21<text:tab/>0<text:tab/>0<text:tab/>0<text:tab/>100<text:tab/>253<text:tab/>0<text:tab/>209<text:tab/>35<text:tab/>0<text:tab/>84<text:tab/>229<text:tab/>0<text:tab/>255<text:tab/>255<text:tab/>255<text:tab/>87<text:tab/>255<text:tab/>255<text:tab/>51<text:tab/>119<text:tab/>255<text:tab/>34<text:tab/>146<text:tab/>21<text:tab/>255<text:tab/>234<text:tab/>86<text:tab/>255<text:tab/>0<text:tab/>0<text:tab/>255<text:tab/>231<text:tab/>159<text:tab/>255<text:tab/>255<text:tab/>247<text:tab/>255<text:tab/>255<text:tab/>255<text:tab/>37<text:tab/>255<text:tab/>29<text:tab/>255<text:tab/>12<text:tab/>159<text:tab/>174<text:tab/>255<text:tab/>255<text:tab/>255<text:tab/>145<text:tab/>255<text:tab/>255<text:tab/>255<text:tab/>255<text:tab/>255<text:tab/>255<text:tab/>4<text:tab/>210<text:tab/>255<text:tab/>255<text:tab/>18<text:tab/>145<text:tab/>64<text:tab/>255<text:tab/>206<text:tab/>31<text:tab/>200<text:tab/>255<text:tab/>255<text:tab/>255<text:tab/>135<text:tab/>220<text:tab/>3<text:tab/>62<text:tab/>5<text:tab/>193<text:tab/>80<text:tab/>159<text:tab/>0<text:tab/>0<text:tab/>255<text:tab/>154<text:tab/>115<text:tab/>100<text:tab/>80<text:tab/>255<text:tab/>255<text:tab/>255<text:tab/>255<text:tab/>255<text:tab/>255<text:tab/>23<text:tab/>0<text:tab/>0<text:tab/>67<text:soft-page-break/><text:tab/>129<text:tab/>52<text:tab/>76<text:tab/>255<text:tab/>210<text:tab/>255<text:tab/>21<text:tab/>255<text:tab/>58<text:tab/>98<text:tab/>222<text:tab/>255<text:tab/>143<text:tab/>28<text:tab/>2<text:tab/>120<text:tab/>255<text:tab/>0<text:tab/>0<text:tab/>97<text:tab/>160<text:tab/>0<text:tab/>0<text:tab/>81<text:tab/>0<text:tab/>0<text:tab/>0<text:tab/>220<text:tab/>33<text:tab/>64<text:tab/>95<text:tab/>192<text:tab/>213<text:tab/>201<text:tab/>226<text:tab/>0<text:tab/>0<text:tab/>15<text:tab/>0<text:tab/>0<text:tab/>0<text:tab/>0<text:tab/>53<text:tab/>146<text:tab/>0<text:tab/>255<text:tab/>255<text:tab/>3</text:p>
      <text:p text:style-name="P6">24<text:tab/>31<text:tab/>255<text:tab/>215<text:tab/>0<text:tab/>182<text:tab/>0<text:tab/>0<text:tab/>174<text:tab/>144<text:tab/>200<text:tab/>74<text:tab/>109<text:tab/>0<text:tab/>0<text:tab/>157<text:tab/>18<text:tab/>36<text:tab/>115<text:tab/>0<text:tab/>101<text:tab/>105<text:tab/>118<text:tab/>104<text:tab/>0<text:tab/>175<text:tab/>0<text:tab/>0<text:tab/>0<text:tab/>45<text:tab/>86<text:tab/>38<text:tab/>118<text:tab/>0<text:tab/>0<text:tab/>100<text:tab/>255<text:tab/>255<text:tab/>172<text:tab/>142<text:tab/>41<text:tab/>255<text:tab/>64<text:tab/>255<text:tab/>255<text:tab/>153<text:tab/>38<text:tab/>0<text:tab/>0<text:tab/>6<text:tab/>0<text:tab/>19<text:tab/>147<text:tab/>10<text:tab/>5<text:tab/>239<text:tab/>255<text:tab/>157<text:tab/>255<text:tab/>61<text:tab/>255<text:tab/>255<text:tab/>255<text:tab/>147<text:tab/>132<text:tab/>180<text:tab/>219<text:tab/>157<text:tab/>85<text:tab/>225<text:tab/>252<text:tab/>116<text:tab/>255<text:tab/>151<text:tab/>255<text:tab/>255<text:tab/>255<text:tab/>52<text:tab/>111<text:tab/>255<text:tab/>255<text:tab/>121<text:tab/>44<text:tab/>255<text:tab/>255<text:tab/>215<text:tab/>252<text:tab/>4<text:tab/>102<text:tab/>255<text:tab/>255<text:tab/>255<text:tab/>255<text:tab/>157<text:tab/>255<text:tab/>67<text:tab/>112<text:tab/>255<text:tab/>255<text:tab/>15<text:tab/>117<text:tab/>194<text:tab/>255<text:tab/>50<text:tab/>173<text:tab/>74<text:tab/>177<text:tab/>255<text:tab/>150<text:tab/>255<text:tab/>223<text:tab/>107<text:tab/>183<text:tab/>3<text:tab/>183<text:tab/>92<text:tab/>218<text:tab/>255<text:tab/>255<text:tab/>42<text:tab/>157<text:tab/>255<text:tab/>255<text:tab/>255<text:tab/>236<text:tab/>115<text:tab/>16<text:tab/>0<text:tab/>103<text:tab/>255<text:tab/>169<text:tab/>255<text:tab/>154<text:tab/>255<text:tab/>158<text:tab/>255<text:tab/>255<text:tab/>79<text:tab/>182<text:tab/>255<text:tab/>151<text:tab/>255<text:tab/>208<text:tab/>0<text:tab/>127<text:tab/>170<text:tab/>152<text:tab/>170<text:tab/>48<text:tab/>4<text:tab/>237<text:tab/>255<text:tab/>242<text:tab/>223<text:tab/>111<text:tab/>117<text:tab/>255<text:tab/>255<text:tab/>22<text:tab/>67<text:tab/>152<text:tab/>255<text:tab/>255<text:tab/>0<text:tab/>239<text:tab/>0<text:tab/>106<text:tab/>0<text:tab/>249<text:tab/>165<text:tab/>0<text:tab/>238<text:tab/>226<text:tab/>0<text:tab/>48<text:tab/>36<text:tab/>255<text:tab/>123<text:tab/>85<text:tab/>0<text:tab/>96<text:tab/>218<text:tab/>158<text:tab/>255<text:tab/>43<text:tab/>69<text:tab/>0<text:tab/>0<text:tab/>175<text:tab/>185<text:tab/>249<text:tab/>44<text:tab/>91<text:tab/>156<text:tab/>177<text:tab/>237<text:tab/>255<text:tab/>76<text:tab/>155<text:tab/>255<text:tab/>255<text:tab/>255<text:tab/>255<text:tab/>255<text:tab/>70<text:tab/>10<text:tab/>218<text:tab/>12<text:tab/>0<text:tab/>255<text:tab/>255<text:tab/>255<text:tab/>90<text:tab/>94<text:tab/>255<text:tab/>131<text:tab/>124<text:tab/>209<text:tab/>255<text:tab/>200<text:tab/>33<text:tab/>114<text:tab/>162<text:tab/>0<text:tab/>0<text:tab/>73<text:tab/>255<text:tab/>243<text:tab/>160<text:tab/>255<text:tab/>255<text:tab/>255<text:tab/>255<text:tab/>174<text:tab/>255<text:tab/>245<text:tab/>73<text:tab/>255<text:tab/>108<text:tab/>0<text:tab/>57<text:tab/>68<text:tab/>255<text:tab/>164<text:tab/>51<text:tab/>164<text:tab/>243<text:tab/>228<text:tab/>255<text:tab/>255<text:tab/>255<text:tab/>100<text:tab/>26<text:tab/>36<text:tab/>255<text:tab/>0<text:tab/>113<text:tab/>168<text:tab/>98<text:tab/>5<text:tab/>89<text:tab/>255<text:tab/>255<text:tab/>255<text:tab/>255<text:tab/>177<text:tab/>238<text:tab/>38<text:tab/>255<text:tab/>36<text:tab/>253<text:tab/>27<text:tab/>141<text:tab/>75<text:tab/>0<text:tab/>255<text:tab/>255<text:tab/>241<text:tab/>231<text:tab/>170<text:tab/>255<text:tab/>177<text:tab/>255<text:tab/>255<text:tab/>111<text:tab/>255<text:tab/>255<text:tab/>0<text:tab/>0<text:tab/>122<text:tab/>54<text:tab/>0<text:tab/>22<text:tab/>0<text:tab/>255<text:tab/>193<text:tab/>0<text:tab/>138<text:tab/>0<text:tab/>110<text:tab/>0<text:tab/>0<text:tab/>205<text:tab/>190<text:tab/>165<text:tab/>255<text:tab/>23<text:tab/>0<text:tab/>0<text:tab/>0<text:tab/>0<text:tab/>11<text:tab/>0<text:tab/>59<text:tab/>0<text:tab/>69<text:tab/>0<text:tab/>0<text:tab/>0<text:tab/>83<text:tab/>227<text:tab/>3</text:p>
      <text:p text:style-name="P6">25<text:tab/>59<text:tab/>71<text:tab/>0<text:tab/>0<text:tab/>38<text:tab/>49<text:tab/>197<text:tab/>0<text:tab/>0<text:tab/>32<text:tab/>161<text:tab/>89<text:tab/>137<text:tab/>165<text:tab/>59<text:tab/>255<text:tab/>18<text:tab/>139<text:tab/>231<text:tab/>0<text:tab/>0<text:tab/>10<text:tab/>1<text:tab/>0<text:tab/>195<text:tab/>66<text:tab/>0<text:tab/>0<text:tab/>117<text:tab/>41<text:tab/>255<text:tab/>255<text:tab/>20<text:tab/>0<text:tab/>72<text:tab/>222<text:tab/>255<text:tab/>111<text:tab/>110<text:tab/>174<text:tab/>114<text:tab/>81<text:tab/>23<text:tab/>83<text:tab/>51<text:tab/>255<text:tab/>0<text:tab/>203<text:tab/>135<text:tab/>0<text:tab/>255<text:tab/>54<text:tab/>219<text:tab/>33<text:tab/>255<text:tab/>138<text:tab/>169<text:tab/>174<text:tab/>255<text:tab/>40<text:tab/>86<text:tab/>255<text:tab/>0<text:tab/>198<text:tab/>14<text:tab/>255<text:tab/>255<text:tab/>31<text:tab/>33<text:tab/>255<text:tab/>252<text:tab/>174<text:tab/>65<text:tab/>171<text:tab/>92<text:tab/>255<text:tab/>195<text:tab/>54<text:tab/>0<text:tab/>221<text:tab/>252<text:tab/>255<text:tab/>52<text:tab/>101<text:tab/>255<text:tab/>31<text:tab/>57<text:tab/>21<text:tab/>163<text:tab/>255<text:tab/>255<text:tab/>255<text:tab/>65<text:tab/>255<text:tab/>179<text:tab/>245<text:tab/>149<text:tab/>255<text:tab/>96<text:tab/>248<text:tab/>218<text:tab/>119<text:tab/>216<text:tab/>245<text:tab/>255<text:tab/>42<text:tab/>173<text:tab/>255<text:tab/>42<text:tab/>46<text:tab/>64<text:tab/>0<text:tab/>106<text:tab/>212<text:tab/>139<text:tab/>234<text:tab/>157<text:tab/>104<text:tab/>255<text:tab/>1<text:tab/>32<text:tab/>66<text:tab/>89<text:tab/>255<text:tab/>27<text:tab/>255<text:tab/>0<text:tab/>16<text:tab/>126<text:tab/>255<text:tab/>255<text:tab/>255<text:tab/>230<text:tab/>192<text:tab/>125<text:tab/>60<text:tab/>151<text:tab/>255<text:tab/>87<text:tab/>153<text:tab/>130<text:tab/>134<text:tab/>229<text:tab/>138<text:tab/>255<text:tab/>255<text:tab/>188<text:tab/>63<text:tab/>23<text:tab/>118<text:tab/>223<text:tab/>149<text:tab/>222<text:tab/>255<text:tab/>96<text:tab/>75<text:tab/>255<text:tab/>255<text:tab/>103<text:tab/>75<text:tab/>53<text:tab/>116<text:tab/>42<text:tab/>26<text:tab/>48<text:tab/>0<text:tab/>247<text:tab/>69<text:tab/>0<text:tab/>213<text:tab/>244<text:tab/>18<text:tab/>5<text:tab/>71<text:tab/>38<text:tab/>255<text:tab/>254<text:tab/>61<text:tab/>0<text:tab/>240<text:tab/>0<text:tab/>70<text:tab/>143<text:tab/>0<text:tab/>0<text:tab/>202<text:tab/>151<text:tab/>206<text:tab/>0<text:tab/>0<text:tab/>135<text:tab/>33<text:tab/>184<text:tab/>41<text:tab/>255<text:tab/>20<text:tab/>165<text:tab/>38<text:tab/>71<text:tab/>255<text:tab/>55<text:tab/>73<text:tab/>255<text:tab/>212<text:tab/>114<text:tab/>81<text:tab/>0<text:tab/>92<text:tab/>255<text:tab/>241<text:tab/>73<text:tab/>255<text:tab/>21<text:tab/>70<text:tab/>118<text:tab/>255<text:tab/>232<text:tab/>66<text:tab/>171<text:tab/>70<text:tab/>255<text:tab/>255<text:tab/>234<text:tab/>207<text:tab/>255<text:tab/>86<text:tab/>255<text:tab/>255<text:tab/>105<text:tab/>255<text:tab/>82<text:tab/>208<text:tab/>217<text:tab/>209<text:tab/>255<text:tab/>213<text:tab/>96<text:tab/>44<text:tab/>172<text:tab/>0<text:tab/>38<text:tab/>255<text:tab/>134<text:tab/>255<text:tab/>11<text:tab/>50<text:tab/>218<text:tab/>255<text:tab/>58<text:tab/>255<text:tab/>184<text:tab/>216<text:tab/>236<text:tab/>255<text:tab/>0<text:tab/>42<text:tab/>0<text:tab/>237<text:tab/>189<text:tab/>255<text:tab/>44<text:tab/>17<text:tab/>197<text:tab/>255<text:tab/>187<text:tab/>255<text:tab/>255<text:tab/>255<text:tab/>6<text:tab/>224<text:tab/>189<text:tab/>195<text:tab/>229<text:tab/>233<text:tab/>157<text:tab/>130<text:tab/>229<text:tab/>58<text:tab/>33<text:tab/>246<text:tab/>69<text:tab/>101<text:tab/>121<text:tab/>255<text:tab/>21<text:tab/>13<text:tab/>85<text:tab/>69<text:tab/>130<text:tab/>159<text:tab/>247<text:tab/>0<text:tab/>136<text:tab/>70<text:tab/>160<text:tab/>0<text:tab/>70<text:tab/>131<text:tab/>31<text:soft-page-break/><text:tab/>117<text:tab/>227<text:tab/>100<text:tab/>135<text:tab/>132<text:tab/>12<text:tab/>166<text:tab/>237<text:tab/>255<text:tab/>0<text:tab/>0<text:tab/>48<text:tab/>0<text:tab/>0<text:tab/>0<text:tab/>7<text:tab/>0<text:tab/>127<text:tab/>0<text:tab/>0<text:tab/>211<text:tab/>3</text:p>
      <text:p text:style-name="P6">26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-S</text:p>
      <text:p text:style-name="P6">27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-S</text:p>
      <text:p text:style-name="P6"><text:soft-page-break/>28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O-S</text:p>
      <text:p text:style-name="P6">29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O-S</text:p>
      <text:p text:style-name="P6">3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soft-page-break/>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O-S</text:p>
      <text:p text:style-name="P6">31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O-S</text:p>
      <text:p text:style-name="P6">32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soft-page-break/>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O-S</text:p>
      <text:p text:style-name="P6">33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O-S</text:p>
      <text:p text:style-name="P6">34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soft-page-break/>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O-S</text:p>
      <text:p text:style-name="P6">3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O-S</text:p>
      <text:p text:style-name="P6">36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soft-page-break/>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37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38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soft-page-break/>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39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40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tab/>255<text:soft-page-break/>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41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42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soft-page-break/>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S-A</text:p>
      <text:p text:style-name="P6">43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0<text:tab/>0<text:tab/>0<text:tab/>0<text:tab/>0<text:tab/>0<text:tab/>255<text:tab/>255<text:tab/>0<text:tab/>0<text:tab/>0<text:tab/>0<text:tab/>255<text:tab/>255<text:tab/>255<text:tab/>255<text:tab/>0<text:tab/>0<text:tab/>0<text:tab/>0<text:tab/>0<text:tab/>0<text:tab/>255<text:tab/>255<text:tab/>0<text:tab/>0<text:tab/>S-A</text:p>
      <text:p text:style-name="P6">44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255<text:tab/>255<text:tab/>255<text:tab/>255<text:tab/>0<text:tab/>0<text:soft-page-break/><text:tab/>0<text:tab/>0<text:tab/>0<text:tab/>0<text:tab/>0<text:tab/>0<text:tab/>0<text:tab/>0<text:tab/>0<text:tab/>0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S-A</text:p>
      <text:p text:style-name="P6">4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S-A</text:p>
      <text:p text:style-name="P6">46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soft-page-break/>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A-K</text:p>
      <text:p text:style-name="P6">47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48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soft-page-break/>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49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0<text:tab/>0<text:tab/>255<text:tab/>255<text:tab/>255<text:tab/>255<text:tab/>0<text:tab/>0<text:tab/>255<text:tab/>255<text:tab/>255<text:tab/>255<text:tab/>0<text:tab/>0<text:tab/>255<text:tab/>255<text:tab/>0<text:tab/>0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50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0<text:tab/>0<text:tab/>255<text:tab/>255<text:tab/>255<text:tab/>255<text:tab/>0<text:tab/>0<text:tab/>255<text:tab/>255<text:tab/>255<text:tab/>255<text:tab/>0<text:tab/>0<text:tab/>255<text:tab/>255<text:tab/>0<text:tab/>0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soft-page-break/>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51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52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0<text:tab/>0<text:tab/>255<text:tab/>255<text:tab/>255<text:tab/>255<text:tab/>255<text:tab/>255<text:tab/>0<text:tab/>0<text:tab/>255<text:tab/>255<text:tab/>0<text:tab/>0<text:tab/>255<text:tab/>255<text:tab/>0<text:tab/>0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soft-page-break/><text:tab/>255<text:tab/>255<text:tab/>255<text:tab/>255<text:tab/>255<text:tab/>255<text:tab/>255<text:tab/>255<text:tab/>A-K</text:p>
      <text:p text:style-name="P6">53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54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A-K</text:p>
      <text:p text:style-name="P6">55<text:tab/>0<text:tab/>0<text:tab/>255<text:tab/>255<text:tab/>255<text:tab/>255<text:tab/>255<text:tab/>255<text:tab/>255<text:tab/>255<text:tab/>0<text:tab/>0<text:tab/>0<text:soft-page-break/>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A-K</text:p>
      <text:p text:style-name="P6">56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K-3</text:p>
      <text:p text:style-name="P6">57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soft-page-break/>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K-3</text:p>
      <text:p text:style-name="P6">58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0<text:tab/>0<text:tab/>255<text:tab/>255<text:tab/>0<text:tab/>0<text:tab/>255<text:tab/>255<text:tab/>0<text:tab/>0<text:tab/>255<text:tab/>255<text:tab/>255<text:tab/>255<text:tab/>255<text:tab/>255<text:tab/>0<text:tab/>0<text:tab/>255<text:tab/>255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0<text:tab/>0<text:tab/>255<text:tab/>255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0<text:tab/>0<text:tab/>255<text:tab/>255<text:tab/>255<text:tab/>255<text:tab/>0<text:tab/>0<text:tab/>0<text:tab/>0<text:tab/>255<text:tab/>255<text:tab/>255<text:tab/>255<text:tab/>255<text:tab/>255<text:tab/>255<text:tab/>255<text:tab/>0<text:tab/>0<text:tab/>255<text:tab/>255<text:tab/>0<text:tab/>0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K-3</text:p>
      <text:p text:style-name="P6">59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soft-page-break/>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0<text:tab/>0<text:tab/>255<text:tab/>255<text:tab/>255<text:tab/>255<text:tab/>255<text:tab/>255<text:tab/>0<text:tab/>0<text:tab/>255<text:tab/>255<text:tab/>0<text:tab/>0<text:tab/>255<text:tab/>255<text:tab/>0<text:tab/>0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K-3</text:p>
      <text:p text:style-name="P6">6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K-3</text:p>
      <text:p text:style-name="P6">61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soft-page-break/>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K-3</text:p>
      <text:p text:style-name="P6">62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0<text:tab/>0<text:tab/>255<text:tab/>255<text:tab/>255<text:tab/>255<text:tab/>255<text:tab/>255<text:tab/>0<text:tab/>0<text:tab/>0<text:tab/>0<text:tab/>0<text:tab/>0<text:tab/>0<text:tab/>0<text:tab/>0<text:tab/>0<text:tab/>255<text:tab/>255<text:tab/>K-3</text:p>
      <text:p text:style-name="P6">63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soft-page-break/>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K-3</text:p>
      <text:p text:style-name="P6">64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K-3</text:p>
      <text:p text:style-name="P6">65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soft-page-break/>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K-3</text:p>
      <text:p text:style-name="P6">66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3-O</text:p>
      <text:p text:style-name="P6">67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soft-page-break/>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68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0<text:tab/>0<text:tab/>0<text:tab/>0<text:tab/>0<text:tab/>0<text:tab/>0<text:tab/>0<text:tab/>0<text:tab/>0<text:tab/>255<text:tab/>255<text:tab/>255<text:tab/>255<text:tab/>0<text:tab/>0<text:tab/>0<text:tab/>0<text:tab/>0<text:tab/>0<text:tab/>0<text:tab/>0<text:tab/>0<text:tab/>0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69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0<text:tab/>0<text:tab/>0<text:tab/>0<text:tab/>0<text:tab/>0<text:tab/>255<text:tab/>255<text:tab/>255<text:tab/>255<text:tab/>255<text:tab/>255<text:tab/>255<text:tab/>255<text:tab/>255<text:tab/>255<text:tab/>0<text:tab/>0<text:tab/>0<text:tab/>0<text:tab/>0<text:tab/>0<text:tab/>255<text:tab/>255<text:tab/>255<text:tab/>255<text:tab/>255<text:soft-page-break/>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0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1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soft-page-break/>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2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3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soft-page-break/>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4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255<text:tab/>255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  <text:p text:style-name="P6">7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255<text:tab/>255<text:tab/>0<text:tab/>0<text:tab/>255<text:tab/>255<text:tab/>255<text:tab/>255<text:tab/>255<text:tab/>255<text:tab/>255<text:tab/>255<text:tab/>0<text:tab/>0<text:tab/>255<text:tab/>255<text:tab/>255<text:tab/>255<text:tab/>0<text:tab/>0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0<text:tab/>0<text:tab/>255<text:tab/>255<text:tab/>255<text:tab/>255<text:tab/>255<text:tab/>255<text:tab/>255<text:tab/>255<text:tab/>255<text:tab/>255<text:tab/>255<text:tab/>255<text:tab/>0<text:tab/>0<text:tab/>255<text:tab/>255<text:tab/>0<text:tab/>0<text:tab/>255<text:tab/>255<text:tab/>255<text:tab/>255<text:tab/>255<text:tab/>255<text:tab/>255<text:tab/>255<text:tab/>0<text:tab/>0<text:tab/>255<text:tab/>255<text:tab/>255<text:soft-page-break/><text:tab/>255<text:tab/>0<text:tab/>0<text:tab/>255<text:tab/>255<text:tab/>255<text:tab/>255<text:tab/>255<text:tab/>255<text:tab/>255<text:tab/>255<text:tab/>0<text:tab/>0<text:tab/>255<text:tab/>255<text:tab/>255<text:tab/>255<text:tab/>255<text:tab/>255<text:tab/>0<text:tab/>0<text:tab/>0<text:tab/>0<text:tab/>0<text:tab/>0<text:tab/>0<text:tab/>0<text:tab/>255<text:tab/>255<text:tab/>255<text:tab/>255<text:tab/>255<text:tab/>255<text:tab/>255<text:tab/>255<text:tab/>0<text:tab/>0<text:tab/>0<text:tab/>0<text:tab/>0<text:tab/>0<text:tab/>0<text:tab/>0<text:tab/>255<text:tab/>255<text:tab/>255<text:tab/>255<text:tab/>3-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03:29.203000000</meta:creation-date>
    <dc:date>2017-11-27T13:46:20.203000000</dc:date>
    <meta:editing-duration>PT27M39S</meta:editing-duration>
    <meta:editing-cycles>2</meta:editing-cycles>
    <meta:generator>LibreOffice/4.1.3.2$Windows_x86 LibreOffice_project/70feb7d99726f064edab4605a8ab840c50ec57a</meta:generator>
    <meta:document-statistic meta:table-count="0" meta:image-count="5" meta:object-count="0" meta:page-count="80" meta:paragraph-count="259" meta:word-count="47281" meta:character-count="159996" meta:non-whitespace-character-count="112974"/>
  </office:meta>
</office:document-meta>
</file>